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bangla54" svg:font-family="bangla54" style:font-pitch="variable"/>
    <style:font-face style:name="bangla58" svg:font-family="bangla58" style:font-pitch="variable"/>
    <style:font-face style:name="binary_vertical_u5c2" svg:font-family="binary_vertical_u5c2" style:font-pitch="variable"/>
    <style:font-face style:name="guz54" svg:font-family="guz54" style:font-pitch="variable"/>
    <style:font-face style:name="guz58" svg:font-family="guz58" style:font-pitch="variable"/>
    <style:font-face style:name="hin54" svg:font-family="hin54" style:font-pitch="variable"/>
    <style:font-face style:name="hin58" svg:font-family="hin58" style:font-pitch="variable"/>
    <style:font-face style:name="kannada54" svg:font-family="kannada54" style:font-pitch="variable"/>
    <style:font-face style:name="kannada58" svg:font-family="kannada58" style:font-pitch="variable"/>
    <style:font-face style:name="mlyalm54" svg:font-family="mlyalm54" style:font-pitch="variable"/>
    <style:font-face style:name="mlyalm58" svg:font-family="mlyalm58" style:font-pitch="variable"/>
    <style:font-face style:name="odia54" svg:font-family="odia54" style:font-pitch="variable"/>
    <style:font-face style:name="odia58" svg:font-family="odia58" style:font-pitch="variable"/>
    <style:font-face style:name="pnzabi54" svg:font-family="pnzabi54" style:font-pitch="variable"/>
    <style:font-face style:name="pnzabi54mukta" svg:font-family="pnzabi54mukta" style:font-pitch="variable"/>
    <style:font-face style:name="pnzabi58" svg:font-family="pnzabi58" style:font-pitch="variable"/>
    <style:font-face style:name="pnzabi58mukta" svg:font-family="pnzabi58mukta" style:font-pitch="variable"/>
    <style:font-face style:name="telugu54" svg:font-family="telugu54" style:font-pitch="variable"/>
    <style:font-face style:name="telugu54baloo" svg:font-family="telugu54baloo" style:font-pitch="variable"/>
    <style:font-face style:name="telugu58" svg:font-family="telugu58" style:font-pitch="variable"/>
    <style:font-face style:name="telugu58baloo" svg:font-family="telugu58baloo" style:font-pitch="variable"/>
    <style:font-face style:name="tmil54" svg:font-family="tmil54" style:font-pitch="variable"/>
    <style:font-face style:name="tmil54muktamalar" svg:font-family="tmil54muktamalar" style:font-pitch="variable"/>
    <style:font-face style:name="tmil58" svg:font-family="tmil58" style:font-pitch="variable"/>
    <style:font-face style:name="tmil58muktamalar" svg:font-family="tmil58muktamalar" style:font-pitch="variable"/>
    <style:font-face style:name="Liberation Sans" svg:font-family="'Liberation Sans'" style:font-family-generic="swiss" style:font-pitch="variable"/>
    <style:font-face style:name="hin54notosans" svg:font-family="hin54notosans" style:font-family-generic="swiss" style:font-pitch="variable"/>
    <style:font-face style:name="hin58notosans" svg:font-family="hin58notosans" style:font-family-generic="swiss" style:font-pitch="variable"/>
    <style:font-face style:name="kannada54notosans" svg:font-family="kannada54notosans" style:font-family-generic="swiss" style:font-pitch="variable"/>
    <style:font-face style:name="kannada58notosans" svg:font-family="kannada58notosans" style:font-family-generic="swiss" style:font-pitch="variable"/>
    <style:font-face style:name="mlyalm54notosans" svg:font-family="mlyalm54notosans" style:font-family-generic="swiss" style:font-pitch="variable"/>
    <style:font-face style:name="mlyalm58notosans" svg:font-family="mlyalm58notosans" style:font-family-generic="swiss" style:font-pitch="variable"/>
    <style:font-face style:name="tmil54notosans" svg:font-family="tmil54notosans" style:font-family-generic="swiss" style:font-pitch="variable"/>
    <style:font-face style:name="tmil58notosans" svg:font-family="tmil58notosans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98in"/>
    </style:style>
    <style:style style:name="co3" style:family="table-column">
      <style:table-column-properties fo:break-before="auto" style:column-width="3.7846in"/>
    </style:style>
    <style:style style:name="co4" style:family="table-column">
      <style:table-column-properties fo:break-before="auto" style:column-width="3.1945in"/>
    </style:style>
    <style:style style:name="co5" style:family="table-column">
      <style:table-column-properties fo:break-before="auto" style:column-width="5.3319in"/>
    </style:style>
    <style:style style:name="co6" style:family="table-column">
      <style:table-column-properties fo:break-before="auto" style:column-width="3.6701in"/>
    </style:style>
    <style:style style:name="co7" style:family="table-column">
      <style:table-column-properties fo:break-before="auto" style:column-width="4.0346in"/>
    </style:style>
    <style:style style:name="co8" style:family="table-column">
      <style:table-column-properties fo:break-before="auto" style:column-width="4.5492in"/>
    </style:style>
    <style:style style:name="co9" style:family="table-column">
      <style:table-column-properties fo:break-before="auto" style:column-width="4.5382in"/>
    </style:style>
    <style:style style:name="co10" style:family="table-column">
      <style:table-column-properties fo:break-before="auto" style:column-width="4.1634in"/>
    </style:style>
    <style:style style:name="co11" style:family="table-column">
      <style:table-column-properties fo:break-before="auto" style:column-width="0.3571in"/>
    </style:style>
    <style:style style:name="co12" style:family="table-column">
      <style:table-column-properties fo:break-before="auto" style:column-width="0.7862in"/>
    </style:style>
    <style:style style:name="co13" style:family="table-column">
      <style:table-column-properties fo:break-before="auto" style:column-width="0.6783in"/>
    </style:style>
    <style:style style:name="co14" style:family="table-column">
      <style:table-column-properties fo:break-before="auto" style:column-width="0.4in"/>
    </style:style>
    <style:style style:name="co15" style:family="table-column">
      <style:table-column-properties fo:break-before="auto" style:column-width="0.8071in"/>
    </style:style>
    <style:style style:name="co16" style:family="table-column">
      <style:table-column-properties fo:break-before="auto" style:column-width="1.1717in"/>
    </style:style>
    <style:style style:name="co17" style:family="table-column">
      <style:table-column-properties fo:break-before="auto" style:column-width="2.0618in"/>
    </style:style>
    <style:style style:name="co18" style:family="table-column">
      <style:table-column-properties fo:break-before="auto" style:column-width="1.9008in"/>
    </style:style>
    <style:style style:name="co19" style:family="table-column">
      <style:table-column-properties fo:break-before="auto" style:column-width="2.1902in"/>
    </style:style>
    <style:style style:name="co20" style:family="table-column">
      <style:table-column-properties fo:break-before="auto" style:column-width="2.0189in"/>
    </style:style>
    <style:style style:name="co21" style:family="table-column">
      <style:table-column-properties fo:break-before="auto" style:column-width="2.3835in"/>
    </style:style>
    <style:style style:name="co22" style:family="table-column">
      <style:table-column-properties fo:break-before="auto" style:column-width="2.1689in"/>
    </style:style>
    <style:style style:name="co23" style:family="table-column">
      <style:table-column-properties fo:break-before="auto" style:column-width="2.5445in"/>
    </style:style>
    <style:style style:name="co24" style:family="table-column">
      <style:table-column-properties fo:break-before="auto" style:column-width="2.3728in"/>
    </style:style>
    <style:style style:name="co25" style:family="table-column">
      <style:table-column-properties fo:break-before="auto" style:column-width="2.4583in"/>
    </style:style>
    <style:style style:name="co26" style:family="table-column">
      <style:table-column-properties fo:break-before="auto" style:column-width="2.222in"/>
    </style:style>
    <style:style style:name="co27" style:family="table-column">
      <style:table-column-properties fo:break-before="auto" style:column-width="2.748in"/>
    </style:style>
    <style:style style:name="co28" style:family="table-column">
      <style:table-column-properties fo:break-before="auto" style:column-width="2.448in"/>
    </style:style>
    <style:style style:name="co29" style:family="table-column">
      <style:table-column-properties fo:break-before="auto" style:column-width="2.0835in"/>
    </style:style>
    <style:style style:name="co30" style:family="table-column">
      <style:table-column-properties fo:break-before="auto" style:column-width="1.8575in"/>
    </style:style>
    <style:style style:name="co31" style:family="table-column">
      <style:table-column-properties fo:break-before="auto" style:column-width="2.4693in"/>
    </style:style>
    <style:style style:name="co32" style:family="table-column">
      <style:table-column-properties fo:break-before="auto" style:column-width="2.1799in"/>
    </style:style>
    <style:style style:name="co33" style:family="table-column">
      <style:table-column-properties fo:break-before="auto" style:column-width="2.7799in"/>
    </style:style>
    <style:style style:name="co34" style:family="table-column">
      <style:table-column-properties fo:break-before="auto" style:column-width="2.4661in"/>
    </style:style>
    <style:style style:name="co35" style:family="table-column">
      <style:table-column-properties fo:break-before="auto" style:column-width="0.85in"/>
    </style:style>
    <style:style style:name="co36" style:family="table-column">
      <style:table-column-properties fo:break-before="auto" style:column-width="1.15in"/>
    </style:style>
    <style:style style:name="co37" style:family="table-column">
      <style:table-column-properties fo:break-before="auto" style:column-width="2.5866in"/>
    </style:style>
    <style:style style:name="co38" style:family="table-column">
      <style:table-column-properties fo:break-before="auto" style:column-width="2.3189in"/>
    </style:style>
    <style:style style:name="co39" style:family="table-column">
      <style:table-column-properties fo:break-before="auto" style:column-width="2.4799in"/>
    </style:style>
    <style:style style:name="co40" style:family="table-column">
      <style:table-column-properties fo:break-before="auto" style:column-width="2.7161in"/>
    </style:style>
    <style:style style:name="co41" style:family="table-column">
      <style:table-column-properties fo:break-before="auto" style:column-width="2.3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4.011in" fo:break-before="auto" style:use-optimal-row-height="true"/>
    </style:style>
    <style:style style:name="ro4" style:family="table-row">
      <style:table-row-properties style:row-height="3.7516in" fo:break-before="auto" style:use-optimal-row-height="true"/>
    </style:style>
    <style:style style:name="ro5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1" style:family="table-cell" style:parent-style-name="Default">
      <style:table-cell-properties fo:background-color="#d4ea6b" style:vertical-align="top"/>
      <style:text-properties style:font-name="bangla54" fo:font-size="12pt" style:font-size-asian="12pt" style:font-size-complex="12pt"/>
    </style:style>
    <style:style style:name="ce103" style:family="table-cell" style:parent-style-name="Default">
      <style:table-cell-properties style:vertical-align="top"/>
      <style:text-properties style:font-name="kannada58" fo:font-size="12pt" style:font-size-asian="12pt" style:font-size-complex="12pt"/>
    </style:style>
    <style:style style:name="ce104" style:family="table-cell" style:parent-style-name="Default">
      <style:table-cell-properties fo:background-color="#d4ea6b" style:vertical-align="top"/>
      <style:text-properties style:font-name="guz54" fo:font-size="12pt" style:font-size-asian="12pt" style:font-size-complex="12pt"/>
    </style:style>
    <style:style style:name="ce105" style:family="table-cell" style:parent-style-name="Default">
      <style:table-cell-properties fo:background-color="#d4ea6b" style:vertical-align="top"/>
      <style:text-properties style:font-name="bangla58" fo:font-size="12pt" style:font-size-asian="12pt" style:font-size-complex="12pt"/>
    </style:style>
    <style:style style:name="ce106" style:family="table-cell" style:parent-style-name="Default">
      <style:table-cell-properties fo:background-color="#d4ea6b" style:vertical-align="top"/>
      <style:text-properties style:font-name="hin54" fo:font-size="12pt" style:font-size-asian="12pt" style:font-size-complex="12pt"/>
    </style:style>
    <style:style style:name="ce107" style:family="table-cell" style:parent-style-name="Default">
      <style:table-cell-properties fo:background-color="#d4ea6b" style:vertical-align="top"/>
      <style:text-properties style:font-name="guz58" fo:font-size="12pt" style:font-size-asian="12pt" style:font-size-complex="12pt"/>
    </style:style>
    <style:style style:name="ce108" style:family="table-cell" style:parent-style-name="Default">
      <style:table-cell-properties fo:background-color="#d4ea6b" style:vertical-align="top"/>
      <style:text-properties style:font-name="hin54notosans" fo:font-size="12pt" style:font-size-asian="12pt" style:font-size-complex="12pt"/>
    </style:style>
    <style:style style:name="ce109" style:family="table-cell" style:parent-style-name="Default">
      <style:table-cell-properties fo:background-color="#d4ea6b" style:vertical-align="top"/>
      <style:text-properties style:font-name="hin58" fo:font-size="12pt" style:font-size-asian="12pt" style:font-size-complex="12pt"/>
    </style:style>
    <style:style style:name="ce110" style:family="table-cell" style:parent-style-name="Default">
      <style:table-cell-properties fo:background-color="#d4ea6b" style:vertical-align="top"/>
      <style:text-properties style:font-name="hin58notosans" fo:font-size="12pt" style:font-size-asian="12pt" style:font-size-complex="12pt"/>
    </style:style>
    <style:style style:name="ce114" style:family="table-cell" style:parent-style-name="Default">
      <style:table-cell-properties style:vertical-align="top"/>
      <style:text-properties style:font-name="kannada58notosans" fo:font-size="12pt" style:font-size-asian="12pt" style:font-size-complex="12pt"/>
    </style:style>
    <style:style style:name="ce115" style:family="table-cell" style:parent-style-name="Default">
      <style:table-cell-properties style:vertical-align="top"/>
      <style:text-properties style:font-name="kannada54" fo:font-size="12pt" style:font-size-asian="12pt" style:font-size-complex="12pt"/>
    </style:style>
    <style:style style:name="ce122" style:family="table-cell" style:parent-style-name="Default">
      <style:table-cell-properties style:vertical-align="top"/>
      <style:text-properties style:font-name="kannada54notosans" fo:font-size="12pt" style:font-size-asian="12pt" style:font-size-complex="12pt"/>
    </style:style>
    <style:style style:name="ce123" style:family="table-cell" style:parent-style-name="Default">
      <style:table-cell-properties style:vertical-align="top"/>
      <style:text-properties style:font-name="mlyalm54" fo:font-size="12pt" style:font-size-asian="12pt" style:font-size-complex="12pt"/>
    </style:style>
    <style:style style:name="ce124" style:family="table-cell" style:parent-style-name="Default">
      <style:table-cell-properties style:vertical-align="top"/>
      <style:text-properties style:font-name="mlyalm54notosans" fo:font-size="12pt" style:font-size-asian="12pt" style:font-size-complex="12pt"/>
    </style:style>
    <style:style style:name="ce125" style:family="table-cell" style:parent-style-name="Default">
      <style:table-cell-properties style:vertical-align="top"/>
      <style:text-properties style:font-name="mlyalm58" fo:font-size="12pt" style:font-size-asian="12pt" style:font-size-complex="12pt"/>
    </style:style>
    <style:style style:name="ce126" style:family="table-cell" style:parent-style-name="Default">
      <style:table-cell-properties style:vertical-align="top"/>
      <style:text-properties style:font-name="mlyalm58notosans" fo:font-size="12pt" style:font-size-asian="12pt" style:font-size-complex="12pt"/>
    </style:style>
    <style:style style:name="ce128" style:family="table-cell" style:parent-style-name="Default">
      <style:table-cell-properties fo:background-color="#d4ea6b" style:vertical-align="top"/>
      <style:text-properties style:font-name="odia54" fo:font-size="12pt" style:font-size-asian="12pt" style:font-size-complex="12pt"/>
    </style:style>
    <style:style style:name="ce130" style:family="table-cell" style:parent-style-name="Default">
      <style:table-cell-properties fo:background-color="#d4ea6b" style:vertical-align="top"/>
      <style:text-properties style:font-name="odia58" fo:font-size="12pt" style:font-size-asian="12pt" style:font-size-complex="12pt"/>
    </style:style>
    <style:style style:name="ce141" style:family="table-cell" style:parent-style-name="Default">
      <style:table-cell-properties style:vertical-align="top"/>
      <style:text-properties style:font-name="bangla54" fo:font-size="12pt" style:font-size-asian="12pt" style:font-size-complex="12pt"/>
    </style:style>
    <style:style style:name="ce145" style:family="table-cell" style:parent-style-name="Default">
      <style:table-cell-properties style:vertical-align="top"/>
      <style:text-properties style:font-name="guz54" fo:font-size="12pt" style:font-size-asian="12pt" style:font-size-complex="12pt"/>
    </style:style>
    <style:style style:name="ce148" style:family="table-cell" style:parent-style-name="Default">
      <style:table-cell-properties style:vertical-align="top"/>
      <style:text-properties style:font-name="guz58" fo:font-size="12pt" style:font-size-asian="12pt" style:font-size-complex="12pt"/>
    </style:style>
    <style:style style:name="ce151" style:family="table-cell" style:parent-style-name="Default">
      <style:table-cell-properties style:vertical-align="top"/>
      <style:text-properties style:font-name="bangla58" fo:font-size="12pt" style:font-size-asian="12pt" style:font-size-complex="12pt"/>
    </style:style>
    <style:style style:name="ce152" style:family="table-cell" style:parent-style-name="Default">
      <style:table-cell-properties style:vertical-align="top"/>
      <style:text-properties style:font-name="hin54" fo:font-size="12pt" style:font-size-asian="12pt" style:font-size-complex="12pt"/>
    </style:style>
    <style:style style:name="ce153" style:family="table-cell" style:parent-style-name="Default">
      <style:table-cell-properties style:vertical-align="top"/>
      <style:text-properties style:font-name="hin54notosans" fo:font-size="12pt" style:font-size-asian="12pt" style:font-size-complex="12pt"/>
    </style:style>
    <style:style style:name="ce154" style:family="table-cell" style:parent-style-name="Default">
      <style:table-cell-properties style:vertical-align="top"/>
      <style:text-properties style:font-name="hin58" fo:font-size="12pt" style:font-size-asian="12pt" style:font-size-complex="12pt"/>
    </style:style>
    <style:style style:name="ce155" style:family="table-cell" style:parent-style-name="Default">
      <style:table-cell-properties style:vertical-align="top"/>
      <style:text-properties style:font-name="hin58notosans" fo:font-size="12pt" style:font-size-asian="12pt" style:font-size-complex="12pt"/>
    </style:style>
    <style:style style:name="ce158" style:family="table-cell" style:parent-style-name="Default">
      <style:table-cell-properties style:vertical-align="top"/>
      <style:text-properties style:font-name="odia54" fo:font-size="12pt" style:font-size-asian="12pt" style:font-size-complex="12pt"/>
    </style:style>
    <style:style style:name="ce160" style:family="table-cell" style:parent-style-name="Default">
      <style:table-cell-properties style:vertical-align="top"/>
      <style:text-properties style:font-name="odia58" fo:font-size="12pt" style:font-size-asian="12pt" style:font-size-complex="12pt"/>
    </style:style>
    <style:style style:name="ce21" style:family="table-cell" style:parent-style-name="Default">
      <style:table-cell-properties fo:background-color="#ffff00"/>
    </style:style>
    <style:style style:name="ce32" style:family="table-cell" style:parent-style-name="Default">
      <style:table-cell-properties fo:background-color="#d4ea6b" style:vertical-align="top"/>
      <style:text-properties style:font-name="tmil58notosans" fo:font-size="12pt" style:font-size-asian="12pt" style:font-size-complex="12pt"/>
    </style:style>
    <style:style style:name="ce34" style:family="table-cell" style:parent-style-name="Default">
      <style:table-cell-properties fo:background-color="#d4ea6b" style:vertical-align="top"/>
      <style:text-properties style:font-name="tmil58" fo:font-size="12pt" style:font-size-asian="12pt" style:font-size-complex="12pt"/>
    </style:style>
    <style:style style:name="ce50" style:family="table-cell" style:parent-style-name="Default">
      <style:table-cell-properties fo:background-color="#d4ea6b" style:vertical-align="top"/>
      <style:text-properties style:font-name="tmil54notosans" fo:font-size="12pt" style:font-size-asian="12pt" style:font-size-complex="12pt"/>
    </style:style>
    <style:style style:name="ce52" style:family="table-cell" style:parent-style-name="Default">
      <style:table-cell-properties fo:background-color="transparent" style:vertical-align="top"/>
      <style:text-properties style:font-name="telugu54baloo" fo:font-size="12pt" style:font-size-asian="12pt" style:font-size-complex="12pt"/>
    </style:style>
    <style:style style:name="ce53" style:family="table-cell" style:parent-style-name="Default">
      <style:table-cell-properties fo:background-color="transparent" style:vertical-align="top"/>
      <style:text-properties style:font-name="telugu58baloo" fo:font-size="12pt" style:font-size-asian="12pt" style:font-size-complex="12pt"/>
    </style:style>
    <style:style style:name="ce54" style:family="table-cell" style:parent-style-name="Default">
      <style:table-cell-properties fo:background-color="#d4ea6b" style:vertical-align="top"/>
      <style:text-properties style:font-name="pnzabi54mukta" fo:font-size="12pt" style:font-size-asian="12pt" style:font-size-complex="12pt"/>
    </style:style>
    <style:style style:name="ce56" style:family="table-cell" style:parent-style-name="Default">
      <style:table-cell-properties fo:background-color="transparent" style:vertical-align="top"/>
      <style:text-properties style:font-name="telugu54" fo:font-size="12pt" style:font-size-asian="12pt" style:font-size-complex="12pt"/>
    </style:style>
    <style:style style:name="ce57" style:family="table-cell" style:parent-style-name="Default">
      <style:table-cell-properties fo:background-color="#d4ea6b" style:vertical-align="top"/>
      <style:text-properties style:font-name="pnzabi58mukta" fo:font-size="12pt" style:font-size-asian="12pt" style:font-size-complex="12pt"/>
    </style:style>
    <style:style style:name="ce61" style:family="table-cell" style:parent-style-name="Default">
      <style:table-cell-properties style:vertical-align="top"/>
      <style:text-properties style:font-name="tmil58" fo:font-size="12pt" style:font-size-asian="12pt" style:font-size-complex="12pt"/>
    </style:style>
    <style:style style:name="ce63" style:family="table-cell" style:parent-style-name="Default">
      <style:table-cell-properties fo:background-color="transparent" style:vertical-align="top"/>
      <style:text-properties style:font-name="telugu58" fo:font-size="12pt" style:font-size-asian="12pt" style:font-size-complex="12pt"/>
    </style:style>
    <style:style style:name="ce64" style:family="table-cell" style:parent-style-name="Default">
      <style:table-cell-properties fo:background-color="#d4ea6b" style:vertical-align="top"/>
      <style:text-properties style:font-name="pnzabi54" fo:font-size="12pt" style:font-size-asian="12pt" style:font-size-complex="12pt"/>
    </style:style>
    <style:style style:name="ce65" style:family="table-cell" style:parent-style-name="Default">
      <style:table-cell-properties fo:background-color="#d4ea6b" style:vertical-align="top"/>
      <style:text-properties style:font-name="kannada58" fo:font-size="12pt" style:font-size-asian="12pt" style:font-size-complex="12pt"/>
    </style:style>
    <style:style style:name="ce66" style:family="table-cell" style:parent-style-name="Default">
      <style:table-cell-properties fo:background-color="#d4ea6b" style:vertical-align="top"/>
      <style:text-properties style:font-name="pnzabi58" fo:font-size="12pt" style:font-size-asian="12pt" style:font-size-complex="12pt"/>
    </style:style>
    <style:style style:name="ce69" style:family="table-cell" style:parent-style-name="Default">
      <style:table-cell-properties fo:background-color="#d4ea6b" style:vertical-align="top"/>
      <style:text-properties style:font-name="tmil54" fo:font-size="12pt" style:font-size-asian="12pt" style:font-size-complex="12pt"/>
    </style:style>
    <style:style style:name="ce71" style:family="table-cell" style:parent-style-name="Default">
      <style:table-cell-properties fo:background-color="#d4ea6b" style:vertical-align="top"/>
      <style:text-properties style:font-name="tmil54muktamalar" fo:font-size="12pt" style:font-size-asian="12pt" style:font-size-complex="12pt"/>
    </style:style>
    <style:style style:name="ce73" style:family="table-cell" style:parent-style-name="Default">
      <style:table-cell-properties fo:background-color="#d4ea6b" style:vertical-align="top"/>
      <style:text-properties style:font-name="tmil58muktamalar" fo:font-size="12pt" style:font-size-asian="12pt" style:font-size-complex="12pt"/>
    </style:style>
    <style:style style:name="ce75" style:family="table-cell" style:parent-style-name="Default">
      <style:table-cell-properties style:vertical-align="top"/>
      <style:text-properties style:font-name="pnzabi54mukta" fo:font-size="12pt" style:font-size-asian="12pt" style:font-size-complex="12pt"/>
    </style:style>
    <style:style style:name="ce76" style:family="table-cell" style:parent-style-name="Default">
      <style:table-cell-properties fo:background-color="#d4ea6b" style:vertical-align="top"/>
      <style:text-properties style:font-name="kannada58notosans" fo:font-size="12pt" style:font-size-asian="12pt" style:font-size-complex="12pt"/>
    </style:style>
    <style:style style:name="ce77" style:family="table-cell" style:parent-style-name="Default">
      <style:table-cell-properties style:vertical-align="top"/>
      <style:text-properties style:font-name="pnzabi58mukta" fo:font-size="12pt" style:font-size-asian="12pt" style:font-size-complex="12pt"/>
    </style:style>
    <style:style style:name="ce78" style:family="table-cell" style:parent-style-name="Default">
      <style:table-cell-properties fo:background-color="#d4ea6b" style:vertical-align="top"/>
      <style:text-properties style:font-name="kannada54" fo:font-size="12pt" style:font-size-asian="12pt" style:font-size-complex="12pt"/>
    </style:style>
    <style:style style:name="ce81" style:family="table-cell" style:parent-style-name="Default">
      <style:table-cell-properties fo:background-color="#d4ea6b" style:vertical-align="top"/>
      <style:text-properties style:font-name="kannada54notosans" fo:font-size="12pt" style:font-size-asian="12pt" style:font-size-complex="12pt"/>
    </style:style>
    <style:style style:name="ce82" style:family="table-cell" style:parent-style-name="Default">
      <style:table-cell-properties style:vertical-align="top"/>
      <style:text-properties style:font-name="tmil58notosans" fo:font-size="12pt" style:font-size-asian="12pt" style:font-size-complex="12pt"/>
    </style:style>
    <style:style style:name="ce83" style:family="table-cell" style:parent-style-name="Default">
      <style:table-cell-properties fo:background-color="#d4ea6b" style:vertical-align="top"/>
      <style:text-properties style:font-name="mlyalm54" fo:font-size="12pt" style:font-size-asian="12pt" style:font-size-complex="12pt"/>
    </style:style>
    <style:style style:name="ce84" style:family="table-cell" style:parent-style-name="Default">
      <style:table-cell-properties style:vertical-align="top"/>
      <style:text-properties style:font-name="telugu54baloo" fo:font-size="12pt" style:font-size-asian="12pt" style:font-size-complex="12pt"/>
    </style:style>
    <style:style style:name="ce85" style:family="table-cell" style:parent-style-name="Default">
      <style:table-cell-properties style:vertical-align="top"/>
      <style:text-properties style:font-name="telugu58baloo" fo:font-size="12pt" style:font-size-asian="12pt" style:font-size-complex="12pt"/>
    </style:style>
    <style:style style:name="ce86" style:family="table-cell" style:parent-style-name="Default">
      <style:table-cell-properties style:vertical-align="top"/>
      <style:text-properties style:font-name="telugu54" fo:font-size="12pt" style:font-size-asian="12pt" style:font-size-complex="12pt"/>
    </style:style>
    <style:style style:name="ce87" style:family="table-cell" style:parent-style-name="Default">
      <style:table-cell-properties style:vertical-align="top"/>
      <style:text-properties style:font-name="telugu58" fo:font-size="12pt" style:font-size-asian="12pt" style:font-size-complex="12pt"/>
    </style:style>
    <style:style style:name="ce88" style:family="table-cell" style:parent-style-name="Default">
      <style:table-cell-properties style:vertical-align="top"/>
      <style:text-properties style:font-name="pnzabi54" fo:font-size="12pt" style:font-size-asian="12pt" style:font-size-complex="12pt"/>
    </style:style>
    <style:style style:name="ce89" style:family="table-cell" style:parent-style-name="Default">
      <style:table-cell-properties fo:background-color="#d4ea6b" style:vertical-align="top"/>
      <style:text-properties style:font-name="mlyalm54notosans" fo:font-size="12pt" style:font-size-asian="12pt" style:font-size-complex="12pt"/>
    </style:style>
    <style:style style:name="ce90" style:family="table-cell" style:parent-style-name="Default">
      <style:table-cell-properties style:vertical-align="top"/>
      <style:text-properties style:font-name="pnzabi58" fo:font-size="12pt" style:font-size-asian="12pt" style:font-size-complex="12pt"/>
    </style:style>
    <style:style style:name="ce91" style:family="table-cell" style:parent-style-name="Default">
      <style:table-cell-properties fo:background-color="#d4ea6b" style:vertical-align="top"/>
      <style:text-properties style:font-name="mlyalm58" fo:font-size="12pt" style:font-size-asian="12pt" style:font-size-complex="12pt"/>
    </style:style>
    <style:style style:name="ce93" style:family="table-cell" style:parent-style-name="Default">
      <style:table-cell-properties style:vertical-align="top"/>
      <style:text-properties style:font-name="tmil54notosans" fo:font-size="12pt" style:font-size-asian="12pt" style:font-size-complex="12pt"/>
    </style:style>
    <style:style style:name="ce94" style:family="table-cell" style:parent-style-name="Default">
      <style:table-cell-properties fo:background-color="#d4ea6b" style:vertical-align="top"/>
      <style:text-properties style:font-name="mlyalm58notosans" fo:font-size="12pt" style:font-size-asian="12pt" style:font-size-complex="12pt"/>
    </style:style>
    <style:style style:name="ce96" style:family="table-cell" style:parent-style-name="Default">
      <style:table-cell-properties style:vertical-align="top"/>
      <style:text-properties style:font-name="tmil54muktamalar" fo:font-size="12pt" style:font-size-asian="12pt" style:font-size-complex="12pt"/>
    </style:style>
    <style:style style:name="ce97" style:family="table-cell" style:parent-style-name="Default">
      <style:table-cell-properties style:vertical-align="top"/>
      <style:text-properties style:font-name="tmil54" fo:font-size="12pt" style:font-size-asian="12pt" style:font-size-complex="12pt"/>
    </style:style>
    <style:style style:name="ce98" style:family="table-cell" style:parent-style-name="Default">
      <style:table-cell-properties style:vertical-align="top"/>
      <style:text-properties style:font-name="tmil58muktamalar" fo:font-size="12pt" style:font-size-asian="12pt" style:font-size-complex="12pt"/>
    </style:style>
    <style:style style:name="ce167" style:family="table-cell" style:parent-style-name="Default">
      <style:text-properties style:font-name="tmil58" fo:font-size="40pt" style:font-size-asian="40pt" style:font-size-complex="40pt"/>
    </style:style>
    <style:style style:name="ce169" style:family="table-cell" style:parent-style-name="Default">
      <style:text-properties fo:font-size="40pt" style:font-size-asian="40pt" style:font-size-complex="40pt"/>
    </style:style>
    <style:style style:name="ce171" style:family="table-cell" style:parent-style-name="Default">
      <style:table-cell-properties style:vertical-align="top"/>
      <style:text-properties fo:color="#808080" style:font-name="tmil58" fo:font-size="40pt" style:font-size-asian="40pt" style:font-size-complex="40pt"/>
    </style:style>
    <style:style style:name="ce172" style:family="table-cell" style:parent-style-name="Default">
      <style:table-cell-properties fo:background-color="#ffffff" fo:border="0.06pt solid #000000" style:vertical-align="middle"/>
      <style:text-properties style:font-name="telugu58" fo:font-size="40pt" style:font-size-asian="40pt" style:font-size-complex="40pt"/>
    </style:style>
    <style:style style:name="ce173" style:family="table-cell" style:parent-style-name="Default">
      <style:table-cell-properties style:vertical-align="top"/>
      <style:text-properties fo:color="#808080" style:font-name="telugu58" fo:font-size="40pt" style:font-size-asian="40pt" style:font-size-complex="40pt"/>
    </style:style>
    <style:style style:name="ce174" style:family="table-cell" style:parent-style-name="Default">
      <style:table-cell-properties fo:background-color="#ffff6d" fo:border="0.06pt solid #000000" style:vertical-align="middle"/>
      <style:text-properties style:font-name="kannada58" fo:font-size="40pt" style:font-size-asian="40pt" style:font-size-complex="40pt"/>
    </style:style>
    <style:style style:name="ce12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hin58"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pnzabi54"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pnzabi58" fo:font-size="12pt" fo:font-weight="normal" style:font-size-asian="12pt" style:font-weight-asian="normal" style:font-size-complex="12pt" style:font-weight-complex="normal"/>
    </style:style>
    <style:style style:name="ce1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binary_vertical_u5c2" fo:font-size="20pt" fo:font-weight="normal" style:font-size-asian="20pt" style:font-weight-asian="normal" style:font-size-complex="20pt" style:font-weight-complex="normal"/>
    </style:style>
    <style:style style:name="ce13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color="#0b16ac" style:font-name="pnzabi54" fo:font-size="12pt" fo:font-weight="bold" style:font-size-asian="12pt" style:font-weight-asian="bold" style:font-size-complex="12pt" style:font-weight-complex="bold"/>
    </style:style>
    <style:style style:name="ce1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pnzabi54"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14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pnzabi58" fo:font-size="12pt" fo:font-weight="normal" style:font-size-asian="12pt" style:font-weight-asian="normal" style:font-size-complex="12pt" style:font-weight-complex="normal"/>
    </style:style>
    <style:style style:name="ce13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hin58" fo:font-size="14pt" fo:font-weight="bold" style:font-size-asian="14pt" style:font-weight-asian="bold" style:font-size-complex="14pt" style:font-weight-complex="bold"/>
    </style:style>
    <style:style style:name="ce1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pnzabi54" fo:font-size="12pt" fo:font-weight="bold" style:font-size-asian="14pt" style:font-weight-asian="bold" style:font-size-complex="14pt" style:font-weight-complex="bold"/>
    </style:style>
    <style:style style:name="ce150" style:family="table-cell" style:parent-style-name="Default">
      <style:table-cell-properties fo:background-color="#ffff00"/>
    </style:style>
    <style:style style:name="ce156" style:family="table-cell" style:parent-style-name="Default">
      <style:table-cell-properties fo:background-color="#d4ea6b" style:vertical-align="top"/>
      <style:text-properties style:font-name="tmil54muktamalar" fo:font-size="12pt" style:font-size-asian="12pt" style:font-size-complex="12pt"/>
    </style:style>
    <style:style style:name="ce157" style:family="table-cell" style:parent-style-name="Default">
      <style:table-cell-properties fo:background-color="#d4ea6b" style:vertical-align="top"/>
      <style:text-properties style:font-name="tmil54" fo:font-size="12pt" style:font-size-asian="12pt" style:font-size-complex="12pt"/>
    </style:style>
    <style:style style:name="ce159" style:family="table-cell" style:parent-style-name="Default">
      <style:table-cell-properties fo:background-color="#d4ea6b" style:vertical-align="top"/>
      <style:text-properties style:font-name="tmil54notosans" fo:font-size="12pt" style:font-size-asian="12pt" style:font-size-complex="12pt"/>
    </style:style>
    <style:style style:name="ce161" style:family="table-cell" style:parent-style-name="Default">
      <style:table-cell-properties fo:background-color="#d4ea6b" style:vertical-align="top"/>
      <style:text-properties style:font-name="tmil58muktamalar" fo:font-size="12pt" style:font-size-asian="12pt" style:font-size-complex="12pt"/>
    </style:style>
    <style:style style:name="ce162" style:family="table-cell" style:parent-style-name="Default">
      <style:table-cell-properties fo:background-color="#d4ea6b" style:vertical-align="top"/>
      <style:text-properties style:font-name="tmil58" fo:font-size="12pt" style:font-size-asian="12pt" style:font-size-complex="12pt"/>
    </style:style>
    <style:style style:name="ce163" style:family="table-cell" style:parent-style-name="Default">
      <style:table-cell-properties fo:background-color="#d4ea6b" style:vertical-align="top"/>
      <style:text-properties style:font-name="tmil58notosans" fo:font-size="12pt" style:font-size-asian="12pt" style:font-size-complex="12pt"/>
    </style:style>
    <style:style style:name="ce164" style:family="table-cell" style:parent-style-name="Default">
      <style:table-cell-properties fo:background-color="transparent" style:vertical-align="top"/>
      <style:text-properties style:font-name="telugu54baloo" fo:font-size="12pt" style:font-size-asian="12pt" style:font-size-complex="12pt"/>
    </style:style>
    <style:style style:name="ce165" style:family="table-cell" style:parent-style-name="Default">
      <style:table-cell-properties fo:background-color="transparent" style:vertical-align="top"/>
      <style:text-properties style:font-name="telugu58baloo" fo:font-size="12pt" style:font-size-asian="12pt" style:font-size-complex="12pt"/>
    </style:style>
    <style:style style:name="ce166" style:family="table-cell" style:parent-style-name="Default">
      <style:table-cell-properties fo:background-color="transparent" style:vertical-align="top"/>
      <style:text-properties style:font-name="telugu54" fo:font-size="12pt" style:font-size-asian="12pt" style:font-size-complex="12pt"/>
    </style:style>
    <style:style style:name="ce168" style:family="table-cell" style:parent-style-name="Default">
      <style:table-cell-properties fo:background-color="transparent" style:vertical-align="top"/>
      <style:text-properties style:font-name="telugu58" fo:font-size="12pt" style:font-size-asian="12pt" style:font-size-complex="12pt"/>
    </style:style>
    <style:style style:name="ce170" style:family="table-cell" style:parent-style-name="Default">
      <style:table-cell-properties fo:background-color="#d4ea6b" style:vertical-align="top"/>
      <style:text-properties style:font-name="pnzabi54" fo:font-size="12pt" style:font-size-asian="12pt" style:font-size-complex="12pt"/>
    </style:style>
    <style:style style:name="ce175" style:family="table-cell" style:parent-style-name="Default">
      <style:table-cell-properties fo:background-color="#d4ea6b" style:vertical-align="top"/>
      <style:text-properties style:font-name="pnzabi54mukta" fo:font-size="12pt" style:font-size-asian="12pt" style:font-size-complex="12pt"/>
    </style:style>
    <style:style style:name="ce176" style:family="table-cell" style:parent-style-name="Default">
      <style:table-cell-properties fo:background-color="#d4ea6b" style:vertical-align="top"/>
      <style:text-properties style:font-name="pnzabi58" fo:font-size="12pt" style:font-size-asian="12pt" style:font-size-complex="12pt"/>
    </style:style>
    <style:style style:name="ce177" style:family="table-cell" style:parent-style-name="Default">
      <style:table-cell-properties fo:background-color="#d4ea6b" style:vertical-align="top"/>
      <style:text-properties style:font-name="pnzabi58mukta" fo:font-size="12pt" style:font-size-asian="12pt" style:font-size-complex="12pt"/>
    </style:style>
    <style:style style:name="ce178" style:family="table-cell" style:parent-style-name="Default">
      <style:table-cell-properties fo:background-color="#d4ea6b" style:vertical-align="top"/>
      <style:text-properties style:font-name="kannada58" fo:font-size="12pt" style:font-size-asian="12pt" style:font-size-complex="12pt"/>
    </style:style>
    <style:style style:name="ce179" style:family="table-cell" style:parent-style-name="Default">
      <style:table-cell-properties fo:background-color="#d4ea6b" style:vertical-align="top"/>
      <style:text-properties style:font-name="kannada58notosans" fo:font-size="12pt" style:font-size-asian="12pt" style:font-size-complex="12pt"/>
    </style:style>
    <style:style style:name="ce180" style:family="table-cell" style:parent-style-name="Default">
      <style:table-cell-properties fo:background-color="#d4ea6b" style:vertical-align="top"/>
      <style:text-properties style:font-name="kannada54" fo:font-size="12pt" style:font-size-asian="12pt" style:font-size-complex="12pt"/>
    </style:style>
    <style:style style:name="ce181" style:family="table-cell" style:parent-style-name="Default">
      <style:table-cell-properties fo:background-color="#d4ea6b" style:vertical-align="top"/>
      <style:text-properties style:font-name="kannada54notosans" fo:font-size="12pt" style:font-size-asian="12pt" style:font-size-complex="12pt"/>
    </style:style>
    <style:style style:name="ce182" style:family="table-cell" style:parent-style-name="Default">
      <style:table-cell-properties fo:background-color="#d4ea6b" style:vertical-align="top"/>
      <style:text-properties style:font-name="mlyalm54" fo:font-size="12pt" style:font-size-asian="12pt" style:font-size-complex="12pt"/>
    </style:style>
    <style:style style:name="ce183" style:family="table-cell" style:parent-style-name="Default">
      <style:table-cell-properties fo:background-color="#d4ea6b" style:vertical-align="top"/>
      <style:text-properties style:font-name="mlyalm54notosans" fo:font-size="12pt" style:font-size-asian="12pt" style:font-size-complex="12pt"/>
    </style:style>
    <style:style style:name="ce184" style:family="table-cell" style:parent-style-name="Default">
      <style:table-cell-properties fo:background-color="#d4ea6b" style:vertical-align="top"/>
      <style:text-properties style:font-name="mlyalm58" fo:font-size="12pt" style:font-size-asian="12pt" style:font-size-complex="12pt"/>
    </style:style>
    <style:style style:name="ce185" style:family="table-cell" style:parent-style-name="Default">
      <style:table-cell-properties fo:background-color="#d4ea6b" style:vertical-align="top"/>
      <style:text-properties style:font-name="mlyalm58notosans" fo:font-size="12pt" style:font-size-asian="12pt" style:font-size-complex="12pt"/>
    </style:style>
    <style:style style:name="ce186" style:family="table-cell" style:parent-style-name="Default">
      <style:table-cell-properties fo:background-color="#d4ea6b" style:vertical-align="top"/>
      <style:text-properties style:font-name="odia54" fo:font-size="12pt" style:font-size-asian="12pt" style:font-size-complex="12pt"/>
    </style:style>
    <style:style style:name="ce187" style:family="table-cell" style:parent-style-name="Default">
      <style:table-cell-properties fo:background-color="#d4ea6b" style:vertical-align="top"/>
      <style:text-properties style:font-name="odia58" fo:font-size="12pt" style:font-size-asian="12pt" style:font-size-complex="12pt"/>
    </style:style>
    <style:style style:name="ce188" style:family="table-cell" style:parent-style-name="Default">
      <style:table-cell-properties fo:background-color="#d4ea6b" style:vertical-align="top"/>
      <style:text-properties style:font-name="guz54" fo:font-size="12pt" style:font-size-asian="12pt" style:font-size-complex="12pt"/>
    </style:style>
    <style:style style:name="ce189" style:family="table-cell" style:parent-style-name="Default">
      <style:table-cell-properties fo:background-color="#d4ea6b" style:vertical-align="top"/>
      <style:text-properties style:font-name="guz58" fo:font-size="12pt" style:font-size-asian="12pt" style:font-size-complex="12pt"/>
    </style:style>
    <style:style style:name="ce190" style:family="table-cell" style:parent-style-name="Default">
      <style:table-cell-properties fo:background-color="#d4ea6b" style:vertical-align="top"/>
      <style:text-properties style:font-name="bangla54" fo:font-size="12pt" style:font-size-asian="12pt" style:font-size-complex="12pt"/>
    </style:style>
    <style:style style:name="ce191" style:family="table-cell" style:parent-style-name="Default">
      <style:table-cell-properties fo:background-color="#d4ea6b" style:vertical-align="top"/>
      <style:text-properties style:font-name="bangla58" fo:font-size="12pt" style:font-size-asian="12pt" style:font-size-complex="12pt"/>
    </style:style>
    <style:style style:name="ce192" style:family="table-cell" style:parent-style-name="Default">
      <style:table-cell-properties fo:background-color="#d4ea6b" style:vertical-align="top"/>
      <style:text-properties style:font-name="hin54" fo:font-size="12pt" style:font-size-asian="12pt" style:font-size-complex="12pt"/>
    </style:style>
    <style:style style:name="ce193" style:family="table-cell" style:parent-style-name="Default">
      <style:table-cell-properties fo:background-color="#d4ea6b" style:vertical-align="top"/>
      <style:text-properties style:font-name="hin54notosans" fo:font-size="12pt" style:font-size-asian="12pt" style:font-size-complex="12pt"/>
    </style:style>
    <style:style style:name="ce194" style:family="table-cell" style:parent-style-name="Default">
      <style:table-cell-properties fo:background-color="#d4ea6b" style:vertical-align="top"/>
      <style:text-properties style:font-name="hin58" fo:font-size="12pt" style:font-size-asian="12pt" style:font-size-complex="12pt"/>
    </style:style>
    <style:style style:name="ce195" style:family="table-cell" style:parent-style-name="Default">
      <style:table-cell-properties fo:background-color="#d4ea6b" style:vertical-align="top"/>
      <style:text-properties style:font-name="hin58notosans" fo:font-size="12pt" style:font-size-asian="12pt" style:font-size-complex="12pt"/>
    </style:style>
    <style:style style:name="ce196" style:family="table-cell" style:parent-style-name="Default">
      <style:table-cell-properties style:vertical-align="top"/>
      <style:text-properties style:font-name="tmil54muktamalar" fo:font-size="12pt" style:font-size-asian="12pt" style:font-size-complex="12pt"/>
    </style:style>
    <style:style style:name="ce197" style:family="table-cell" style:parent-style-name="Default">
      <style:table-cell-properties style:vertical-align="top"/>
      <style:text-properties style:font-name="tmil54" fo:font-size="12pt" style:font-size-asian="12pt" style:font-size-complex="12pt"/>
    </style:style>
    <style:style style:name="ce198" style:family="table-cell" style:parent-style-name="Default">
      <style:table-cell-properties style:vertical-align="top"/>
      <style:text-properties style:font-name="tmil54notosans" fo:font-size="12pt" style:font-size-asian="12pt" style:font-size-complex="12pt"/>
    </style:style>
    <style:style style:name="ce199" style:family="table-cell" style:parent-style-name="Default">
      <style:table-cell-properties style:vertical-align="top"/>
      <style:text-properties style:font-name="tmil58muktamalar" fo:font-size="12pt" style:font-size-asian="12pt" style:font-size-complex="12pt"/>
    </style:style>
    <style:style style:name="ce200" style:family="table-cell" style:parent-style-name="Default">
      <style:table-cell-properties style:vertical-align="top"/>
      <style:text-properties style:font-name="tmil58" fo:font-size="12pt" style:font-size-asian="12pt" style:font-size-complex="12pt"/>
    </style:style>
    <style:style style:name="ce201" style:family="table-cell" style:parent-style-name="Default">
      <style:table-cell-properties style:vertical-align="top"/>
      <style:text-properties style:font-name="tmil58notosans" fo:font-size="12pt" style:font-size-asian="12pt" style:font-size-complex="12pt"/>
    </style:style>
    <style:style style:name="ce202" style:family="table-cell" style:parent-style-name="Default">
      <style:table-cell-properties style:vertical-align="top"/>
      <style:text-properties style:font-name="telugu54baloo" fo:font-size="12pt" style:font-size-asian="12pt" style:font-size-complex="12pt"/>
    </style:style>
    <style:style style:name="ce203" style:family="table-cell" style:parent-style-name="Default">
      <style:table-cell-properties style:vertical-align="top"/>
      <style:text-properties style:font-name="telugu58baloo" fo:font-size="12pt" style:font-size-asian="12pt" style:font-size-complex="12pt"/>
    </style:style>
    <style:style style:name="ce204" style:family="table-cell" style:parent-style-name="Default">
      <style:table-cell-properties style:vertical-align="top"/>
      <style:text-properties style:font-name="telugu54" fo:font-size="12pt" style:font-size-asian="12pt" style:font-size-complex="12pt"/>
    </style:style>
    <style:style style:name="ce205" style:family="table-cell" style:parent-style-name="Default">
      <style:table-cell-properties style:vertical-align="top"/>
      <style:text-properties style:font-name="telugu58" fo:font-size="12pt" style:font-size-asian="12pt" style:font-size-complex="12pt"/>
    </style:style>
    <style:style style:name="ce206" style:family="table-cell" style:parent-style-name="Default">
      <style:table-cell-properties style:vertical-align="top"/>
      <style:text-properties style:font-name="pnzabi54" fo:font-size="12pt" style:font-size-asian="12pt" style:font-size-complex="12pt"/>
    </style:style>
    <style:style style:name="ce207" style:family="table-cell" style:parent-style-name="Default">
      <style:table-cell-properties style:vertical-align="top"/>
      <style:text-properties style:font-name="pnzabi54mukta" fo:font-size="12pt" style:font-size-asian="12pt" style:font-size-complex="12pt"/>
    </style:style>
    <style:style style:name="ce208" style:family="table-cell" style:parent-style-name="Default">
      <style:table-cell-properties style:vertical-align="top"/>
      <style:text-properties style:font-name="pnzabi58" fo:font-size="12pt" style:font-size-asian="12pt" style:font-size-complex="12pt"/>
    </style:style>
    <style:style style:name="ce209" style:family="table-cell" style:parent-style-name="Default">
      <style:table-cell-properties style:vertical-align="top"/>
      <style:text-properties style:font-name="pnzabi58mukta" fo:font-size="12pt" style:font-size-asian="12pt" style:font-size-complex="12pt"/>
    </style:style>
    <style:style style:name="ce210" style:family="table-cell" style:parent-style-name="Default">
      <style:table-cell-properties style:vertical-align="top"/>
      <style:text-properties style:font-name="kannada58" fo:font-size="12pt" style:font-size-asian="12pt" style:font-size-complex="12pt"/>
    </style:style>
    <style:style style:name="ce211" style:family="table-cell" style:parent-style-name="Default">
      <style:table-cell-properties style:vertical-align="top"/>
      <style:text-properties style:font-name="kannada58notosans" fo:font-size="12pt" style:font-size-asian="12pt" style:font-size-complex="12pt"/>
    </style:style>
    <style:style style:name="ce212" style:family="table-cell" style:parent-style-name="Default">
      <style:table-cell-properties style:vertical-align="top"/>
      <style:text-properties style:font-name="kannada54" fo:font-size="12pt" style:font-size-asian="12pt" style:font-size-complex="12pt"/>
    </style:style>
    <style:style style:name="ce213" style:family="table-cell" style:parent-style-name="Default">
      <style:table-cell-properties style:vertical-align="top"/>
      <style:text-properties style:font-name="kannada54notosans" fo:font-size="12pt" style:font-size-asian="12pt" style:font-size-complex="12pt"/>
    </style:style>
    <style:style style:name="ce214" style:family="table-cell" style:parent-style-name="Default">
      <style:table-cell-properties style:vertical-align="top"/>
      <style:text-properties style:font-name="mlyalm54" fo:font-size="12pt" style:font-size-asian="12pt" style:font-size-complex="12pt"/>
    </style:style>
    <style:style style:name="ce215" style:family="table-cell" style:parent-style-name="Default">
      <style:table-cell-properties style:vertical-align="top"/>
      <style:text-properties style:font-name="mlyalm54notosans" fo:font-size="12pt" style:font-size-asian="12pt" style:font-size-complex="12pt"/>
    </style:style>
    <style:style style:name="ce216" style:family="table-cell" style:parent-style-name="Default">
      <style:table-cell-properties style:vertical-align="top"/>
      <style:text-properties style:font-name="mlyalm58" fo:font-size="12pt" style:font-size-asian="12pt" style:font-size-complex="12pt"/>
    </style:style>
    <style:style style:name="ce217" style:family="table-cell" style:parent-style-name="Default">
      <style:table-cell-properties style:vertical-align="top"/>
      <style:text-properties style:font-name="mlyalm58notosans" fo:font-size="12pt" style:font-size-asian="12pt" style:font-size-complex="12pt"/>
    </style:style>
    <style:style style:name="ce218" style:family="table-cell" style:parent-style-name="Default">
      <style:table-cell-properties style:vertical-align="top"/>
      <style:text-properties style:font-name="odia54" fo:font-size="12pt" style:font-size-asian="12pt" style:font-size-complex="12pt"/>
    </style:style>
    <style:style style:name="ce219" style:family="table-cell" style:parent-style-name="Default">
      <style:table-cell-properties style:vertical-align="top"/>
      <style:text-properties style:font-name="odia58" fo:font-size="12pt" style:font-size-asian="12pt" style:font-size-complex="12pt"/>
    </style:style>
    <style:style style:name="ce220" style:family="table-cell" style:parent-style-name="Default">
      <style:table-cell-properties style:vertical-align="top"/>
      <style:text-properties style:font-name="guz54" fo:font-size="12pt" style:font-size-asian="12pt" style:font-size-complex="12pt"/>
    </style:style>
    <style:style style:name="ce221" style:family="table-cell" style:parent-style-name="Default">
      <style:table-cell-properties style:vertical-align="top"/>
      <style:text-properties style:font-name="guz58" fo:font-size="12pt" style:font-size-asian="12pt" style:font-size-complex="12pt"/>
    </style:style>
    <style:style style:name="ce222" style:family="table-cell" style:parent-style-name="Default">
      <style:table-cell-properties style:vertical-align="top"/>
      <style:text-properties style:font-name="bangla54" fo:font-size="12pt" style:font-size-asian="12pt" style:font-size-complex="12pt"/>
    </style:style>
    <style:style style:name="ce223" style:family="table-cell" style:parent-style-name="Default">
      <style:table-cell-properties style:vertical-align="top"/>
      <style:text-properties style:font-name="bangla58" fo:font-size="12pt" style:font-size-asian="12pt" style:font-size-complex="12pt"/>
    </style:style>
    <style:style style:name="ce224" style:family="table-cell" style:parent-style-name="Default">
      <style:table-cell-properties style:vertical-align="top"/>
      <style:text-properties style:font-name="hin54" fo:font-size="12pt" style:font-size-asian="12pt" style:font-size-complex="12pt"/>
    </style:style>
    <style:style style:name="ce225" style:family="table-cell" style:parent-style-name="Default">
      <style:table-cell-properties style:vertical-align="top"/>
      <style:text-properties style:font-name="hin54notosans" fo:font-size="12pt" style:font-size-asian="12pt" style:font-size-complex="12pt"/>
    </style:style>
    <style:style style:name="ce226" style:family="table-cell" style:parent-style-name="Default">
      <style:table-cell-properties style:vertical-align="top"/>
      <style:text-properties style:font-name="hin58" fo:font-size="12pt" style:font-size-asian="12pt" style:font-size-complex="12pt"/>
    </style:style>
    <style:style style:name="ce227" style:family="table-cell" style:parent-style-name="Default">
      <style:table-cell-properties style:vertical-align="top"/>
      <style:text-properties style:font-name="hin58notosans" fo:font-size="12pt" style:font-size-asian="12pt" style:font-size-complex="12pt"/>
    </style:style>
    <style:style style:name="ce228" style:family="table-cell" style:parent-style-name="Default">
      <style:text-properties style:font-name="tmil58" fo:font-size="40pt" style:font-size-asian="40pt" style:font-size-complex="40pt"/>
    </style:style>
    <style:style style:name="ce229" style:family="table-cell" style:parent-style-name="Default">
      <style:table-cell-properties style:vertical-align="top"/>
      <style:text-properties fo:color="#808080" style:font-name="tmil58" fo:font-size="40pt" style:font-size-asian="40pt" style:font-size-complex="40pt"/>
    </style:style>
    <style:style style:name="ce230" style:family="table-cell" style:parent-style-name="Default">
      <style:table-cell-properties fo:background-color="#ffffff" fo:border="0.06pt solid #000000" style:vertical-align="middle"/>
      <style:text-properties style:font-name="telugu58" fo:font-size="40pt" style:font-size-asian="40pt" style:font-size-complex="40pt"/>
    </style:style>
    <style:style style:name="ce231" style:family="table-cell" style:parent-style-name="Default">
      <style:table-cell-properties style:vertical-align="top"/>
      <style:text-properties fo:color="#808080" style:font-name="telugu58" fo:font-size="40pt" style:font-size-asian="40pt" style:font-size-complex="40pt"/>
    </style:style>
    <style:style style:name="ce232" style:family="table-cell" style:parent-style-name="Default">
      <style:table-cell-properties fo:background-color="#ffff6d" fo:border="0.06pt solid #000000" style:vertical-align="middle"/>
      <style:text-properties style:font-name="kannada58" fo:font-size="40pt" style:font-size-asian="40pt" style:font-size-complex="40pt"/>
    </style:style>
    <style:style style:name="ce233" style:family="table-cell" style:parent-style-name="Default">
      <style:text-properties fo:font-size="40pt" style:font-size-asian="40pt" style:font-size-complex="40pt"/>
    </style:style>
    <style:style style:name="ce23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hin58" fo:font-size="12pt" fo:font-weight="bold" style:font-size-asian="12pt" style:font-weight-asian="bold" style:font-size-complex="12pt" style:font-weight-complex="bold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pnzabi58" fo:font-size="12pt" fo:font-weight="normal" style:font-size-asian="12pt" style:font-weight-asian="normal" style:font-size-complex="12pt" style:font-weight-complex="normal"/>
    </style:style>
    <style:style style:name="ce23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pnzabi54" fo:font-size="12pt" fo:font-weight="bold" style:font-size-asian="12pt" style:font-weight-asian="bold" style:font-size-complex="12pt" style:font-weight-complex="bold"/>
    </style:style>
    <style:style style:name="ce23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color="#0b16ac" style:font-name="pnzabi54" fo:font-size="12pt" fo:font-weight="bold" style:font-size-asian="12pt" style:font-weight-asian="bold" style:font-size-complex="12pt" style:font-weight-complex="bold"/>
    </style:style>
    <style:style style:name="ce2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binary_vertical_u5c2" fo:font-size="20pt" fo:font-weight="normal" style:font-size-asian="20pt" style:font-weight-asian="normal" style:font-size-complex="20pt" style:font-weight-complex="normal"/>
    </style:style>
    <style:style style:name="ce23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pnzabi58" fo:font-size="12pt" fo:font-weight="normal" style:font-size-asian="12pt" style:font-weight-asian="normal" style:font-size-complex="12pt" style:font-weight-complex="normal"/>
    </style:style>
    <style:style style:name="ce2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pnzabi54" fo:font-size="12pt" fo:font-weight="bold" style:font-size-asian="12pt" style:font-weight-asian="bold" style:font-size-complex="12pt" style:font-weight-complex="bold"/>
    </style:style>
    <style:style style:name="ce241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24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hin58" fo:font-size="14pt" fo:font-weight="bold" style:font-size-asian="14pt" style:font-weight-asian="bold" style:font-size-complex="14pt" style:font-weight-complex="bold"/>
    </style:style>
    <style:style style:name="ce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pnzabi54" fo:font-size="12pt" fo:font-weight="bold" style:font-size-asian="14pt" style:font-weight-asian="bold" style:font-size-complex="14pt" style:font-weight-complex="bold"/>
    </style:style>
    <style:style style:name="T1" style:family="text">
      <style:text-properties style:font-name="arial"/>
    </style:style>
    <style:style style:name="T2" style:family="text">
      <style:text-properties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telugu58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1e6a39" style:text-outline="false" style:text-line-through-style="none" style:text-line-through-type="none" fo:font-size="4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bold" style:font-name-complex="Lohit Devanagari" style:font-size-complex="4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telugu58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1e6a39" style:text-outline="false" style:text-line-through-style="none" style:text-line-through-type="none" style:font-name="telugu58" fo:font-size="4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bold" style:font-name-complex="Lohit Devanagari" style:font-size-complex="4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706a3" style:text-outline="false" style:text-line-through-style="none" style:text-line-through-type="none" style:font-name="arial" fo:font-size="2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20pt" style:language-asian="zh" style:country-asian="CN" style:font-style-asian="normal" style:font-weight-asian="normal" style:font-name-complex="Lohit Devanaga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780373" style:text-outline="false" style:text-line-through-style="none" style:text-line-through-type="none" style:font-name="arial" fo:font-size="2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20pt" style:language-asian="zh" style:country-asian="CN" style:font-style-asian="normal" style:font-weight-asian="normal" style:font-name-complex="Lohit Devanaga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706a3" style:text-outline="false" style:text-line-through-style="none" style:text-line-through-type="none" style:font-name="arial" fo:font-size="2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20pt" style:language-asian="zh" style:country-asian="CN" style:font-style-asian="normal" style:font-weight-asian="normal" style:font-name-complex="Lohit Devanaga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1e6a39" style:text-outline="false" style:text-line-through-style="none" style:text-line-through-type="none" style:font-name="arial" fo:font-size="2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20pt" style:language-asian="zh" style:country-asian="CN" style:font-style-asian="normal" style:font-weight-asian="normal" style:font-name-complex="Lohit Devanaga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font-name="telugu58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1e6a39" style:text-outline="false" style:text-line-through-style="none" style:text-line-through-type="none" style:font-name="telugu58" fo:font-size="4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bold" style:font-name-complex="Lohit Devanagari" style:font-size-complex="4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telugu58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telugu58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telugu58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font-name="aria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Lohit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color="#c9211e" style:text-outline="false" style:text-line-through-style="none" style:text-line-through-type="none" style:font-name="arial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normal" style:font-name-complex="Lohit Devanagar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780373" style:text-outline="false" style:text-line-through-style="none" style:text-line-through-type="none" style:font-name="telugu58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normal" style:font-name-complex="Lohit Devanagar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telugu58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telugu58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style:font-name="telugu58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1e6a39" style:text-outline="false" style:text-line-through-style="none" style:text-line-through-type="none" fo:font-size="4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bold" style:font-name-complex="Lohit Devanagari" style:font-size-complex="4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telugu58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style:text-outline="false" style:text-line-through-style="none" style:text-line-through-type="none" style:font-name="telugu58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c9211e" style:text-outline="false" style:text-line-through-style="none" style:text-line-through-type="none" style:font-name="arial" fo:font-size="2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24pt" style:language-asian="zh" style:country-asian="CN" style:font-style-asian="normal" style:font-weight-asian="normal" style:font-name-complex="Lohit Devanagari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808080" style:text-outline="false" style:text-line-through-style="none" style:text-line-through-type="none" style:font-name="telugu58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00"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c9211e"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1e6a39" style:text-outline="false" style:text-line-through-style="none" style:text-line-through-type="none" fo:font-size="4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bold" style:font-name-complex="Lohit Devanagari" style:font-size-complex="4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1e6a39" style:text-outline="false" style:text-line-through-style="none" style:text-line-through-type="none" fo:font-size="4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bold" style:font-name-complex="Lohit Devanagari" style:font-size-complex="4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c9211e" style:text-outline="false" style:text-line-through-style="none" style:text-line-through-type="none" style:font-name="arial" fo:font-size="2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24pt" style:language-asian="zh" style:country-asian="CN" style:font-style-asian="normal" style:font-weight-asian="normal" style:font-name-complex="Lohit Devanagari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0706a3" style:text-outline="false" style:text-line-through-style="none" style:text-line-through-type="none" style:font-name="arial" fo:font-size="2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20pt" style:language-asian="zh" style:country-asian="CN" style:font-style-asian="normal" style:font-weight-asian="normal" style:font-name-complex="Lohit Devanaga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780373" style:text-outline="false" style:text-line-through-style="none" style:text-line-through-type="none" style:font-name="arial" fo:font-size="2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20pt" style:language-asian="zh" style:country-asian="CN" style:font-style-asian="normal" style:font-weight-asian="normal" style:font-name-complex="Lohit Devanaga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0706a3" style:text-outline="false" style:text-line-through-style="none" style:text-line-through-type="none" style:font-name="arial" fo:font-size="2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20pt" style:language-asian="zh" style:country-asian="CN" style:font-style-asian="normal" style:font-weight-asian="normal" style:font-name-complex="Lohit Devanaga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1e6a39" style:text-outline="false" style:text-line-through-style="none" style:text-line-through-type="none" style:font-name="arial" fo:font-size="2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20pt" style:language-asian="zh" style:country-asian="CN" style:font-style-asian="normal" style:font-weight-asian="normal" style:font-name-complex="Lohit Devanaga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1e6a39" style:text-outline="false" style:text-line-through-style="none" style:text-line-through-type="none" fo:font-size="4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bold" style:font-name-complex="Lohit Devanagari" style:font-size-complex="4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c9211e"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000000"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c9211e"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000000"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c9211e"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c9211e" style:text-outline="false" style:text-line-through-style="none" style:text-line-through-type="none" style:font-name="telugu58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000000" style:text-outline="false" style:text-line-through-style="none" style:text-line-through-type="none" style:font-name="aria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Lohit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color="#c9211e" style:text-outline="false" style:text-line-through-style="none" style:text-line-through-type="none" style:font-name="arial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normal" style:font-name-complex="Lohit Devanagar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780373" style:text-outline="false" style:text-line-through-style="none" style:text-line-through-type="none" style:font-name="telugu58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normal" style:font-name-complex="Lohit Devanagar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c9211e"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000000"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1e6a39" style:text-outline="false" style:text-line-through-style="none" style:text-line-through-type="none" fo:font-size="4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bold" style:font-name-complex="Lohit Devanagari" style:font-size-complex="4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7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color="#c9211e"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c9211e"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000000"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c9211e" style:text-outline="false" style:text-line-through-style="none" style:text-line-through-type="none" style:font-name="arial" fo:font-size="2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24pt" style:language-asian="zh" style:country-asian="CN" style:font-style-asian="normal" style:font-weight-asian="normal" style:font-name-complex="Lohit Devanagari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color="#808080" style:text-outline="false" style:text-line-through-style="none" style:text-line-through-type="none" style:font-name="telugu58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color="#201ec9" fo:font-weight="bold" style:font-weight-asian="bold" style:font-weight-complex="bold"/>
    </style:style>
    <style:style style:name="T87" style:family="text">
      <style:text-properties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color="#241ec9" fo:font-weight="bold" style:font-weight-asian="bold" style:font-weight-complex="bold"/>
    </style:style>
    <style:style style:name="T89" style:family="text">
      <style:text-properties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0" style:family="text">
      <style:text-properties fo:color="#0b16ac" fo:font-weight="bold" style:font-weight-asian="bold" style:font-weight-complex="bold"/>
    </style:style>
    <style:style style:name="T91" style:family="text">
      <style:text-properties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color="#0b16ac"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color="#000000" fo:font-weight="normal" style:font-weight-asian="normal" style:font-weight-complex="normal"/>
    </style:style>
    <style:style style:name="T95" style:family="text">
      <style:text-properties style:font-name="arial"/>
    </style:style>
    <style:style style:name="T96" style:family="text">
      <style:text-properties fo:font-size="4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40pt" style:font-size-complex="4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style:font-name="telugu58" style:font-style-asian="normal" style:language-complex="hi" style:country-complex="IN" style:font-name-asian="Noto Sans CJK SC" fo:language="en" fo:country="US" style:text-line-through-mode="continuous" fo:text-shadow="none" style:text-underline-style="none" style:text-underline-color="font-color" fo:font-weight="normal" fo:font-size="40pt" style:text-overline-style="none" style:text-overline-color="font-color" style:text-line-through-type="none" fo:font-style="normal" style:text-outline="false" style:font-weight-complex="normal" style:font-weight-asian="normal" style:language-asian="zh" style:country-asian="CN" style:font-relief="none" style:text-emphasize="none" style:font-style-complex="normal" style:font-size-complex="40pt" style:font-size-asian="40pt" style:font-name-complex="Lohit Devanagari" fo:color="#000000"/>
    </style:style>
    <style:style style:name="T98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underline-style="none" style:text-underline-color="font-color" fo:font-weight="normal" fo:font-size="40pt" style:text-overline-style="none" style:text-overline-color="font-color" style:text-line-through-type="none" fo:font-style="normal" style:text-outline="false" style:font-weight-complex="normal" style:font-weight-asian="normal" style:language-asian="zh" style:country-asian="CN" style:font-relief="none" style:text-emphasize="none" style:font-style-complex="normal" style:font-size-complex="40pt" style:font-size-asian="40pt" style:font-name-complex="Lohit Devanagari" style:font-name="arial" fo:color="#c9211e"/>
    </style:style>
    <style:style style:name="T99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underline-style="none" style:text-underline-color="font-color" fo:font-size="40pt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size-complex="40pt" style:font-size-asian="40pt" style:font-name-complex="Lohit Devanagari" style:font-weight-asian="bold" fo:font-weight="bold" style:font-weight-complex="bold" fo:color="#1e6a39"/>
    </style:style>
    <style:style style:name="T100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underline-style="none" style:text-underline-color="font-color" fo:font-size="40pt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size-complex="40pt" style:font-size-asian="40pt" style:font-name-complex="Lohit Devanagari" fo:color="#c9211e" style:font-name="arial" fo:font-weight="normal" style:font-weight-asian="normal" style:font-weight-complex="normal"/>
    </style:style>
    <style:style style:name="T101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underline-style="none" style:text-underline-color="font-color" fo:font-size="40pt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size-complex="40pt" style:font-size-asian="40pt" style:font-name-complex="Lohit Devanagari" fo:font-weight="normal" style:font-weight-asian="normal" style:font-weight-complex="normal" style:font-name="telugu58"/>
    </style:style>
    <style:style style:name="T102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underline-style="none" style:text-underline-color="font-color" fo:font-size="40pt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size-complex="40pt" style:font-size-asian="40pt" style:font-name-complex="Lohit Devanagari" style:font-name="telugu58" fo:font-weight="bold" fo:color="#1e6a39" style:font-weight-asian="bold" style:font-weight-complex="bold"/>
    </style:style>
    <style:style style:name="T103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underline-style="none" style:text-underline-color="font-color" fo:font-size="40pt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size-complex="40pt" style:font-size-asian="40pt" style:font-name-complex="Lohit Devanagari" fo:color="#c9211e" style:font-weight-complex="normal" style:font-weight-asian="normal" fo:font-weight="normal" style:font-name="arial"/>
    </style:style>
    <style:style style:name="T104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name-complex="Lohit Devanagari" style:font-weight-complex="normal" style:font-weight-asian="normal" fo:font-weight="normal" style:font-name="arial" fo:color="#0706a3" fo:font-size="20pt" style:text-underline-style="solid" style:text-underline-width="auto" style:text-underline-color="font-color" style:font-size-asian="20pt" style:font-size-complex="20pt"/>
    </style:style>
    <style:style style:name="T105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name-complex="Lohit Devanagari" style:font-weight-complex="normal" style:font-weight-asian="normal" fo:font-weight="normal" style:font-name="arial" fo:font-size="20pt" style:text-underline-style="solid" style:text-underline-width="auto" style:text-underline-color="font-color" style:font-size-asian="20pt" style:font-size-complex="20pt" fo:color="#780373"/>
    </style:style>
    <style:style style:name="T106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name-complex="Lohit Devanagari" style:font-weight-complex="normal" style:font-weight-asian="normal" fo:font-weight="normal" style:font-name="arial" fo:font-size="20pt" style:text-underline-style="solid" style:text-underline-width="auto" style:text-underline-color="font-color" style:font-size-asian="20pt" style:font-size-complex="20pt" fo:color="#0706a3"/>
    </style:style>
    <style:style style:name="T107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name-complex="Lohit Devanagari" style:font-weight-complex="normal" style:font-weight-asian="normal" fo:font-weight="normal" style:font-name="arial" fo:font-size="20pt" style:text-underline-style="solid" style:text-underline-width="auto" style:text-underline-color="font-color" style:font-size-asian="20pt" style:font-size-complex="20pt" fo:color="#1e6a39"/>
    </style:style>
    <style:style style:name="T108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fo:font-weight="normal" style:font-size-asian="40pt" style:font-size-complex="40pt" style:font-weight-asian="normal" style:font-weight-complex="normal" style:font-style-asian="normal"/>
    </style:style>
    <style:style style:name="T109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fo:font-weight="normal" style:font-size-asian="40pt" style:font-size-complex="40pt" style:font-weight-asian="normal" style:font-weight-complex="normal" style:font-style-asian="normal" style:font-name="arial" fo:color="#c9211e"/>
    </style:style>
    <style:style style:name="T110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fo:font-weight="normal" style:font-size-asian="40pt" style:font-size-complex="40pt" style:font-weight-asian="normal" style:font-weight-complex="normal" style:font-style-asian="normal" fo:color="#c9211e" style:font-name="arial"/>
    </style:style>
    <style:style style:name="T111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fo:font-weight="normal" style:font-size-asian="40pt" style:font-size-complex="40pt" style:font-weight-asian="normal" style:font-weight-complex="normal" style:font-style-asian="normal" style:font-name="telugu58"/>
    </style:style>
    <style:style style:name="T112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style:font-size-asian="40pt" style:font-size-complex="40pt" style:font-style-asian="normal" style:font-name="telugu58" fo:color="#1e6a39" style:font-weight-complex="bold" style:font-weight-asian="bold" fo:font-weight="bold"/>
    </style:style>
    <style:style style:name="T113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style:font-size-asian="40pt" style:font-size-complex="40pt" style:font-style-asian="normal" style:font-weight-asian="normal" fo:color="#c9211e" style:font-name="arial" style:font-weight-complex="normal" fo:font-weight="normal"/>
    </style:style>
    <style:style style:name="T114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style:font-size-asian="40pt" style:font-size-complex="40pt" style:font-style-asian="normal" style:font-weight-asian="normal" style:font-weight-complex="normal" fo:font-weight="normal" fo:color="#000000" style:font-name="telugu58"/>
    </style:style>
    <style:style style:name="T115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style:font-size-asian="40pt" style:font-size-complex="40pt" style:font-style-asian="normal" style:font-weight-asian="normal" style:font-weight-complex="normal" fo:font-weight="normal" fo:color="#c9211e" style:font-name="arial"/>
    </style:style>
    <style:style style:name="T116" style:family="text">
      <style:text-properties fo:font-size="40pt" style:font-name-complex="Lohit Devanagari" style:language-complex="hi" style:country-complex="IN" style:font-weight-complex="normal" fo:color="#000000" fo:language="en" fo:country="US" style:text-line-through-mode="continuous" fo:text-shadow="none" style:text-outline="false" fo:font-style="normal" style:text-line-through-type="none" style:text-underline-style="none" style:text-underline-color="font-color" style:font-size-asian="40pt" style:font-size-complex="40pt" style:font-weight-asian="normal" style:font-style-asian="normal" style:font-style-complex="normal" style:text-emphasize="none" style:font-relief="none" style:language-asian="zh" style:country-asian="CN" style:font-name-asian="Noto Sans CJK SC" style:font-name="telugu58" style:text-overline-style="none" style:text-overline-color="font-color" fo:font-weight="normal"/>
    </style:style>
    <style:style style:name="T117" style:family="text">
      <style:text-properties fo:font-size="40pt" style:font-name-complex="Lohit Devanagari" style:language-complex="hi" style:country-complex="IN" style:font-weight-complex="normal" fo:language="en" fo:country="US" style:text-line-through-mode="continuous" fo:text-shadow="none" style:text-outline="false" fo:font-style="normal" style:text-line-through-type="none" style:text-underline-style="none" style:text-underline-color="font-color" style:font-size-asian="40pt" style:font-size-complex="40pt" style:font-weight-asian="normal" style:font-style-asian="normal" style:font-style-complex="normal" style:text-emphasize="none" style:font-relief="none" style:language-asian="zh" style:country-asian="CN" style:font-name-asian="Noto Sans CJK SC" style:text-overline-style="none" style:text-overline-color="font-color" fo:font-weight="normal" style:font-name="arial" fo:color="#c9211e"/>
    </style:style>
    <style:style style:name="T118" style:family="text">
      <style:text-properties fo:font-size="40pt" style:font-name-complex="Lohit Devanagari" style:language-complex="hi" style:country-complex="IN" style:font-weight-complex="normal" fo:language="en" fo:country="US" style:text-line-through-mode="continuous" fo:text-shadow="none" style:text-outline="false" fo:font-style="normal" style:text-line-through-type="none" style:text-underline-style="none" style:text-underline-color="font-color" style:font-size-asian="40pt" style:font-size-complex="40pt" style:font-weight-asian="normal" style:font-style-asian="normal" style:font-style-complex="normal" style:text-emphasize="none" style:font-relief="none" style:language-asian="zh" style:country-asian="CN" style:font-name-asian="Noto Sans CJK SC" style:text-overline-style="none" style:text-overline-color="font-color" fo:font-weight="normal"/>
    </style:style>
    <style:style style:name="T119" style:family="text">
      <style:text-properties fo:font-size="40pt" style:font-name-complex="Lohit Devanagari" style:language-complex="hi" style:country-complex="IN" style:font-weight-complex="normal" fo:language="en" fo:country="US" style:text-line-through-mode="continuous" fo:text-shadow="none" style:text-outline="false" fo:font-style="normal" style:text-line-through-type="none" style:text-underline-style="none" style:text-underline-color="font-color" style:font-size-asian="40pt" style:font-size-complex="40pt" style:font-weight-asian="normal" style:font-style-asian="normal" style:font-style-complex="normal" style:text-emphasize="none" style:font-relief="none" style:language-asian="zh" style:country-asian="CN" style:font-name-asian="Noto Sans CJK SC" style:text-overline-style="none" style:text-overline-color="font-color" fo:font-weight="normal" style:font-name="telugu58"/>
    </style:style>
    <style:style style:name="T120" style:family="text">
      <style:text-properties style:font-name-complex="Lohit Devanagari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style:font-style-asian="normal" style:font-style-complex="normal" style:text-emphasize="none" style:font-relief="none" style:language-asian="zh" style:country-asian="CN" style:font-name-asian="Noto Sans CJK SC" style:text-overline-style="none" style:text-overline-color="font-color" fo:color="#000000" style:font-name="arial" fo:font-size="16pt" fo:font-weight="bold" style:font-size-asian="16pt" style:font-size-complex="16pt" style:font-weight-asian="bold" style:font-weight-complex="bold"/>
    </style:style>
    <style:style style:name="T121" style:family="text">
      <style:text-properties style:font-name-complex="Lohit Devanagari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style:font-style-asian="normal" style:font-style-complex="normal" style:text-emphasize="none" style:font-relief="none" style:language-asian="zh" style:country-asian="CN" style:font-name-asian="Noto Sans CJK SC" style:text-overline-style="none" style:text-overline-color="font-color" style:font-name="arial" fo:font-size="16pt" style:font-size-asian="16pt" style:font-size-complex="16pt" fo:color="#c9211e" fo:font-weight="normal" style:font-weight-asian="normal" style:font-weight-complex="normal"/>
    </style:style>
    <style:style style:name="T122" style:family="text">
      <style:text-properties style:font-name-complex="Lohit Devanagari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style:font-style-asian="normal" style:font-style-complex="normal" style:text-emphasize="none" style:font-relief="none" style:language-asian="zh" style:country-asian="CN" style:font-name-asian="Noto Sans CJK SC" style:text-overline-style="none" style:text-overline-color="font-color" fo:font-size="16pt" style:font-size-asian="16pt" style:font-size-complex="16pt" fo:font-weight="normal" style:font-weight-asian="normal" style:font-weight-complex="normal" fo:color="#780373" style:font-name="telugu58"/>
    </style:style>
    <style:style style:name="T123" style:family="text">
      <style:text-properties style:text-line-through-mode="continuous" style:font-size-asian="40pt" fo:text-shadow="none" style:text-outline="false" fo:font-style="normal" style:text-line-through-type="none" style:text-underline-style="none" style:text-underline-color="font-color" fo:font-weight="normal" fo:font-size="40pt" style:font-name-complex="Lohit Devanagari" style:font-name-asian="Noto Sans CJK SC" style:text-overline-style="none" style:text-overline-color="font-color" style:font-name="telugu58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40pt" fo:language="en" fo:country="US"/>
    </style:style>
    <style:style style:name="T124" style:family="text">
      <style:text-properties style:text-line-through-mode="continuous" style:font-size-asian="40pt" fo:text-shadow="none" style:text-outline="false" fo:font-style="normal" style:text-line-through-type="none" style:text-underline-style="none" style:text-underline-color="font-color" fo:font-weight="normal" fo:font-size="40pt" style:font-name-complex="Lohit Devanagari" style:font-name-asian="Noto Sans CJK SC" style:text-overline-style="none" style:text-overline-color="font-color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40pt" fo:language="en" fo:country="US" fo:color="#c9211e" style:font-name="arial"/>
    </style:style>
    <style:style style:name="T125" style:family="text">
      <style:text-properties style:text-line-through-mode="continuous" style:font-size-asian="40pt" fo:text-shadow="none" style:text-outline="false" fo:font-style="normal" style:text-line-through-type="none" style:text-underline-style="none" style:text-underline-color="font-color" fo:font-weight="normal" fo:font-size="40pt" style:font-name-complex="Lohit Devanagari" style:font-name-asian="Noto Sans CJK SC" style:text-overline-style="none" style:text-overline-color="font-color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40pt" fo:language="en" fo:country="US"/>
    </style:style>
    <style:style style:name="T126" style:family="text">
      <style:text-properties style:text-line-through-mode="continuous" style:font-size-asian="40pt" fo:text-shadow="none" style:text-outline="false" fo:font-style="normal" style:text-line-through-type="none" style:text-underline-style="none" style:text-underline-color="font-color" fo:font-weight="normal" fo:font-size="40pt" style:font-name-complex="Lohit Devanagari" style:font-name-asian="Noto Sans CJK SC" style:text-overline-style="none" style:text-overline-color="font-color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40pt" fo:language="en" fo:country="US" style:font-name="telugu58"/>
    </style:style>
    <style:style style:name="T127" style:family="text">
      <style:text-properties style:text-line-through-mode="continuous" style:font-size-asian="40pt" fo:text-shadow="none" style:text-outline="false" fo:font-style="normal" style:text-line-through-type="none" style:text-underline-style="none" style:text-underline-color="font-color" fo:font-weight="normal" fo:font-size="40pt" style:font-name-complex="Lohit Devanagari" style:font-name-asian="Noto Sans CJK SC" style:text-overline-style="none" style:text-overline-color="font-color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40pt" fo:language="en" fo:country="US" fo:color="#000000" style:font-name="telugu58"/>
    </style:style>
    <style:style style:name="T128" style:family="text">
      <style:text-properties style:text-line-through-mode="continuous" style:font-size-asian="40pt" fo:text-shadow="none" style:text-outline="false" fo:font-style="normal" style:text-line-through-type="none" style:text-underline-style="none" style:text-underline-color="font-color" fo:font-size="40pt" style:font-name-complex="Lohit Devanagari" style:font-name-asian="Noto Sans CJK SC" style:text-overline-style="none" style:text-overline-color="font-color" style:language-complex="hi" style:country-complex="IN" style:language-asian="zh" style:country-asian="CN" style:font-relief="none" style:text-emphasize="none" style:font-style-complex="normal" style:font-style-asian="normal" style:font-size-complex="40pt" fo:language="en" fo:country="US" fo:color="#1e6a39" fo:font-weight="bold" style:font-weight-asian="bold" style:font-weight-complex="bold"/>
    </style:style>
    <style:style style:name="T129" style:family="text">
      <style:text-properties style:text-line-through-mode="continuous" style:font-size-asian="40pt" fo:text-shadow="none" style:text-outline="false" fo:font-style="normal" style:text-line-through-type="none" style:text-underline-style="none" style:text-underline-color="font-color" fo:font-size="40pt" style:font-name-complex="Lohit Devanagari" style:font-name-asian="Noto Sans CJK SC" style:text-overline-style="none" style:text-overline-color="font-color" style:language-complex="hi" style:country-complex="IN" style:language-asian="zh" style:country-asian="CN" style:font-relief="none" style:text-emphasize="none" style:font-style-complex="normal" style:font-style-asian="normal" style:font-size-complex="40pt" fo:language="en" fo:country="US" fo:color="#c9211e" style:font-name="arial" fo:font-weight="normal" style:font-weight-asian="normal" style:font-weight-complex="normal"/>
    </style:style>
    <style:style style:name="T130" style:family="text">
      <style:text-properties style:font-name-asian="Noto Sans CJK SC" style:language-complex="hi" style:country-complex="IN" fo:font-size="40pt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name="telugu58" style:font-size-asian="40pt" style:font-size-complex="4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ohit Devanagari"/>
    </style:style>
    <style:style style:name="T131" style:family="text">
      <style:text-properties style:font-name-asian="Noto Sans CJK SC" style:language-complex="hi" style:country-complex="IN" fo:font-size="40pt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size-asian="40pt" style:font-size-complex="4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ohit Devanagari" fo:color="#c9211e" style:font-name="arial"/>
    </style:style>
    <style:style style:name="T132" style:family="text">
      <style:text-properties style:font-name-asian="Noto Sans CJK SC" style:language-complex="hi" style:country-complex="IN" fo:font-size="40pt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size-asian="40pt" style:font-size-complex="4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ohit Devanagari"/>
    </style:style>
    <style:style style:name="T133" style:family="text">
      <style:text-properties style:font-name-asian="Noto Sans CJK SC" style:language-complex="hi" style:country-complex="IN" fo:font-size="40pt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size-asian="40pt" style:font-size-complex="4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ohit Devanagari" fo:color="#000000" style:font-name="telugu58"/>
    </style:style>
    <style:style style:name="T134" style:family="text">
      <style:text-properties style:font-name-asian="Noto Sans CJK SC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ohit Devanagari" fo:color="#c9211e" style:font-name="arial" fo:font-size="24pt" style:font-size-asian="24pt" style:font-size-complex="24pt"/>
    </style:style>
    <style:style style:name="T135" style:family="text">
      <style:text-properties style:font-name-asian="Noto Sans CJK SC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ohit Devanagari" fo:color="#808080" style:font-name="telugu58" fo:font-size="40pt" style:font-size-asian="40pt" style:font-size-complex="40pt"/>
    </style:style>
    <style:style style:name="T136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fo:font-weight="normal" style:font-size-complex="40pt" style:font-weight-asian="normal" style:font-weight-complex="normal" style:font-style-asian="normal" fo:color="#000000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/>
    </style:style>
    <style:style style:name="T137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fo:font-weight="normal" style:font-size-complex="40pt" style:font-weight-asian="normal" style:font-weight-complex="normal" style:font-style-asian="normal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 fo:color="#c9211e" style:font-name="arial"/>
    </style:style>
    <style:style style:name="T138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fo:font-weight="normal" style:font-size-complex="40pt" style:font-weight-asian="normal" style:font-weight-complex="normal" style:font-style-asian="normal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 fo:color="#c9211e"/>
    </style:style>
    <style:style style:name="T139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style:font-size-complex="40pt" style:font-style-asian="normal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 fo:font-weight="bold" style:font-weight-complex="bold" fo:color="#1e6a39" style:font-weight-asian="bold"/>
    </style:style>
    <style:style style:name="T140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style:font-size-complex="40pt" style:font-style-asian="normal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 fo:color="#c9211e" style:font-name="arial" fo:font-weight="normal" style:font-weight-asian="normal" style:font-weight-complex="normal"/>
    </style:style>
    <style:style style:name="T141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style:font-size-complex="40pt" style:font-style-asian="normal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 fo:font-weight="normal" style:font-weight-asian="normal" style:font-weight-complex="normal"/>
    </style:style>
    <style:style style:name="T142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style:font-size-complex="40pt" style:font-style-asian="normal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 style:font-weight-complex="bold" style:font-weight-asian="bold" fo:font-weight="bold" fo:color="#1e6a39"/>
    </style:style>
    <style:style style:name="T143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style:font-size-complex="40pt" style:font-style-asian="normal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 fo:font-weight="normal" style:font-name="arial" fo:color="#c9211e" style:font-weight-complex="normal" style:font-weight-asian="normal"/>
    </style:style>
    <style:style style:name="T144" style:family="text">
      <style:text-properties style:font-style-complex="normal" style:text-overline-style="none" style:text-overline-color="font-color" style:font-name-complex="Lohit Devanagari" style:font-name-asian="Noto Sans CJK SC" style:text-underline-style="none" style:text-underline-color="font-color" style:font-style-asian="normal" style:language-asian="zh" style:country-asian="CN" fo:language="en" fo:country="US" style:text-line-through-mode="continuous" fo:text-shadow="none" style:text-outline="false" fo:font-style="normal" style:text-line-through-type="none" style:language-complex="hi" style:country-complex="IN" style:font-relief="none" style:text-emphasize="none" fo:font-weight="normal" style:font-name="arial" fo:color="#c9211e" style:font-weight-complex="normal" style:font-weight-asian="normal" fo:font-size="24pt" style:font-size-asian="24pt" style:font-size-complex="24pt"/>
    </style:style>
    <style:style style:name="T145" style:family="text">
      <style:text-properties style:font-style-complex="normal" style:text-overline-style="none" style:text-overline-color="font-color" style:font-name-complex="Lohit Devanagari" style:font-name-asian="Noto Sans CJK SC" style:font-style-asian="normal" style:language-asian="zh" style:country-asian="CN" fo:language="en" fo:country="US" style:text-line-through-mode="continuous" fo:text-shadow="none" style:text-outline="false" fo:font-style="normal" style:text-line-through-type="none" style:language-complex="hi" style:country-complex="IN" style:font-relief="none" style:text-emphasize="none" fo:font-weight="normal" style:font-name="arial" style:font-weight-complex="normal" style:font-weight-asian="normal" fo:color="#0706a3" fo:font-size="20pt" style:text-underline-style="solid" style:text-underline-width="auto" style:text-underline-color="font-color" style:font-size-asian="20pt" style:font-size-complex="20pt"/>
    </style:style>
    <style:style style:name="T146" style:family="text">
      <style:text-properties style:font-style-complex="normal" style:text-overline-style="none" style:text-overline-color="font-color" style:font-name-complex="Lohit Devanagari" style:font-name-asian="Noto Sans CJK SC" style:font-style-asian="normal" style:language-asian="zh" style:country-asian="CN" fo:language="en" fo:country="US" style:text-line-through-mode="continuous" fo:text-shadow="none" style:text-outline="false" fo:font-style="normal" style:text-line-through-type="none" style:language-complex="hi" style:country-complex="IN" style:font-relief="none" style:text-emphasize="none" fo:font-weight="normal" style:font-name="arial" style:font-weight-complex="normal" style:font-weight-asian="normal" fo:font-size="20pt" style:text-underline-style="solid" style:text-underline-width="auto" style:text-underline-color="font-color" style:font-size-asian="20pt" style:font-size-complex="20pt" fo:color="#780373"/>
    </style:style>
    <style:style style:name="T147" style:family="text">
      <style:text-properties style:font-style-complex="normal" style:text-overline-style="none" style:text-overline-color="font-color" style:font-name-complex="Lohit Devanagari" style:font-name-asian="Noto Sans CJK SC" style:font-style-asian="normal" style:language-asian="zh" style:country-asian="CN" fo:language="en" fo:country="US" style:text-line-through-mode="continuous" fo:text-shadow="none" style:text-outline="false" fo:font-style="normal" style:text-line-through-type="none" style:language-complex="hi" style:country-complex="IN" style:font-relief="none" style:text-emphasize="none" fo:font-weight="normal" style:font-name="arial" style:font-weight-complex="normal" style:font-weight-asian="normal" fo:font-size="20pt" style:text-underline-style="solid" style:text-underline-width="auto" style:text-underline-color="font-color" style:font-size-asian="20pt" style:font-size-complex="20pt" fo:color="#0706a3"/>
    </style:style>
    <style:style style:name="T148" style:family="text">
      <style:text-properties style:font-style-complex="normal" style:text-overline-style="none" style:text-overline-color="font-color" style:font-name-complex="Lohit Devanagari" style:font-name-asian="Noto Sans CJK SC" style:font-style-asian="normal" style:language-asian="zh" style:country-asian="CN" fo:language="en" fo:country="US" style:text-line-through-mode="continuous" fo:text-shadow="none" style:text-outline="false" fo:font-style="normal" style:text-line-through-type="none" style:language-complex="hi" style:country-complex="IN" style:font-relief="none" style:text-emphasize="none" fo:font-weight="normal" style:font-name="arial" style:font-weight-complex="normal" style:font-weight-asian="normal" fo:font-size="20pt" style:text-underline-style="solid" style:text-underline-width="auto" style:text-underline-color="font-color" style:font-size-asian="20pt" style:font-size-complex="20pt" fo:color="#1e6a39"/>
    </style:style>
    <style:style style:name="T149" style:family="text">
      <style:text-properties style:font-relief="none" style:font-style-complex="normal" style:font-style-asian="normal" style:font-weight-complex="normal" style:font-weight-asian="normal" style:font-size-complex="40pt" style:font-size-asian="40pt" style:font-name-complex="Lohit Devanagari" fo:font-weight="normal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/>
    </style:style>
    <style:style style:name="T150" style:family="text">
      <style:text-properties style:font-relief="none" style:font-style-complex="normal" style:font-style-asian="normal" style:font-weight-complex="normal" style:font-weight-asian="normal" style:font-size-complex="40pt" style:font-size-asian="40pt" style:font-name-complex="Lohit Devanagari" fo:font-weight="normal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fo:color="#c9211e" style:font-name="arial"/>
    </style:style>
    <style:style style:name="T151" style:family="text">
      <style:text-properties style:font-relief="none" style:font-style-complex="normal" style:font-style-asian="normal" style:font-weight-complex="normal" style:font-weight-asian="normal" style:font-size-complex="40pt" style:font-size-asian="40pt" style:font-name-complex="Lohit Devanagari" fo:font-weight="normal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style:font-name="arial" fo:color="#c9211e"/>
    </style:style>
    <style:style style:name="T152" style:family="text">
      <style:text-properties style:font-relief="none" style:font-style-complex="normal" style:font-style-asian="normal" style:font-size-complex="40pt" style:font-size-asian="40pt" style:font-name-complex="Lohit Devanagari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fo:color="#1e6a39" fo:font-weight="bold" style:font-weight-asian="bold" style:font-weight-complex="bold"/>
    </style:style>
    <style:style style:name="T153" style:family="text">
      <style:text-properties style:font-relief="none" style:font-style-complex="normal" style:font-style-asian="normal" style:font-size-complex="40pt" style:font-size-asian="40pt" style:font-name-complex="Lohit Devanagari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fo:color="#c9211e" style:font-name="arial" fo:font-weight="normal" style:font-weight-asian="normal" style:font-weight-complex="normal"/>
    </style:style>
    <style:style style:name="T154" style:family="text">
      <style:text-properties style:font-relief="none" style:font-style-complex="normal" style:font-style-asian="normal" style:font-size-complex="40pt" style:font-size-asian="40pt" style:font-name-complex="Lohit Devanagari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fo:color="#c9211e" fo:font-weight="normal" style:font-weight-asian="normal" style:font-weight-complex="normal"/>
    </style:style>
    <style:style style:name="T155" style:family="text">
      <style:text-properties style:font-relief="none" style:font-style-complex="normal" style:font-style-asian="normal" style:font-size-complex="40pt" style:font-size-asian="40pt" style:font-name-complex="Lohit Devanagari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fo:font-weight="normal" style:font-weight-asian="normal" style:font-weight-complex="normal" fo:color="#000000"/>
    </style:style>
    <style:style style:name="T156" style:family="text">
      <style:text-properties style:font-relief="none" style:font-style-complex="normal" style:font-style-asian="normal" style:font-size-complex="40pt" style:font-size-asian="40pt" style:font-name-complex="Lohit Devanagari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fo:font-weight="normal" style:font-weight-asian="normal" style:font-weight-complex="normal" fo:color="#c9211e" style:font-name="arial"/>
    </style:style>
    <style:style style:name="T157" style:family="text">
      <style:text-properties style:font-relief="none" style:font-style-complex="normal" style:font-style-asian="normal" style:font-size-complex="40pt" style:font-size-asian="40pt" style:font-name-complex="Lohit Devanagari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fo:font-weight="normal" style:font-weight-asian="normal" style:font-weight-complex="normal" fo:color="#c9211e"/>
    </style:style>
    <style:style style:name="T158" style:family="text">
      <style:text-properties style:font-size-complex="40pt" style:text-line-through-mode="continuous" style:font-size-asian="40pt" style:language-complex="hi" style:country-complex="IN" style:font-name-complex="Lohit Devanagari" style:font-name-asian="Noto Sans CJK SC" fo:font-weight="normal" style:text-underline-style="none" style:text-underline-color="font-color" style:text-line-through-type="none" fo:font-style="normal" style:text-outline="false" fo:text-shadow="none" style:font-weight-complex="normal" style:font-style-asian="normal" style:font-style-complex="normal" style:text-emphasize="none" style:font-relief="none" fo:font-size="40pt" fo:color="#000000" style:language-asian="zh" style:country-asian="CN" style:text-overline-style="none" style:text-overline-color="font-color" fo:language="en" fo:country="US" style:font-weight-asian="normal"/>
    </style:style>
    <style:style style:name="T159" style:family="text">
      <style:text-properties style:font-size-complex="40pt" style:text-line-through-mode="continuous" style:font-size-asian="40pt" style:language-complex="hi" style:country-complex="IN" style:font-name-complex="Lohit Devanagari" style:font-name-asian="Noto Sans CJK SC" fo:font-weight="normal" style:text-underline-style="none" style:text-underline-color="font-color" style:text-line-through-type="none" fo:font-style="normal" style:text-outline="false" fo:text-shadow="none" style:font-weight-complex="normal" style:font-style-asian="normal" style:font-style-complex="normal" style:text-emphasize="none" style:font-relief="none" fo:font-size="40pt" style:language-asian="zh" style:country-asian="CN" style:text-overline-style="none" style:text-overline-color="font-color" fo:language="en" fo:country="US" style:font-weight-asian="normal" style:font-name="arial" fo:color="#c9211e"/>
    </style:style>
    <style:style style:name="T160" style:family="text">
      <style:text-properties style:font-size-complex="40pt" style:text-line-through-mode="continuous" style:font-size-asian="40pt" style:language-complex="hi" style:country-complex="IN" style:font-name-complex="Lohit Devanagari" style:font-name-asian="Noto Sans CJK SC" fo:font-weight="normal" style:text-underline-style="none" style:text-underline-color="font-color" style:text-line-through-type="none" fo:font-style="normal" style:text-outline="false" fo:text-shadow="none" style:font-weight-complex="normal" style:font-style-asian="normal" style:font-style-complex="normal" style:text-emphasize="none" style:font-relief="none" fo:font-size="40pt" style:language-asian="zh" style:country-asian="CN" style:text-overline-style="none" style:text-overline-color="font-color" fo:language="en" fo:country="US" style:font-weight-asian="normal" fo:color="#c9211e"/>
    </style:style>
    <style:style style:name="T161" style:family="text">
      <style:text-properties style:font-size-complex="40pt" style:text-line-through-mode="continuous" style:font-size-asian="40pt" style:language-complex="hi" style:country-complex="IN" style:font-name-complex="Lohit Devanagari" style:font-name-asian="Noto Sans CJK SC" fo:font-weight="normal" style:text-underline-style="none" style:text-underline-color="font-color" style:text-line-through-type="none" fo:font-style="normal" style:text-outline="false" fo:text-shadow="none" style:font-weight-complex="normal" style:font-style-asian="normal" style:font-style-complex="normal" style:text-emphasize="none" style:font-relief="none" fo:font-size="40pt" style:language-asian="zh" style:country-asian="CN" style:text-overline-style="none" style:text-overline-color="font-color" fo:language="en" fo:country="US" style:font-weight-asian="normal"/>
    </style:style>
    <style:style style:name="T162" style:family="text">
      <style:text-properties style:font-size-complex="40pt" style:text-line-through-mode="continuous" style:font-size-asian="40pt" style:language-complex="hi" style:country-complex="IN" style:font-name-complex="Lohit Devanagari" style:font-name-asian="Noto Sans CJK SC" fo:font-weight="normal" style:text-underline-style="none" style:text-underline-color="font-color" style:text-line-through-type="none" fo:font-style="normal" style:text-outline="false" fo:text-shadow="none" style:font-weight-complex="normal" style:font-style-asian="normal" style:font-style-complex="normal" style:text-emphasize="none" style:font-relief="none" fo:font-size="40pt" style:language-asian="zh" style:country-asian="CN" style:text-overline-style="none" style:text-overline-color="font-color" fo:language="en" fo:country="US" style:font-weight-asian="normal" fo:color="#c9211e" style:font-name="telugu58"/>
    </style:style>
    <style:style style:name="T163" style:family="text">
      <style:text-properties style:text-line-through-mode="continuous" style:language-complex="hi" style:country-complex="IN" style:font-name-complex="Lohit Devanagari" style:font-name-asian="Noto Sans CJK SC" style:text-underline-style="none" style:text-underline-color="font-color" style:text-line-through-type="none" fo:font-style="normal" style:text-outline="false" fo:text-shadow="none" style:font-style-asian="normal" style:font-style-complex="normal" style:text-emphasize="none" style:font-relief="none" style:language-asian="zh" style:country-asian="CN" style:text-overline-style="none" style:text-overline-color="font-color" fo:language="en" fo:country="US" fo:color="#000000" style:font-name="arial" fo:font-size="16pt" fo:font-weight="bold" style:font-size-asian="16pt" style:font-size-complex="16pt" style:font-weight-asian="bold" style:font-weight-complex="bold"/>
    </style:style>
    <style:style style:name="T164" style:family="text">
      <style:text-properties style:text-line-through-mode="continuous" style:language-complex="hi" style:country-complex="IN" style:font-name-complex="Lohit Devanagari" style:font-name-asian="Noto Sans CJK SC" style:text-underline-style="none" style:text-underline-color="font-color" style:text-line-through-type="none" fo:font-style="normal" style:text-outline="false" fo:text-shadow="none" style:font-style-asian="normal" style:font-style-complex="normal" style:text-emphasize="none" style:font-relief="none" style:language-asian="zh" style:country-asian="CN" style:text-overline-style="none" style:text-overline-color="font-color" fo:language="en" fo:country="US" style:font-name="arial" fo:font-size="16pt" style:font-size-asian="16pt" style:font-size-complex="16pt" fo:color="#c9211e" fo:font-weight="normal" style:font-weight-asian="normal" style:font-weight-complex="normal"/>
    </style:style>
    <style:style style:name="T165" style:family="text">
      <style:text-properties style:text-line-through-mode="continuous" style:language-complex="hi" style:country-complex="IN" style:font-name-complex="Lohit Devanagari" style:font-name-asian="Noto Sans CJK SC" style:text-underline-style="none" style:text-underline-color="font-color" style:text-line-through-type="none" fo:font-style="normal" style:text-outline="false" fo:text-shadow="none" style:font-style-asian="normal" style:font-style-complex="normal" style:text-emphasize="none" style:font-relief="none" style:language-asian="zh" style:country-asian="CN" style:text-overline-style="none" style:text-overline-color="font-color" fo:language="en" fo:country="US" fo:font-size="16pt" style:font-size-asian="16pt" style:font-size-complex="16pt" fo:font-weight="normal" style:font-weight-asian="normal" style:font-weight-complex="normal" fo:color="#780373" style:font-name="telugu58"/>
    </style:style>
    <style:style style:name="T166" style:family="text">
      <style:text-properties style:font-size-asian="40pt" style:text-line-through-type="none" fo:font-weight="normal" style:text-overline-style="none" style:text-overline-color="font-color" style:font-name-complex="Lohit Devanagari" style:font-relief="none" style:text-emphasize="none" style:font-style-complex="normal" style:font-style-asian="normal" style:font-weight-complex="normal" style:font-weight-asian="normal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fo:font-size="40pt" style:text-underline-style="none" style:text-underline-color="font-color" style:font-size-complex="40pt"/>
    </style:style>
    <style:style style:name="T167" style:family="text">
      <style:text-properties style:font-size-asian="40pt" style:text-line-through-type="none" fo:font-weight="normal" style:text-overline-style="none" style:text-overline-color="font-color" style:font-name-complex="Lohit Devanagari" style:font-relief="none" style:text-emphasize="none" style:font-style-complex="normal" style:font-style-asian="normal" style:font-weight-complex="normal" style:font-weight-asian="normal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fo:font-size="40pt" style:text-underline-style="none" style:text-underline-color="font-color" style:font-size-complex="40pt" fo:color="#c9211e" style:font-name="arial"/>
    </style:style>
    <style:style style:name="T168" style:family="text">
      <style:text-properties style:font-size-asian="40pt" style:text-line-through-type="none" fo:font-weight="normal" style:text-overline-style="none" style:text-overline-color="font-color" style:font-name-complex="Lohit Devanagari" style:font-relief="none" style:text-emphasize="none" style:font-style-complex="normal" style:font-style-asian="normal" style:font-weight-complex="normal" style:font-weight-asian="normal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fo:font-size="40pt" style:text-underline-style="none" style:text-underline-color="font-color" style:font-size-complex="40pt" fo:color="#c9211e"/>
    </style:style>
    <style:style style:name="T169" style:family="text">
      <style:text-properties style:font-size-asian="40pt" style:text-line-through-type="none" fo:font-weight="normal" style:text-overline-style="none" style:text-overline-color="font-color" style:font-name-complex="Lohit Devanagari" style:font-relief="none" style:text-emphasize="none" style:font-style-complex="normal" style:font-style-asian="normal" style:font-weight-complex="normal" style:font-weight-asian="normal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fo:font-size="40pt" style:text-underline-style="none" style:text-underline-color="font-color" style:font-size-complex="40pt" fo:color="#000000"/>
    </style:style>
    <style:style style:name="T170" style:family="text">
      <style:text-properties style:font-size-asian="40pt" style:text-line-through-type="none" style:text-overline-style="none" style:text-overline-color="font-color" style:font-name-complex="Lohit Devanagari" style:font-relief="none" style:text-emphasize="none" style:font-style-complex="normal" style:font-style-asian="normal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fo:font-size="40pt" style:text-underline-style="none" style:text-underline-color="font-color" style:font-size-complex="40pt" fo:color="#1e6a39" fo:font-weight="bold" style:font-weight-asian="bold" style:font-weight-complex="bold"/>
    </style:style>
    <style:style style:name="T171" style:family="text">
      <style:text-properties style:font-size-asian="40pt" style:text-line-through-type="none" style:text-overline-style="none" style:text-overline-color="font-color" style:font-name-complex="Lohit Devanagari" style:font-relief="none" style:text-emphasize="none" style:font-style-complex="normal" style:font-style-asian="normal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fo:font-size="40pt" style:text-underline-style="none" style:text-underline-color="font-color" style:font-size-complex="40pt" fo:color="#c9211e" style:font-name="arial" fo:font-weight="normal" style:font-weight-asian="normal" style:font-weight-complex="normal"/>
    </style:style>
    <style:style style:name="T172" style:family="text">
      <style:text-properties style:font-size-asian="40pt" style:text-line-through-type="none" style:text-overline-style="none" style:text-overline-color="font-color" style:font-name-complex="Lohit Devanagari" style:font-relief="none" style:text-emphasize="none" style:font-style-complex="normal" style:font-style-asian="normal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fo:font-size="40pt" style:text-underline-style="none" style:text-underline-color="font-color" style:font-size-complex="40pt" fo:color="#c9211e" fo:font-weight="normal" style:font-weight-asian="normal" style:font-weight-complex="normal"/>
    </style:style>
    <style:style style:name="T173" style:family="text">
      <style:text-properties style:font-name-complex="Lohit Devanagari" fo:font-weight="normal" style:font-size-asian="40pt" style:font-size-complex="40pt" style:font-weight-asian="normal" style:font-weight-complex="normal" style:font-style-asian="normal" style:font-style-complex="normal" style:text-emphasize="none" style:font-relief="none" style:font-name-asian="Noto Sans CJK SC" fo:font-size="4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text-overline-style="none" style:text-overline-color="font-color"/>
    </style:style>
    <style:style style:name="T174" style:family="text">
      <style:text-properties style:font-name-complex="Lohit Devanagari" fo:font-weight="normal" style:font-size-asian="40pt" style:font-size-complex="40pt" style:font-weight-asian="normal" style:font-weight-complex="normal" style:font-style-asian="normal" style:font-style-complex="normal" style:text-emphasize="none" style:font-relief="none" style:font-name-asian="Noto Sans CJK SC" fo:font-size="4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text-overline-style="none" style:text-overline-color="font-color" style:font-name="arial" fo:color="#c9211e"/>
    </style:style>
    <style:style style:name="T175" style:family="text">
      <style:text-properties style:font-name-complex="Lohit Devanagari" fo:font-weight="normal" style:font-size-asian="40pt" style:font-size-complex="40pt" style:font-weight-asian="normal" style:font-weight-complex="normal" style:font-style-asian="normal" style:font-style-complex="normal" style:text-emphasize="none" style:font-relief="none" style:font-name-asian="Noto Sans CJK SC" fo:font-size="4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text-overline-style="none" style:text-overline-color="font-color" fo:color="#c9211e"/>
    </style:style>
    <style:style style:name="T176" style:family="text">
      <style:text-properties style:font-name-complex="Lohit Devanagari" fo:font-weight="normal" style:font-size-asian="40pt" style:font-size-complex="40pt" style:font-weight-asian="normal" style:font-weight-complex="normal" style:font-style-asian="normal" style:font-style-complex="normal" style:text-emphasize="none" style:font-relief="none" style:font-name-asian="Noto Sans CJK SC" fo:font-size="4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text-overline-style="none" style:text-overline-color="font-color" fo:color="#c9211e" style:font-name="arial"/>
    </style:style>
    <style:style style:name="T177" style:family="text">
      <style:text-properties style:font-name-complex="Lohit Devanagari" fo:font-weight="normal" style:font-size-asian="40pt" style:font-size-complex="40pt" style:font-weight-asian="normal" style:font-weight-complex="normal" style:font-style-asian="normal" style:font-style-complex="normal" style:text-emphasize="none" style:font-relief="none" style:font-name-asian="Noto Sans CJK SC" fo:font-size="4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text-overline-style="none" style:text-overline-color="font-color" fo:color="#000000"/>
    </style:style>
    <style:style style:name="T178" style:family="text">
      <style:text-properties style:font-name-complex="Lohit Devanagari" fo:font-weight="normal" style:font-weight-asian="normal" style:font-weight-complex="normal" style:font-style-asian="normal" style:font-style-complex="normal" style:text-emphasize="none" style:font-relief="none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text-overline-style="none" style:text-overline-color="font-color" fo:color="#c9211e" style:font-name="arial" fo:font-size="24pt" style:font-size-asian="24pt" style:font-size-complex="24pt"/>
    </style:style>
    <style:style style:name="T179" style:family="text">
      <style:text-properties style:font-name-complex="Lohit Devanagari" fo:font-weight="normal" style:font-weight-asian="normal" style:font-weight-complex="normal" style:font-style-asian="normal" style:font-style-complex="normal" style:text-emphasize="none" style:font-relief="none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text-overline-style="none" style:text-overline-color="font-color" fo:color="#808080" style:font-name="telugu58" fo:font-size="40pt" style:font-size-asian="40pt" style:font-size-complex="40pt"/>
    </style:style>
    <style:style style:name="T180" style:family="text">
      <style:text-properties fo:color="#201ec9" fo:font-weight="bold" style:font-weight-asian="bold" style:font-weight-complex="bold"/>
    </style:style>
    <style:style style:name="T18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2" style:family="text">
      <style:text-properties fo:color="#241ec9" fo:font-weight="bold" style:font-weight-asian="bold" style:font-weight-complex="bold"/>
    </style:style>
    <style:style style:name="T18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84" style:family="text">
      <style:text-properties fo:color="#0b16ac" fo:font-weight="bold" style:font-weight-asian="bold" style:font-weight-complex="bold"/>
    </style:style>
    <style:style style:name="T185" style:family="text">
      <style:text-properties style:text-line-through-type="none" style:text-overline-style="none" style:text-overline-color="font-color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weight-asian="bold" style:font-weight-complex="bold" style:font-style-asian="normal" style:font-style-complex="normal" style:text-emphasize="none" style:font-relief="none" style:text-underline-style="none" style:text-underline-color="font-color"/>
    </style:style>
    <style:style style:name="T186" style:family="text">
      <style:text-properties style:text-line-through-type="none" style:text-overline-style="none" style:text-overline-color="font-color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weight-asian="bold" style:font-weight-complex="bold" style:font-style-asian="normal" style:font-style-complex="normal" style:text-emphasize="none" style:font-relief="none" style:text-underline-style="none" style:text-underline-color="font-color" fo:color="#0b16ac" fo:font-weight="bold"/>
    </style:style>
    <style:style style:name="T187" style:family="text">
      <style:text-properties fo:color="#000000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tf" table:style-name="ta1">
        <table:table-column table:style-name="co1" table:default-cell-style-name="ce150"/>
        <table:table-column table:style-name="co2" table:default-cell-style-name="ce150"/>
        <table:table-column table:style-name="co3" table:default-cell-style-name="ce150"/>
        <table:table-column table:style-name="co4" table:default-cell-style-name="ce150"/>
        <table:table-column table:style-name="co5" table:default-cell-style-name="ce150"/>
        <table:table-column table:style-name="co1" table:number-columns-repeated="1019" table:default-cell-style-name="ce150"/>
        <table:table-row table:style-name="ro1">
          <table:table-cell office:value-type="string" calcext:value-type="string">
            <text:p>bhasa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table:number-columns-repeated="1019"/>
        </table:table-row>
        <table:table-row table:style-name="ro2">
          <table:table-cell table:style-name="ce156" office:value-type="string" calcext:value-type="string">
            <text:p>Tmil</text:p>
          </table:table-cell>
          <table:table-cell table:style-name="ce196" office:value-type="string" calcext:value-type="string">
            <text:p>tmil54muktamalar</text:p>
          </table:table-cell>
          <table:table-cell table:style-name="ce196" office:value-type="string" calcext:value-type="string">
            <text:p>abcdefghijklmnopqrstuvwxyz</text:p>
          </table:table-cell>
          <table:table-cell table:style-name="ce196" office:value-type="string" calcext:value-type="string">
            <text:p>ABCDEFGHIJKLMNOPQRSTUVWXYZ</text:p>
          </table:table-cell>
          <table:table-cell table:style-name="ce196" office:value-type="string" calcext:value-type="string">
            <text:p>AAaaiueoNHfyrlvmnkkhgghcchzzhtthddhTThDDhpphfbbhssh</text:p>
          </table:table-cell>
          <table:table-cell table:style-name="ce196" table:number-columns-repeated="1019"/>
        </table:table-row>
        <table:table-row table:style-name="ro2">
          <table:table-cell table:style-name="ce157" office:value-type="string" calcext:value-type="string">
            <text:p>Tmil</text:p>
          </table:table-cell>
          <table:table-cell table:style-name="ce197" office:value-type="string" calcext:value-type="string">
            <text:p>tmil54</text:p>
          </table:table-cell>
          <table:table-cell table:style-name="ce197" office:value-type="string" calcext:value-type="string">
            <text:p>abcdefghijklmnopqrstuvwxyz</text:p>
          </table:table-cell>
          <table:table-cell table:style-name="ce197" office:value-type="string" calcext:value-type="string">
            <text:p>ABCDEFGHIJKLMNOPQRSTUVWXYZ</text:p>
          </table:table-cell>
          <table:table-cell table:style-name="ce197" office:value-type="string" calcext:value-type="string">
            <text:p>AAaaiueoNHfyrlvmnkkhgghcchzzhtthddhTThDDhpphfbbhssh</text:p>
          </table:table-cell>
          <table:table-cell table:style-name="ce197" table:number-columns-repeated="1019"/>
        </table:table-row>
        <table:table-row table:style-name="ro2">
          <table:table-cell table:style-name="ce159" office:value-type="string" calcext:value-type="string">
            <text:p>Tmil</text:p>
          </table:table-cell>
          <table:table-cell table:style-name="ce198" office:value-type="string" calcext:value-type="string">
            <text:p>tmil54notosans</text:p>
          </table:table-cell>
          <table:table-cell table:style-name="ce198" office:value-type="string" calcext:value-type="string">
            <text:p>abcdefghijklmnopqrstuvwxyz</text:p>
          </table:table-cell>
          <table:table-cell table:style-name="ce198" office:value-type="string" calcext:value-type="string">
            <text:p>ABCDEFGHIJKLMNOPQRSTUVWXYZ</text:p>
          </table:table-cell>
          <table:table-cell table:style-name="ce198" office:value-type="string" calcext:value-type="string">
            <text:p>AAaaiueoNHfyrlvmnkkhgghcchzzhtthddhTThDDhpphfbbhssh</text:p>
          </table:table-cell>
          <table:table-cell table:style-name="ce198" table:number-columns-repeated="1019"/>
        </table:table-row>
        <table:table-row table:style-name="ro2">
          <table:table-cell table:style-name="ce161" office:value-type="string" calcext:value-type="string">
            <text:p>Tmil</text:p>
          </table:table-cell>
          <table:table-cell table:style-name="ce199" office:value-type="string" calcext:value-type="string">
            <text:p>tmil58muktamalar</text:p>
          </table:table-cell>
          <table:table-cell table:style-name="ce199" office:value-type="string" calcext:value-type="string">
            <text:p>abcdefghijklmnopqrstuvwxyz</text:p>
          </table:table-cell>
          <table:table-cell table:style-name="ce199" office:value-type="string" calcext:value-type="string">
            <text:p>ABCDEFGHIJKLMNOPQRSTUVWXYZ</text:p>
          </table:table-cell>
          <table:table-cell table:style-name="ce199" office:value-type="string" calcext:value-type="string">
            <text:p>AAaaiueoNHfyrlvmnkkhgghcchzzhtthddhTThDDhpphfbbhssh</text:p>
          </table:table-cell>
          <table:table-cell table:style-name="ce199" table:number-columns-repeated="1019"/>
        </table:table-row>
        <table:table-row table:style-name="ro2">
          <table:table-cell table:style-name="ce162" office:value-type="string" calcext:value-type="string">
            <text:p>Tmil</text:p>
          </table:table-cell>
          <table:table-cell table:style-name="ce200" office:value-type="string" calcext:value-type="string">
            <text:p>tmil58</text:p>
          </table:table-cell>
          <table:table-cell table:style-name="ce200" office:value-type="string" calcext:value-type="string">
            <text:p>abcdefghijklmnopqrstuvwxyz</text:p>
          </table:table-cell>
          <table:table-cell table:style-name="ce200" office:value-type="string" calcext:value-type="string">
            <text:p>ABCDEFGHIJKLMNOPQRSTUVWXYZ</text:p>
          </table:table-cell>
          <table:table-cell table:style-name="ce200" office:value-type="string" calcext:value-type="string">
            <text:p>AAaaiueoNHfyrlvmnkkhgghcchzzhtthddhTThDDhpphfbbhssh</text:p>
          </table:table-cell>
          <table:table-cell table:style-name="ce200" table:number-columns-repeated="1019"/>
        </table:table-row>
        <table:table-row table:style-name="ro2">
          <table:table-cell table:style-name="ce163" office:value-type="string" calcext:value-type="string">
            <text:p>Tmil</text:p>
          </table:table-cell>
          <table:table-cell table:style-name="ce201" office:value-type="string" calcext:value-type="string">
            <text:p>tmil58notosans</text:p>
          </table:table-cell>
          <table:table-cell table:style-name="ce201" office:value-type="string" calcext:value-type="string">
            <text:p>abcdefghijklmnopqrstuvwxyz</text:p>
          </table:table-cell>
          <table:table-cell table:style-name="ce201" office:value-type="string" calcext:value-type="string">
            <text:p>ABCDEFGHIJKLMNOPQRSTUVWXYZ</text:p>
          </table:table-cell>
          <table:table-cell table:style-name="ce201" office:value-type="string" calcext:value-type="string">
            <text:p>AAaaiueoNHfyrlvmnkkhgghcchzzhtthddhTThDDhpphfbbhssh</text:p>
          </table:table-cell>
          <table:table-cell table:style-name="ce201" table:number-columns-repeated="1019"/>
        </table:table-row>
        <table:table-row table:style-name="ro2">
          <table:table-cell table:style-name="ce164" office:value-type="string" calcext:value-type="string">
            <text:p>telugu</text:p>
          </table:table-cell>
          <table:table-cell table:style-name="ce202" office:value-type="string" calcext:value-type="string">
            <text:p>telugu54baloo</text:p>
          </table:table-cell>
          <table:table-cell table:style-name="ce202" office:value-type="string" calcext:value-type="string">
            <text:p>abcdefghijklmnopqrstuvwxyz</text:p>
          </table:table-cell>
          <table:table-cell table:style-name="ce202" office:value-type="string" calcext:value-type="string">
            <text:p>ABCDEFGHILJKLKMNOPQRSTUVWXYZ</text:p>
          </table:table-cell>
          <table:table-cell table:style-name="ce202" office:value-type="string" calcext:value-type="string">
            <text:p>AAaaiueoNHfyrlvmnkkhgghcchzzhtthddhTThDDhpphfbbhssh</text:p>
          </table:table-cell>
          <table:table-cell table:style-name="ce202" table:number-columns-repeated="1019"/>
        </table:table-row>
        <table:table-row table:style-name="ro2">
          <table:table-cell table:style-name="ce165" office:value-type="string" calcext:value-type="string">
            <text:p>telugu</text:p>
          </table:table-cell>
          <table:table-cell table:style-name="ce203" office:value-type="string" calcext:value-type="string">
            <text:p>telugu54baloo</text:p>
          </table:table-cell>
          <table:table-cell table:style-name="ce203" office:value-type="string" calcext:value-type="string">
            <text:p>abcdefghijklmnopqrstuvwxyz</text:p>
          </table:table-cell>
          <table:table-cell table:style-name="ce203" office:value-type="string" calcext:value-type="string">
            <text:p>ABCDEFGHILJKLKMNOPQRSTUVWXYZ</text:p>
          </table:table-cell>
          <table:table-cell table:style-name="ce203" office:value-type="string" calcext:value-type="string">
            <text:p>AAaaiueoNHfyrlvmnkkhgghcchzzhtthddhTThDDhpphfbbhssh</text:p>
          </table:table-cell>
          <table:table-cell table:style-name="ce203" table:number-columns-repeated="1019"/>
        </table:table-row>
        <table:table-row table:style-name="ro2">
          <table:table-cell table:style-name="ce166" office:value-type="string" calcext:value-type="string">
            <text:p>telugu</text:p>
          </table:table-cell>
          <table:table-cell table:style-name="ce204" office:value-type="string" calcext:value-type="string">
            <text:p>telugu54</text:p>
          </table:table-cell>
          <table:table-cell table:style-name="ce204" office:value-type="string" calcext:value-type="string">
            <text:p>abcdefghijklmnopqrstuvwxyz</text:p>
          </table:table-cell>
          <table:table-cell table:style-name="ce204" office:value-type="string" calcext:value-type="string">
            <text:p>ABCDEFGHIJKLMNOPQRSTUVWXYZ</text:p>
          </table:table-cell>
          <table:table-cell table:style-name="ce204" office:value-type="string" calcext:value-type="string">
            <text:p>AAaaiueoNHfyrlvmnkkhgghcchzzhtthddhTThDDhpphfbbhssh</text:p>
          </table:table-cell>
          <table:table-cell table:style-name="ce204" table:number-columns-repeated="1019"/>
        </table:table-row>
        <table:table-row table:style-name="ro2">
          <table:table-cell table:style-name="ce168" office:value-type="string" calcext:value-type="string">
            <text:p>telugu</text:p>
          </table:table-cell>
          <table:table-cell table:style-name="ce205" office:value-type="string" calcext:value-type="string">
            <text:p>telugu58</text:p>
          </table:table-cell>
          <table:table-cell table:style-name="ce205" office:value-type="string" calcext:value-type="string">
            <text:p>abcdefghijklmnopqrstuvwxyz</text:p>
          </table:table-cell>
          <table:table-cell table:style-name="ce205" office:value-type="string" calcext:value-type="string">
            <text:p>ABCDEFGHIJKLMNOPQRSTUVWXYZ</text:p>
          </table:table-cell>
          <table:table-cell table:style-name="ce205" office:value-type="string" calcext:value-type="string">
            <text:p>AAaaiueoNHfyrlvmnkkhgghcchzzhtthddhTThDDhpphfbbhssh</text:p>
          </table:table-cell>
          <table:table-cell table:style-name="ce205" table:number-columns-repeated="1019"/>
        </table:table-row>
        <table:table-row table:style-name="ro2">
          <table:table-cell table:style-name="ce170" office:value-type="string" calcext:value-type="string">
            <text:p>pnzabi</text:p>
          </table:table-cell>
          <table:table-cell table:style-name="ce206" office:value-type="string" calcext:value-type="string">
            <text:p>pnzabi54</text:p>
          </table:table-cell>
          <table:table-cell table:style-name="ce206" office:value-type="string" calcext:value-type="string">
            <text:p>abcdefghijklmnopqrstuvwxyz</text:p>
          </table:table-cell>
          <table:table-cell table:style-name="ce206" office:value-type="string" calcext:value-type="string">
            <text:p>ABCDEFGHIJKLMNOPQRSTUVWXYZ</text:p>
          </table:table-cell>
          <table:table-cell table:style-name="ce206" office:value-type="string" calcext:value-type="string">
            <text:p>AAaaiueoNHfyrlvmnkkhgghcchzzhtthddhTThDDhpphfbbhssh</text:p>
          </table:table-cell>
          <table:table-cell table:style-name="ce206" table:number-columns-repeated="1019"/>
        </table:table-row>
        <table:table-row table:style-name="ro2">
          <table:table-cell table:style-name="ce175" office:value-type="string" calcext:value-type="string">
            <text:p>pnzabi</text:p>
          </table:table-cell>
          <table:table-cell table:style-name="ce207" office:value-type="string" calcext:value-type="string">
            <text:p>pnzabi54mukta</text:p>
          </table:table-cell>
          <table:table-cell table:style-name="ce207" office:value-type="string" calcext:value-type="string">
            <text:p>abcdefghijklmnopqrstuvwxyz</text:p>
          </table:table-cell>
          <table:table-cell table:style-name="ce207" office:value-type="string" calcext:value-type="string">
            <text:p>ABCDEFGHIJKLMNOPQRSTUVWXYZ</text:p>
          </table:table-cell>
          <table:table-cell table:style-name="ce207" office:value-type="string" calcext:value-type="string">
            <text:p>AAaaiueoNHfyrlvmnkkhgghcchzzhtthddhTThDDhpphfbbhssh</text:p>
          </table:table-cell>
          <table:table-cell table:style-name="ce207" table:number-columns-repeated="1019"/>
        </table:table-row>
        <table:table-row table:style-name="ro2">
          <table:table-cell table:style-name="ce176" office:value-type="string" calcext:value-type="string">
            <text:p>pnzabi</text:p>
          </table:table-cell>
          <table:table-cell table:style-name="ce208" office:value-type="string" calcext:value-type="string">
            <text:p>pnzabi58</text:p>
          </table:table-cell>
          <table:table-cell table:style-name="ce208" office:value-type="string" calcext:value-type="string">
            <text:p>abcdefghijklmnopqrstuvwxyz</text:p>
          </table:table-cell>
          <table:table-cell table:style-name="ce208" office:value-type="string" calcext:value-type="string">
            <text:p>ABCDEFGHIJKLMNOPQRSTUVWXYZ</text:p>
          </table:table-cell>
          <table:table-cell table:style-name="ce208" office:value-type="string" calcext:value-type="string">
            <text:p>AAaaiueoNHfyrlvmnkkhgghcchzzhtthddhTThDDhpphfbbhssh</text:p>
          </table:table-cell>
          <table:table-cell table:style-name="ce208" table:number-columns-repeated="1019"/>
        </table:table-row>
        <table:table-row table:style-name="ro2">
          <table:table-cell table:style-name="ce177" office:value-type="string" calcext:value-type="string">
            <text:p>pnzabi</text:p>
          </table:table-cell>
          <table:table-cell table:style-name="ce209" office:value-type="string" calcext:value-type="string">
            <text:p>pnzabi58mukta</text:p>
          </table:table-cell>
          <table:table-cell table:style-name="ce209" office:value-type="string" calcext:value-type="string">
            <text:p>abcdefghijklmnopqrstuvwxyz</text:p>
          </table:table-cell>
          <table:table-cell table:style-name="ce209" office:value-type="string" calcext:value-type="string">
            <text:p>ABCDEFGHIJKLMNOPQRSTUVWXYZ</text:p>
          </table:table-cell>
          <table:table-cell table:style-name="ce209" office:value-type="string" calcext:value-type="string">
            <text:p>AAaaiueoNHfyrlvmnkkhgghcchzzhtthddhTThDDhpphfbbhssh</text:p>
          </table:table-cell>
          <table:table-cell table:style-name="ce209" table:number-columns-repeated="1019"/>
        </table:table-row>
        <table:table-row table:style-name="ro2">
          <table:table-cell table:style-name="ce178" office:value-type="string" calcext:value-type="string">
            <text:p>kannada</text:p>
          </table:table-cell>
          <table:table-cell table:style-name="ce210" office:value-type="string" calcext:value-type="string">
            <text:p>kannada58</text:p>
          </table:table-cell>
          <table:table-cell table:style-name="ce210" office:value-type="string" calcext:value-type="string">
            <text:p>abcdefghijklmnopqrstuvwxyz</text:p>
          </table:table-cell>
          <table:table-cell table:style-name="ce210" office:value-type="string" calcext:value-type="string">
            <text:p>ABCDEFGHIJKLMNOPQRSTUVWXYZ</text:p>
          </table:table-cell>
          <table:table-cell table:style-name="ce210" office:value-type="string" calcext:value-type="string">
            <text:p>AAaaiueoNHfyrlvmnkkhgghcchzzhtthddhTThDDhpphfbbhssh</text:p>
          </table:table-cell>
          <table:table-cell table:style-name="ce210" table:number-columns-repeated="1019"/>
        </table:table-row>
        <table:table-row table:style-name="ro2">
          <table:table-cell table:style-name="ce179" office:value-type="string" calcext:value-type="string">
            <text:p>kannada</text:p>
          </table:table-cell>
          <table:table-cell table:style-name="ce211" office:value-type="string" calcext:value-type="string">
            <text:p>kannada58notosans</text:p>
          </table:table-cell>
          <table:table-cell table:style-name="ce211" office:value-type="string" calcext:value-type="string">
            <text:p>abcdefghijklmnopqrstuvwxyz</text:p>
          </table:table-cell>
          <table:table-cell table:style-name="ce211" office:value-type="string" calcext:value-type="string">
            <text:p>ABCDEFGHIJKLMNOPQRSTUVWXYZ</text:p>
          </table:table-cell>
          <table:table-cell table:style-name="ce211" office:value-type="string" calcext:value-type="string">
            <text:p>AAaaiueoNHfyrlvmnkkhgghcchzzhtthddhTThDDhpphfbbhssh</text:p>
          </table:table-cell>
          <table:table-cell table:style-name="ce211" table:number-columns-repeated="1019"/>
        </table:table-row>
        <table:table-row table:style-name="ro2">
          <table:table-cell table:style-name="ce180" office:value-type="string" calcext:value-type="string">
            <text:p>kannada</text:p>
          </table:table-cell>
          <table:table-cell table:style-name="ce212" office:value-type="string" calcext:value-type="string">
            <text:p>kannada54</text:p>
          </table:table-cell>
          <table:table-cell table:style-name="ce212" office:value-type="string" calcext:value-type="string">
            <text:p>abcdefghijklmnopqrstuvwxyz</text:p>
          </table:table-cell>
          <table:table-cell table:style-name="ce212" office:value-type="string" calcext:value-type="string">
            <text:p>ABCDEFGHIJKLMNOPQRSTUVWXYZ</text:p>
          </table:table-cell>
          <table:table-cell table:style-name="ce212" office:value-type="string" calcext:value-type="string">
            <text:p>AAaaiueoNHfyrlvmnkkhgghcchzzhtthddhTThDDhpphfbbhssh</text:p>
          </table:table-cell>
          <table:table-cell table:style-name="ce212" table:number-columns-repeated="1019"/>
        </table:table-row>
        <table:table-row table:style-name="ro2">
          <table:table-cell table:style-name="ce181" office:value-type="string" calcext:value-type="string">
            <text:p>kannada</text:p>
          </table:table-cell>
          <table:table-cell table:style-name="ce213" office:value-type="string" calcext:value-type="string">
            <text:p>kannada54notosans</text:p>
          </table:table-cell>
          <table:table-cell table:style-name="ce213" office:value-type="string" calcext:value-type="string">
            <text:p>abcdefghijklmnopqrstuvwxyz</text:p>
          </table:table-cell>
          <table:table-cell table:style-name="ce213" office:value-type="string" calcext:value-type="string">
            <text:p>ABCDEFGHIJKLMNOPQRSTUVWXYZ</text:p>
          </table:table-cell>
          <table:table-cell table:style-name="ce213" office:value-type="string" calcext:value-type="string">
            <text:p>AAaaiueoNHfyrlvmnkkhgghcchzzhtthddhTThDDhpphfbbhssh</text:p>
          </table:table-cell>
          <table:table-cell table:style-name="ce213" table:number-columns-repeated="1019"/>
        </table:table-row>
        <table:table-row table:style-name="ro2">
          <table:table-cell table:style-name="ce182" office:value-type="string" calcext:value-type="string">
            <text:p>mlyalm</text:p>
          </table:table-cell>
          <table:table-cell table:style-name="ce214" office:value-type="string" calcext:value-type="string">
            <text:p>mlyalm54</text:p>
          </table:table-cell>
          <table:table-cell table:style-name="ce214" office:value-type="string" calcext:value-type="string">
            <text:p>abcdefghijklmnopqrstuvwxyz</text:p>
          </table:table-cell>
          <table:table-cell table:style-name="ce214" office:value-type="string" calcext:value-type="string">
            <text:p>ABCDEFGHIJKLMNOPQRSTUVWXYZ</text:p>
          </table:table-cell>
          <table:table-cell table:style-name="ce214" office:value-type="string" calcext:value-type="string">
            <text:p>AAaaiueoNHfyrlvmnkkhgghcchzzhtthddhTThDDhpphfbbhssh</text:p>
          </table:table-cell>
          <table:table-cell table:style-name="ce214" table:number-columns-repeated="1019"/>
        </table:table-row>
        <table:table-row table:style-name="ro2">
          <table:table-cell table:style-name="ce183" office:value-type="string" calcext:value-type="string">
            <text:p>mlyalm</text:p>
          </table:table-cell>
          <table:table-cell table:style-name="ce215" office:value-type="string" calcext:value-type="string">
            <text:p>mlyalm54notosans</text:p>
          </table:table-cell>
          <table:table-cell table:style-name="ce215" office:value-type="string" calcext:value-type="string">
            <text:p>abcdefghijklmnopqrstuvwxyz</text:p>
          </table:table-cell>
          <table:table-cell table:style-name="ce215" office:value-type="string" calcext:value-type="string">
            <text:p>ABCDEFGHIJKLMNOPQRSTUVWXYZ</text:p>
          </table:table-cell>
          <table:table-cell table:style-name="ce215" office:value-type="string" calcext:value-type="string">
            <text:p>AAaaiueoNHfyrlvmnkkhgghcchzzhtthddhTThDDhpphfbbhssh</text:p>
          </table:table-cell>
          <table:table-cell table:style-name="ce215" table:number-columns-repeated="1019"/>
        </table:table-row>
        <table:table-row table:style-name="ro2">
          <table:table-cell table:style-name="ce184" office:value-type="string" calcext:value-type="string">
            <text:p>mlyalm</text:p>
          </table:table-cell>
          <table:table-cell table:style-name="ce216" office:value-type="string" calcext:value-type="string">
            <text:p>mlyalm58</text:p>
          </table:table-cell>
          <table:table-cell table:style-name="ce216" office:value-type="string" calcext:value-type="string">
            <text:p>abcdefghijklmnopqrstuvwxyz</text:p>
          </table:table-cell>
          <table:table-cell table:style-name="ce216" office:value-type="string" calcext:value-type="string">
            <text:p>ABCDEFGHIJKLMNOPQRSTUVWXYZ</text:p>
          </table:table-cell>
          <table:table-cell table:style-name="ce216" office:value-type="string" calcext:value-type="string">
            <text:p>AAaaiueoNHfyrlvmnkkhgghcchzzhtthddhTThDDhpphfbbhssh</text:p>
          </table:table-cell>
          <table:table-cell table:style-name="ce216" table:number-columns-repeated="1019"/>
        </table:table-row>
        <table:table-row table:style-name="ro2">
          <table:table-cell table:style-name="ce185" office:value-type="string" calcext:value-type="string">
            <text:p>mlyalm</text:p>
          </table:table-cell>
          <table:table-cell table:style-name="ce217" office:value-type="string" calcext:value-type="string">
            <text:p>mlyalm58notosans</text:p>
          </table:table-cell>
          <table:table-cell table:style-name="ce217" office:value-type="string" calcext:value-type="string">
            <text:p>abcdefghijklmnopqrstuvwxyz</text:p>
          </table:table-cell>
          <table:table-cell table:style-name="ce217" office:value-type="string" calcext:value-type="string">
            <text:p>ABCDEFGHIJKLMNOPQRSTUVWXYZ</text:p>
          </table:table-cell>
          <table:table-cell table:style-name="ce217" office:value-type="string" calcext:value-type="string">
            <text:p>AAaaiueoNHfyrlvmnkkhgghcchzzhtthddhTThDDhpphfbbhssh</text:p>
          </table:table-cell>
          <table:table-cell table:style-name="ce217" table:number-columns-repeated="1019"/>
        </table:table-row>
        <table:table-row table:style-name="ro2">
          <table:table-cell table:style-name="ce186" office:value-type="string" calcext:value-type="string">
            <text:p>odia</text:p>
          </table:table-cell>
          <table:table-cell table:style-name="ce218" office:value-type="string" calcext:value-type="string">
            <text:p>odia54</text:p>
          </table:table-cell>
          <table:table-cell table:style-name="ce218" office:value-type="string" calcext:value-type="string">
            <text:p>abcdefghijklmnopqrstuvwxyz</text:p>
          </table:table-cell>
          <table:table-cell table:style-name="ce218" office:value-type="string" calcext:value-type="string">
            <text:p>ABCDEFGHIJKLMNOPQRSTUVWXYZ</text:p>
          </table:table-cell>
          <table:table-cell table:style-name="ce218" office:value-type="string" calcext:value-type="string">
            <text:p>AAaaiueoNHfyrlvmnkkhgghcchzzhtthddhTThDDhpphfbbhssh</text:p>
          </table:table-cell>
          <table:table-cell table:style-name="ce218" table:number-columns-repeated="1019"/>
        </table:table-row>
        <table:table-row table:style-name="ro2">
          <table:table-cell table:style-name="ce187" office:value-type="string" calcext:value-type="string">
            <text:p>odia</text:p>
          </table:table-cell>
          <table:table-cell table:style-name="ce219" office:value-type="string" calcext:value-type="string">
            <text:p>odia58</text:p>
          </table:table-cell>
          <table:table-cell table:style-name="ce219" office:value-type="string" calcext:value-type="string">
            <text:p>abcdefghijklmnopqrstuvwxyz</text:p>
          </table:table-cell>
          <table:table-cell table:style-name="ce219" office:value-type="string" calcext:value-type="string">
            <text:p>ABCDEFGHIJKLMNOPQRSTUVWXYZ</text:p>
          </table:table-cell>
          <table:table-cell table:style-name="ce219" office:value-type="string" calcext:value-type="string">
            <text:p>AAaaiueoNHfyrlvmnkkhgghcchzzhtthddhTThDDhpphfbbhssh</text:p>
          </table:table-cell>
          <table:table-cell table:style-name="ce219" table:number-columns-repeated="1019"/>
        </table:table-row>
        <table:table-row table:style-name="ro2">
          <table:table-cell table:style-name="ce188" office:value-type="string" calcext:value-type="string">
            <text:p>guzraTi</text:p>
          </table:table-cell>
          <table:table-cell table:style-name="ce220" office:value-type="string" calcext:value-type="string">
            <text:p>guz54</text:p>
          </table:table-cell>
          <table:table-cell table:style-name="ce220" office:value-type="string" calcext:value-type="string">
            <text:p>abcdefghijklmnopqrstuvwxyz</text:p>
          </table:table-cell>
          <table:table-cell table:style-name="ce220" office:value-type="string" calcext:value-type="string">
            <text:p>ABCDEFGHIJKLMNOPQRSTUVWXYZ</text:p>
          </table:table-cell>
          <table:table-cell table:style-name="ce220" office:value-type="string" calcext:value-type="string">
            <text:p>AAaaiueoNHfyrlvmnkkhgghcchzzhtthddhTThDDhpphfbbhssh</text:p>
          </table:table-cell>
          <table:table-cell table:style-name="ce220" table:number-columns-repeated="1019"/>
        </table:table-row>
        <table:table-row table:style-name="ro2">
          <table:table-cell table:style-name="ce189" office:value-type="string" calcext:value-type="string">
            <text:p>guzraTi</text:p>
          </table:table-cell>
          <table:table-cell table:style-name="ce221" office:value-type="string" calcext:value-type="string">
            <text:p>guz58</text:p>
          </table:table-cell>
          <table:table-cell table:style-name="ce221" office:value-type="string" calcext:value-type="string">
            <text:p>abcdefghijklmnopqrstuvwxyz</text:p>
          </table:table-cell>
          <table:table-cell table:style-name="ce221" office:value-type="string" calcext:value-type="string">
            <text:p>ABCDEFGHIJKLMNOPQRSTUVWXYZ</text:p>
          </table:table-cell>
          <table:table-cell table:style-name="ce221" office:value-type="string" calcext:value-type="string">
            <text:p>AAaaiueoNHfyrlvmnkkhgghcchzzhtthddhTThDDhpphfbbhssh</text:p>
          </table:table-cell>
          <table:table-cell table:style-name="ce221" table:number-columns-repeated="1019"/>
        </table:table-row>
        <table:table-row table:style-name="ro2">
          <table:table-cell table:style-name="ce190" office:value-type="string" calcext:value-type="string">
            <text:p>baNgla</text:p>
          </table:table-cell>
          <table:table-cell table:style-name="ce222" office:value-type="string" calcext:value-type="string">
            <text:p>bangla54</text:p>
          </table:table-cell>
          <table:table-cell table:style-name="ce222" office:value-type="string" calcext:value-type="string">
            <text:p>abcdefghijklmnopqrstuvwxyz</text:p>
          </table:table-cell>
          <table:table-cell table:style-name="ce222" office:value-type="string" calcext:value-type="string">
            <text:p>ABCDEFGHIJKLMNOPQRSTUVWXYZ</text:p>
          </table:table-cell>
          <table:table-cell table:style-name="ce222" office:value-type="string" calcext:value-type="string">
            <text:p>AAaaiueoNHfyrlvmnkkhgghcchzzhtthddhTThDDhpphfbbhssh</text:p>
          </table:table-cell>
          <table:table-cell table:style-name="ce222" table:number-columns-repeated="1019"/>
        </table:table-row>
        <table:table-row table:style-name="ro2">
          <table:table-cell table:style-name="ce191" office:value-type="string" calcext:value-type="string">
            <text:p>baNgla</text:p>
          </table:table-cell>
          <table:table-cell table:style-name="ce223" office:value-type="string" calcext:value-type="string">
            <text:p>bangla58</text:p>
          </table:table-cell>
          <table:table-cell table:style-name="ce223" office:value-type="string" calcext:value-type="string">
            <text:p>abcdefghijklmnopqrstuvwxyz rs</text:p>
          </table:table-cell>
          <table:table-cell table:style-name="ce223" office:value-type="string" calcext:value-type="string">
            <text:p>ABCDEFGHIJKLMNOPQRSTUVWXYZ</text:p>
          </table:table-cell>
          <table:table-cell table:style-name="ce223" office:value-type="string" calcext:value-type="string">
            <text:p>AAaaiueoNHfyrlvmnkkhgghcchzzhtthddhTThDDhpphfbbhssh</text:p>
          </table:table-cell>
          <table:table-cell table:style-name="ce223" table:number-columns-repeated="1019"/>
        </table:table-row>
        <table:table-row table:style-name="ro2">
          <table:table-cell table:style-name="ce192" office:value-type="string" calcext:value-type="string">
            <text:p>hinDi</text:p>
          </table:table-cell>
          <table:table-cell table:style-name="ce224" office:value-type="string" calcext:value-type="string">
            <text:p>hin54</text:p>
          </table:table-cell>
          <table:table-cell table:style-name="ce224" office:value-type="string" calcext:value-type="string">
            <text:p>abcdefghijklmnopqrstuvwxyz</text:p>
          </table:table-cell>
          <table:table-cell table:style-name="ce224" office:value-type="string" calcext:value-type="string">
            <text:p>ABCDEFGHIJKLMNOPQRSTUVWXYZ</text:p>
          </table:table-cell>
          <table:table-cell table:style-name="ce224" office:value-type="string" calcext:value-type="string">
            <text:p>AAaaiueoNHfyrlvmnkkhgghcchzzhtthddhTThDDhpphfbbhssh</text:p>
          </table:table-cell>
          <table:table-cell table:style-name="ce224" table:number-columns-repeated="1019"/>
        </table:table-row>
        <table:table-row table:style-name="ro2">
          <table:table-cell table:style-name="ce193" office:value-type="string" calcext:value-type="string">
            <text:p>hinDi</text:p>
          </table:table-cell>
          <table:table-cell table:style-name="ce225" office:value-type="string" calcext:value-type="string">
            <text:p>hin54notosans</text:p>
          </table:table-cell>
          <table:table-cell table:style-name="ce225" office:value-type="string" calcext:value-type="string">
            <text:p>abcdefghijklmnopqrstuvwxyz</text:p>
          </table:table-cell>
          <table:table-cell table:style-name="ce225" office:value-type="string" calcext:value-type="string">
            <text:p>ABCDEFGHIJKLMNOPQRSTUVWXYZ</text:p>
          </table:table-cell>
          <table:table-cell table:style-name="ce225" office:value-type="string" calcext:value-type="string">
            <text:p>AAaaiueoNHfyrlvmnkkhgghcchzzhtthddhTThDDhpphfbbhssh</text:p>
          </table:table-cell>
          <table:table-cell table:style-name="ce225" table:number-columns-repeated="1019"/>
        </table:table-row>
        <table:table-row table:style-name="ro2">
          <table:table-cell table:style-name="ce194" office:value-type="string" calcext:value-type="string">
            <text:p>hinDi</text:p>
          </table:table-cell>
          <table:table-cell table:style-name="ce226" office:value-type="string" calcext:value-type="string">
            <text:p>hin58</text:p>
          </table:table-cell>
          <table:table-cell table:style-name="ce226" office:value-type="string" calcext:value-type="string">
            <text:p>abcdefghijklmnopqrstuvwxyz</text:p>
          </table:table-cell>
          <table:table-cell table:style-name="ce226" office:value-type="string" calcext:value-type="string">
            <text:p>ABCDEFGHIJKLMNOPQRSTUVWXYZ</text:p>
          </table:table-cell>
          <table:table-cell table:style-name="ce226" office:value-type="string" calcext:value-type="string">
            <text:p>AAaaiueoNHfyrlvmnkkhgghcchzzhtthddhTThDDhpphfbbhssh</text:p>
          </table:table-cell>
          <table:table-cell table:style-name="ce226" table:number-columns-repeated="1019"/>
        </table:table-row>
        <table:table-row table:style-name="ro2">
          <table:table-cell table:style-name="ce195" office:value-type="string" calcext:value-type="string">
            <text:p>hinDi</text:p>
          </table:table-cell>
          <table:table-cell table:style-name="ce227" office:value-type="string" calcext:value-type="string">
            <text:p>hin58notosans</text:p>
          </table:table-cell>
          <table:table-cell table:style-name="ce227" office:value-type="string" calcext:value-type="string">
            <text:p>abcdefghijklmnopqrstuvwxyz rs</text:p>
          </table:table-cell>
          <table:table-cell table:style-name="ce227" office:value-type="string" calcext:value-type="string">
            <text:p>ABCDEFGHIJKLMNOPQRSTUVWXYZ</text:p>
          </table:table-cell>
          <table:table-cell table:style-name="ce227" office:value-type="string" calcext:value-type="string">
            <text:p>AAaaiueoNHfyrlvmnkkhgghcchzzhtthddhTThDDhpphfbbhssh</text:p>
          </table:table-cell>
          <table:table-cell table:style-name="ce227" table:number-columns-repeated="1019"/>
        </table:table-row>
      </table:table>
      <table:table table:name="easyl" table:style-name="ta1">
        <table:table-column table:style-name="co6" table:default-cell-style-name="ce228"/>
        <table:table-column table:style-name="co7" table:default-cell-style-name="ce229"/>
        <table:table-column table:style-name="co8" table:default-cell-style-name="ce230"/>
        <table:table-column table:style-name="co8" table:default-cell-style-name="ce232"/>
        <table:table-column table:style-name="co9" table:default-cell-style-name="Default"/>
        <table:table-column table:style-name="co10" table:default-cell-style-name="Default"/>
        <table:table-column table:style-name="co1" table:number-columns-repeated="1018" table:default-cell-style-name="ce233"/>
        <table:table-row table:style-name="ro3">
          <table:table-cell office:value-type="string" calcext:value-type="string">
            <text:p>AA D aiueohcg</text:p>
            <text:p>rr nn kk TT</text:p>
            <text:p>tt pp yy mm</text:p>
            <text:p>ll vv HH</text:p>
            <text:p>zz ss N*bdf</text:p>
          </table:table-cell>
          <table:table-cell office:value-type="string" calcext:value-type="string">
            <text:p>A<text:span text:style-name="T95">a</text:span> <text:span text:style-name="T96">Ak ka ki</text:span></text:p>
            <text:p><text:span text:style-name="T96">ku ke ko kN</text:span></text:p>
            <text:p><text:span text:style-name="T96">kh Th th ph</text:span></text:p>
            <text:p><text:span text:style-name="T96">zh sh kha</text:span></text:p>
            <text:p><text:span text:style-name="T96">khi khu khe</text:span></text:p>
          </table:table-cell>
          <table:table-cell office:value-type="string" calcext:value-type="string">
            <text:p><text:span text:style-name="T97">l</text:span><text:span text:style-name="T98">l </text:span><text:span text:style-name="T99">A</text:span><text:span text:style-name="T100">A</text:span><text:span text:style-name="T101"> </text:span><text:span text:style-name="T102">T</text:span><text:span text:style-name="T103">T </text:span><text:span text:style-name="T104">Telugu</text:span><text:span text:style-name="T105">58</text:span><text:span text:style-name="T106">/</text:span><text:span text:style-name="T107">54</text:span></text:p>
            <text:p><text:span text:style-name="T108">r</text:span><text:span text:style-name="T109">r</text:span><text:span text:style-name="T108"> k</text:span><text:span text:style-name="T110">k</text:span><text:span text:style-name="T111"> </text:span><text:span text:style-name="T112">D</text:span><text:span text:style-name="T113">D </text:span><text:span text:style-name="T114">b</text:span><text:span text:style-name="T115">b </text:span><text:span text:style-name="T114">z</text:span><text:span text:style-name="T115">z</text:span></text:p>
            <text:p><text:span text:style-name="T116">d</text:span><text:span text:style-name="T117">d </text:span><text:span text:style-name="T118">t</text:span><text:span text:style-name="T117">t</text:span><text:span text:style-name="T119"> </text:span><text:span text:style-name="T120">zava8.github.io</text:span><text:span text:style-name="T121"> </text:span><text:span text:style-name="T122">aiueohcg</text:span></text:p>
            <text:p><text:span text:style-name="T123">y</text:span><text:span text:style-name="T124">y</text:span><text:span text:style-name="T125"> </text:span><text:span text:style-name="T126">m</text:span><text:span text:style-name="T124">m </text:span><text:span text:style-name="T127">v</text:span><text:span text:style-name="T124">v </text:span><text:span text:style-name="T128">H</text:span><text:span text:style-name="T129">H </text:span></text:p>
            <text:p><text:span text:style-name="T130">n</text:span><text:span text:style-name="T131">n </text:span><text:span text:style-name="T132">s</text:span><text:span text:style-name="T131">s </text:span><text:span text:style-name="T133">p</text:span><text:span text:style-name="T131">p </text:span><text:span text:style-name="T133">f</text:span><text:span text:style-name="T131">f</text:span><text:span text:style-name="T134"> </text:span><text:span text:style-name="T135">N</text:span></text:p>
          </table:table-cell>
          <table:table-cell office:value-type="string" calcext:value-type="string">
            <text:p><text:span text:style-name="T136">l</text:span><text:span text:style-name="T137">l</text:span><text:span text:style-name="T138"> </text:span><text:span text:style-name="T139">A</text:span><text:span text:style-name="T140">A</text:span><text:span text:style-name="T141"> </text:span><text:span text:style-name="T142">T</text:span><text:span text:style-name="T143">T</text:span><text:span text:style-name="T144"> </text:span><text:span text:style-name="T145">kannada</text:span><text:span text:style-name="T146">58</text:span><text:span text:style-name="T147">/</text:span><text:span text:style-name="T148">54</text:span></text:p>
            <text:p><text:span text:style-name="T149">r</text:span><text:span text:style-name="T150">r</text:span><text:span text:style-name="T149"> k</text:span><text:span text:style-name="T151">k</text:span><text:span text:style-name="T149"> </text:span><text:span text:style-name="T152">D</text:span><text:span text:style-name="T153">D</text:span><text:span text:style-name="T154"> </text:span><text:span text:style-name="T155">b</text:span><text:span text:style-name="T156">b</text:span><text:span text:style-name="T157"> </text:span><text:span text:style-name="T155">z</text:span><text:span text:style-name="T156">z</text:span></text:p>
            <text:p><text:span text:style-name="T158">d</text:span><text:span text:style-name="T159">d</text:span><text:span text:style-name="T160"> </text:span><text:span text:style-name="T161">t</text:span><text:span text:style-name="T159">t</text:span><text:span text:style-name="T162"> </text:span><text:span text:style-name="T163">zava8.github.io</text:span><text:span text:style-name="T164"> </text:span><text:span text:style-name="T165">aiueohcg</text:span></text:p>
            <text:p><text:span text:style-name="T166">y</text:span><text:span text:style-name="T167">y</text:span><text:span text:style-name="T166"> m</text:span><text:span text:style-name="T167">m</text:span><text:span text:style-name="T168"> </text:span><text:span text:style-name="T169">v</text:span><text:span text:style-name="T167">v</text:span><text:span text:style-name="T168"> </text:span><text:span text:style-name="T170">H</text:span><text:span text:style-name="T171">H</text:span><text:span text:style-name="T172"> </text:span></text:p>
            <text:p><text:span text:style-name="T173">n</text:span><text:span text:style-name="T174">n</text:span><text:span text:style-name="T175"> </text:span><text:span text:style-name="T173">s</text:span><text:span text:style-name="T176">s</text:span><text:span text:style-name="T175"> </text:span><text:span text:style-name="T177">p</text:span><text:span text:style-name="T176">p</text:span><text:span text:style-name="T175"> </text:span><text:span text:style-name="T177">f</text:span><text:span text:style-name="T176">f</text:span><text:span text:style-name="T178"> </text:span><text:span text:style-name="T179">N</text:span></text:p>
          </table:table-cell>
          <table:table-cell table:number-columns-repeated="1020"/>
        </table:table-row>
        <table:table-row table:style-name="ro4">
          <table:table-cell table:style-name="Default" table:number-columns-repeated="2"/>
          <table:table-cell table:style-name="ce231" office:value-type="string" calcext:value-type="string">
            <text:p>Aa <text:span text:style-name="T96">Ak ka ki</text:span></text:p>
            <text:p><text:span text:style-name="T96">ku ke ko kN</text:span></text:p>
            <text:p><text:span text:style-name="T96">kh Th th ph</text:span></text:p>
            <text:p><text:span text:style-name="T96">zh sh ph kha</text:span></text:p>
            <text:p><text:span text:style-name="T96">khi khu khe dh</text:span></text:p>
          </table:table-cell>
          <table:table-cell table:style-name="ce231" office:value-type="string" calcext:value-type="string">
            <text:p>Aa <text:span text:style-name="T96">Ak ka ki</text:span></text:p>
            <text:p><text:span text:style-name="T96">ku ke ko kN</text:span></text:p>
            <text:p><text:span text:style-name="T96">kh Th th ph</text:span></text:p>
            <text:p><text:span text:style-name="T96">zh sh ph kha</text:span></text:p>
            <text:p><text:span text:style-name="T96">khi khu khe dh</text:span></text:p>
          </table:table-cell>
          <table:table-cell table:number-columns-repeated="2"/>
          <table:table-cell table:style-name="Default" table:number-columns-repeated="1018"/>
        </table:table-row>
      </table:table>
      <table:table table:name="2tebl" table:style-name="ta1">
        <table:table-column table:style-name="co11" table:default-cell-style-name="ce234"/>
        <table:table-column table:style-name="co12" table:default-cell-style-name="ce235"/>
        <table:table-column table:style-name="co13" table:default-cell-style-name="ce236"/>
        <table:table-column table:style-name="co14" table:default-cell-style-name="ce238"/>
        <table:table-column table:style-name="co15" table:default-cell-style-name="ce234"/>
        <table:table-column table:style-name="co16" table:default-cell-style-name="ce238"/>
        <table:table-column table:style-name="co17" table:default-cell-style-name="ce239"/>
        <table:table-column table:style-name="co18" table:default-cell-style-name="ce240"/>
        <table:table-column table:style-name="co1" table:number-columns-repeated="1016" table:default-cell-style-name="ce241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2*1=2</text:p>
          </table:table-cell>
          <table:table-cell table:formula="of:=[.E1]" office:value-type="string" office:string-value="2*1=2" calcext:value-type="string">
            <text:p>2*1=2</text:p>
          </table:table-cell>
          <table:table-cell table:formula="of:=[.H1]" office:value-type="string" office:string-value="tu vnza tu" calcext:value-type="string">
            <text:p>tu vnza tu</text:p>
          </table:table-cell>
          <table:table-cell office:value-type="string" calcext:value-type="string">
            <text:p>tu vnza tu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2*2=4</text:p>
          </table:table-cell>
          <table:table-cell table:formula="of:=[.E2]" office:value-type="string" office:string-value="2*2=4" calcext:value-type="string">
            <text:p>2*2=4</text:p>
          </table:table-cell>
          <table:table-cell table:formula="of:=[.H2]" office:value-type="string" office:string-value="tu tuza phor" calcext:value-type="string">
            <text:p>tu tuza phor</text:p>
          </table:table-cell>
          <table:table-cell office:value-type="string" calcext:value-type="string">
            <text:p>tu tuza phor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237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2*3=6</text:p>
          </table:table-cell>
          <table:table-cell table:formula="of:=[.E3]" office:value-type="string" office:string-value="2*3=6" calcext:value-type="string">
            <text:p>2*3=6</text:p>
          </table:table-cell>
          <table:table-cell table:formula="of:=[.H3]" office:value-type="string" office:string-value="tu Thriza siks" calcext:value-type="string">
            <text:p>tu Thriza siks</text:p>
          </table:table-cell>
          <table:table-cell office:value-type="string" calcext:value-type="string">
            <text:p>tu <text:span text:style-name="T180">Thriza</text:span> siks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2*4=8</text:p>
          </table:table-cell>
          <table:table-cell table:formula="of:=[.E4]" office:value-type="string" office:string-value="2*4=8" calcext:value-type="string">
            <text:p>2*4=8</text:p>
          </table:table-cell>
          <table:table-cell table:formula="of:=[.H4]" office:value-type="string" office:string-value="tu phorza et" calcext:value-type="string">
            <text:p>tu phorza et</text:p>
          </table:table-cell>
          <table:table-cell office:value-type="string" calcext:value-type="string">
            <text:p>tu phorza et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2*5=L</text:p>
          </table:table-cell>
          <table:table-cell table:formula="of:=[.E5]" office:value-type="string" office:string-value="2*5=L" calcext:value-type="string">
            <text:p>2*5=L</text:p>
          </table:table-cell>
          <table:table-cell table:formula="of:=[.H5]" office:value-type="string" office:string-value="tu phaivza ten" calcext:value-type="string">
            <text:p>tu phaivza ten</text:p>
          </table:table-cell>
          <table:table-cell office:value-type="string" calcext:value-type="string">
            <text:p>tu phaivza te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2*6=Q</text:p>
          </table:table-cell>
          <table:table-cell table:formula="of:=[.E6]" office:value-type="string" office:string-value="2*6=Q" calcext:value-type="string">
            <text:p>2*6=Q</text:p>
          </table:table-cell>
          <table:table-cell table:formula="of:=[.H6]" office:value-type="string" office:string-value="tu siksza kvelv" calcext:value-type="string">
            <text:p>tu siksza kvelv</text:p>
          </table:table-cell>
          <table:table-cell office:value-type="string" calcext:value-type="string">
            <text:p>tu siksza kvelv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2*7=X</text:p>
          </table:table-cell>
          <table:table-cell table:formula="of:=[.E7]" office:value-type="string" office:string-value="2*7=X" calcext:value-type="string">
            <text:p>2*7=X</text:p>
          </table:table-cell>
          <table:table-cell table:formula="of:=[.H7]" office:value-type="string" office:string-value="tu sevenza Aksen" calcext:value-type="string">
            <text:p>tu sevenza Aksen</text:p>
          </table:table-cell>
          <table:table-cell office:value-type="string" calcext:value-type="string">
            <text:p>tu sevenza <text:span text:style-name="T180">Aksen</text:span>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2*8=10</text:p>
          </table:table-cell>
          <table:table-cell table:formula="of:=[.E8]" office:value-type="string" office:string-value="2*8=10" calcext:value-type="string">
            <text:p>2*8=10</text:p>
          </table:table-cell>
          <table:table-cell table:formula="of:=[.H8]" office:value-type="string" office:string-value="tu etza vnti" calcext:value-type="string">
            <text:p>tu etza vnti</text:p>
          </table:table-cell>
          <table:table-cell office:value-type="string" calcext:value-type="string">
            <text:p>tu etza vnti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2*9=12</text:p>
          </table:table-cell>
          <table:table-cell table:formula="of:=[.E9]" office:value-type="string" office:string-value="2*9=12" calcext:value-type="string">
            <text:p>2*9=12</text:p>
          </table:table-cell>
          <table:table-cell table:formula="of:=[.H9]" office:value-type="string" office:string-value="tu nainza vnti tu" calcext:value-type="string">
            <text:p>tu nainza vnti tu</text:p>
          </table:table-cell>
          <table:table-cell office:value-type="string" calcext:value-type="string">
            <text:p>tu nainza vnti tu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2*L=14</text:p>
          </table:table-cell>
          <table:table-cell table:formula="of:=[.E10]" office:value-type="string" office:string-value="2*L=14" calcext:value-type="string">
            <text:p>2*L=14</text:p>
          </table:table-cell>
          <table:table-cell table:formula="of:=[.H10]" office:value-type="string" office:string-value="tu tenza vnti phor" calcext:value-type="string">
            <text:p>tu tenza vnti phor</text:p>
          </table:table-cell>
          <table:table-cell office:value-type="string" calcext:value-type="string">
            <text:p>tu tenza vn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2*J=16</text:p>
          </table:table-cell>
          <table:table-cell table:formula="of:=[.E11]" office:value-type="string" office:string-value="2*J=16" calcext:value-type="string">
            <text:p>2*J=16</text:p>
          </table:table-cell>
          <table:table-cell table:formula="of:=[.H11]" office:value-type="string" office:string-value="tu zilevenza vnti siks" calcext:value-type="string">
            <text:p>tu zilevenza vnti siks</text:p>
          </table:table-cell>
          <table:table-cell office:value-type="string" calcext:value-type="string">
            <text:p>tu zilevenza vnti sik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2*Q=18</text:p>
          </table:table-cell>
          <table:table-cell table:formula="of:=[.E12]" office:value-type="string" office:string-value="2*Q=18" calcext:value-type="string">
            <text:p>2*Q=18</text:p>
          </table:table-cell>
          <table:table-cell table:formula="of:=[.H12]" office:value-type="string" office:string-value="tu kvelvza vnti et" calcext:value-type="string">
            <text:p>tu kvelvza vnti et</text:p>
          </table:table-cell>
          <table:table-cell office:value-type="string" calcext:value-type="string">
            <text:p><text:span text:style-name="T181">tu kvelvza vnti et</text:span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2*W=1L</text:p>
          </table:table-cell>
          <table:table-cell table:formula="of:=[.E13]" office:value-type="string" office:string-value="2*W=1L" calcext:value-type="string">
            <text:p>2*W=1L</text:p>
          </table:table-cell>
          <table:table-cell table:formula="of:=[.H13]" office:value-type="string" office:string-value="tu dblunza vnti ten" calcext:value-type="string">
            <text:p>tu dblunza vnti ten</text:p>
          </table:table-cell>
          <table:table-cell office:value-type="string" calcext:value-type="string">
            <text:p>tu dblunza vnti t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237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2*X=1Q</text:p>
          </table:table-cell>
          <table:table-cell table:formula="of:=[.E14]" office:value-type="string" office:string-value="2*X=1Q" calcext:value-type="string">
            <text:p>2*X=1Q</text:p>
          </table:table-cell>
          <table:table-cell table:formula="of:=[.H14]" office:value-type="string" office:string-value="tu Aksenza vnti kvelv" calcext:value-type="string">
            <text:p>tu Aksenza vnti kvelv</text:p>
          </table:table-cell>
          <table:table-cell office:value-type="string" calcext:value-type="string">
            <text:p>tu <text:span text:style-name="T182">Aksenza</text:span> vn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2*F=1X</text:p>
          </table:table-cell>
          <table:table-cell table:formula="of:=[.E15]" office:value-type="string" office:string-value="2*F=1X" calcext:value-type="string">
            <text:p>2*F=1X</text:p>
          </table:table-cell>
          <table:table-cell table:formula="of:=[.H15]" office:value-type="string" office:string-value="tu phenza vnti Aksen" calcext:value-type="string">
            <text:p>tu phenza vnti Aksen</text:p>
          </table:table-cell>
          <table:table-cell office:value-type="string" calcext:value-type="string">
            <text:p>tu phenza vnti Aksen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2*10=20</text:p>
          </table:table-cell>
          <table:table-cell table:formula="of:=[.E16]" office:value-type="string" office:string-value="2*10=20" calcext:value-type="string">
            <text:p>2*10=20</text:p>
          </table:table-cell>
          <table:table-cell table:formula="of:=[.H16]" office:value-type="string" office:string-value="tu vntiza tuti" calcext:value-type="string">
            <text:p>tu vntiza tuti</text:p>
          </table:table-cell>
          <table:table-cell office:value-type="string" calcext:value-type="string">
            <text:p>tu vntiza tu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3tebl" table:style-name="ta1">
        <table:table-column table:style-name="co11" table:default-cell-style-name="ce234"/>
        <table:table-column table:style-name="co12" table:default-cell-style-name="ce235"/>
        <table:table-column table:style-name="co13" table:default-cell-style-name="ce236"/>
        <table:table-column table:style-name="co14" table:default-cell-style-name="ce238"/>
        <table:table-column table:style-name="co15" table:default-cell-style-name="ce234"/>
        <table:table-column table:style-name="co16" table:default-cell-style-name="ce238"/>
        <table:table-column table:style-name="co19" table:default-cell-style-name="ce239"/>
        <table:table-column table:style-name="co20" table:default-cell-style-name="ce240"/>
        <table:table-column table:style-name="co1" table:number-columns-repeated="1016" table:default-cell-style-name="ce241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3*1=3</text:p>
          </table:table-cell>
          <table:table-cell table:formula="of:=[.E1]" office:value-type="string" office:string-value="3*1=3" calcext:value-type="string">
            <text:p>3*1=3</text:p>
          </table:table-cell>
          <table:table-cell table:formula="of:=[.H1]" office:value-type="string" office:string-value="Thri vnza Thri" calcext:value-type="string">
            <text:p>Thri vnza Thri</text:p>
          </table:table-cell>
          <table:table-cell office:value-type="string" calcext:value-type="string">
            <text:p><text:span text:style-name="T183">Thri vnza Thri</text:span>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3*2=6</text:p>
          </table:table-cell>
          <table:table-cell table:formula="of:=[.E2]" office:value-type="string" office:string-value="3*2=6" calcext:value-type="string">
            <text:p>3*2=6</text:p>
          </table:table-cell>
          <table:table-cell table:formula="of:=[.H2]" office:value-type="string" office:string-value="Thri tuza siks" calcext:value-type="string">
            <text:p>Thri tuza siks</text:p>
          </table:table-cell>
          <table:table-cell office:value-type="string" calcext:value-type="string">
            <text:p>Thri tuza siks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237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3*3=9</text:p>
          </table:table-cell>
          <table:table-cell table:formula="of:=[.E3]" office:value-type="string" office:string-value="3*3=9" calcext:value-type="string">
            <text:p>3*3=9</text:p>
          </table:table-cell>
          <table:table-cell table:formula="of:=[.H3]" office:value-type="string" office:string-value="Thri Thriza nain" calcext:value-type="string">
            <text:p>Thri Thriza nain</text:p>
          </table:table-cell>
          <table:table-cell office:value-type="string" calcext:value-type="string">
            <text:p>Thri <text:span text:style-name="T182">Thriza</text:span> nai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3*4=Q</text:p>
          </table:table-cell>
          <table:table-cell table:formula="of:=[.E4]" office:value-type="string" office:string-value="3*4=Q" calcext:value-type="string">
            <text:p>3*4=Q</text:p>
          </table:table-cell>
          <table:table-cell table:formula="of:=[.H4]" office:value-type="string" office:string-value="Thri phorza kvelv" calcext:value-type="string">
            <text:p>Thri phorza kvelv</text:p>
          </table:table-cell>
          <table:table-cell office:value-type="string" calcext:value-type="string">
            <text:p>Thri phorza kvelv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3*5=F</text:p>
          </table:table-cell>
          <table:table-cell table:formula="of:=[.E5]" office:value-type="string" office:string-value="3*5=F" calcext:value-type="string">
            <text:p>3*5=F</text:p>
          </table:table-cell>
          <table:table-cell table:formula="of:=[.H5]" office:value-type="string" office:string-value="Thri phaivza phen" calcext:value-type="string">
            <text:p>Thri phaivza phen</text:p>
          </table:table-cell>
          <table:table-cell office:value-type="string" calcext:value-type="string">
            <text:p>Thri phaivza phe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3*6=12</text:p>
          </table:table-cell>
          <table:table-cell table:formula="of:=[.E6]" office:value-type="string" office:string-value="3*6=12" calcext:value-type="string">
            <text:p>3*6=12</text:p>
          </table:table-cell>
          <table:table-cell table:formula="of:=[.H6]" office:value-type="string" office:string-value="Thri siksza vnti tu" calcext:value-type="string">
            <text:p>Thri siksza vnti tu</text:p>
          </table:table-cell>
          <table:table-cell office:value-type="string" calcext:value-type="string">
            <text:p>Thri siksza vnti tu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3*7=15</text:p>
          </table:table-cell>
          <table:table-cell table:formula="of:=[.E7]" office:value-type="string" office:string-value="3*7=15" calcext:value-type="string">
            <text:p>3*7=15</text:p>
          </table:table-cell>
          <table:table-cell table:formula="of:=[.H7]" office:value-type="string" office:string-value="Thri sevenza vnti phaiv" calcext:value-type="string">
            <text:p>Thri sevenza vnti phaiv</text:p>
          </table:table-cell>
          <table:table-cell office:value-type="string" calcext:value-type="string">
            <text:p>Thri sevenza vnti phaiv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3*8=18</text:p>
          </table:table-cell>
          <table:table-cell table:formula="of:=[.E8]" office:value-type="string" office:string-value="3*8=18" calcext:value-type="string">
            <text:p>3*8=18</text:p>
          </table:table-cell>
          <table:table-cell table:formula="of:=[.H8]" office:value-type="string" office:string-value="Thri etza vnti et" calcext:value-type="string">
            <text:p>Thri etza vnti et</text:p>
          </table:table-cell>
          <table:table-cell office:value-type="string" calcext:value-type="string">
            <text:p>Thri etza vnti et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3*9=1J</text:p>
          </table:table-cell>
          <table:table-cell table:formula="of:=[.E9]" office:value-type="string" office:string-value="3*9=1J" calcext:value-type="string">
            <text:p>3*9=1J</text:p>
          </table:table-cell>
          <table:table-cell table:formula="of:=[.H9]" office:value-type="string" office:string-value="Thri nainza vnti zileven" calcext:value-type="string">
            <text:p>Thri nainza vnti zileven</text:p>
          </table:table-cell>
          <table:table-cell office:value-type="string" calcext:value-type="string">
            <text:p>Thri nainza vnti zilev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3*L=1X</text:p>
          </table:table-cell>
          <table:table-cell table:formula="of:=[.E10]" office:value-type="string" office:string-value="3*L=1X" calcext:value-type="string">
            <text:p>3*L=1X</text:p>
          </table:table-cell>
          <table:table-cell table:formula="of:=[.H10]" office:value-type="string" office:string-value="Thri tenza vnti Aksen" calcext:value-type="string">
            <text:p>Thri tenza vnti Aksen</text:p>
          </table:table-cell>
          <table:table-cell office:value-type="string" calcext:value-type="string">
            <text:p>Thri tenza vnti Aks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3*J=21</text:p>
          </table:table-cell>
          <table:table-cell table:formula="of:=[.E11]" office:value-type="string" office:string-value="3*J=21" calcext:value-type="string">
            <text:p>3*J=21</text:p>
          </table:table-cell>
          <table:table-cell table:formula="of:=[.H11]" office:value-type="string" office:string-value="Thri zilevenza tuti vn" calcext:value-type="string">
            <text:p>Thri zilevenza tuti vn</text:p>
          </table:table-cell>
          <table:table-cell office:value-type="string" calcext:value-type="string">
            <text:p>Thri zilevenza tuti v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3*Q=24</text:p>
          </table:table-cell>
          <table:table-cell table:formula="of:=[.E12]" office:value-type="string" office:string-value="3*Q=24" calcext:value-type="string">
            <text:p>3*Q=24</text:p>
          </table:table-cell>
          <table:table-cell table:formula="of:=[.H12]" office:value-type="string" office:string-value="Thri kvelvza tuti phor" calcext:value-type="string">
            <text:p>Thri kvelvza tuti phor</text:p>
          </table:table-cell>
          <table:table-cell office:value-type="string" calcext:value-type="string">
            <text:p>Thri kvelvza tu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3*W=27</text:p>
          </table:table-cell>
          <table:table-cell table:formula="of:=[.E13]" office:value-type="string" office:string-value="3*W=27" calcext:value-type="string">
            <text:p>3*W=27</text:p>
          </table:table-cell>
          <table:table-cell table:formula="of:=[.H13]" office:value-type="string" office:string-value="Thri dblunza tuti seven" calcext:value-type="string">
            <text:p>Thri dblunza tuti seven</text:p>
          </table:table-cell>
          <table:table-cell office:value-type="string" calcext:value-type="string">
            <text:p>Thri dblunza tuti sev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237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3*X=2L</text:p>
          </table:table-cell>
          <table:table-cell table:formula="of:=[.E14]" office:value-type="string" office:string-value="3*X=2L" calcext:value-type="string">
            <text:p>3*X=2L</text:p>
          </table:table-cell>
          <table:table-cell table:formula="of:=[.H14]" office:value-type="string" office:string-value="Thri Aksenza tuti ten" calcext:value-type="string">
            <text:p>Thri Aksenza tuti ten</text:p>
          </table:table-cell>
          <table:table-cell office:value-type="string" calcext:value-type="string">
            <text:p>Thri <text:span text:style-name="T182">Aksenza</text:span> tuti t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3*F=2W</text:p>
          </table:table-cell>
          <table:table-cell table:formula="of:=[.E15]" office:value-type="string" office:string-value="3*F=2W" calcext:value-type="string">
            <text:p>3*F=2W</text:p>
          </table:table-cell>
          <table:table-cell table:formula="of:=[.H15]" office:value-type="string" office:string-value="Thri phenza tuti dblun" calcext:value-type="string">
            <text:p>Thri phenza tuti dblun</text:p>
          </table:table-cell>
          <table:table-cell office:value-type="string" calcext:value-type="string">
            <text:p>Thri phenza tuti dblun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3*10=30</text:p>
          </table:table-cell>
          <table:table-cell table:formula="of:=[.E16]" office:value-type="string" office:string-value="3*10=30" calcext:value-type="string">
            <text:p>3*10=30</text:p>
          </table:table-cell>
          <table:table-cell table:formula="of:=[.H16]" office:value-type="string" office:string-value="Thri vntiza Thriti" calcext:value-type="string">
            <text:p>Thri vntiza Thriti</text:p>
          </table:table-cell>
          <table:table-cell office:value-type="string" calcext:value-type="string">
            <text:p>Thri vntiza Thri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4tebl" table:style-name="ta1">
        <table:table-column table:style-name="co11" table:default-cell-style-name="ce234"/>
        <table:table-column table:style-name="co12" table:default-cell-style-name="ce235"/>
        <table:table-column table:style-name="co13" table:default-cell-style-name="ce236"/>
        <table:table-column table:style-name="co14" table:default-cell-style-name="ce238"/>
        <table:table-column table:style-name="co1" table:default-cell-style-name="ce242"/>
        <table:table-column table:style-name="co16" table:default-cell-style-name="ce238"/>
        <table:table-column table:style-name="co21" table:default-cell-style-name="ce239"/>
        <table:table-column table:style-name="co22" table:default-cell-style-name="ce240"/>
        <table:table-column table:style-name="co1" table:number-columns-repeated="1016" table:default-cell-style-name="ce241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4*1=4</text:p>
          </table:table-cell>
          <table:table-cell table:formula="of:=[.E1]" office:value-type="string" office:string-value="4*1=4" calcext:value-type="string">
            <text:p>4*1=4</text:p>
          </table:table-cell>
          <table:table-cell table:formula="of:=[.H1]" office:value-type="string" office:string-value="phor vnza phor" calcext:value-type="string">
            <text:p>phor vnza phor</text:p>
          </table:table-cell>
          <table:table-cell office:value-type="string" calcext:value-type="string">
            <text:p>phor vnza phor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4*2=8</text:p>
          </table:table-cell>
          <table:table-cell table:formula="of:=[.E2]" office:value-type="string" office:string-value="4*2=8" calcext:value-type="string">
            <text:p>4*2=8</text:p>
          </table:table-cell>
          <table:table-cell table:formula="of:=[.H2]" office:value-type="string" office:string-value="phor tuza et" calcext:value-type="string">
            <text:p>phor tuza et</text:p>
          </table:table-cell>
          <table:table-cell office:value-type="string" calcext:value-type="string">
            <text:p>phor tuza et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237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4*3=Q</text:p>
          </table:table-cell>
          <table:table-cell table:formula="of:=[.E3]" office:value-type="string" office:string-value="4*3=Q" calcext:value-type="string">
            <text:p>4*3=Q</text:p>
          </table:table-cell>
          <table:table-cell table:formula="of:=[.H3]" office:value-type="string" office:string-value="phor Thriza kvelv" calcext:value-type="string">
            <text:p>phor Thriza kvelv</text:p>
          </table:table-cell>
          <table:table-cell office:value-type="string" calcext:value-type="string">
            <text:p>phor <text:span text:style-name="T184">Thriza</text:span> kvelv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4*4=10</text:p>
          </table:table-cell>
          <table:table-cell table:formula="of:=[.E4]" office:value-type="string" office:string-value="4*4=10" calcext:value-type="string">
            <text:p>4*4=10</text:p>
          </table:table-cell>
          <table:table-cell table:formula="of:=[.H4]" office:value-type="string" office:string-value="phor phorza vnti" calcext:value-type="string">
            <text:p>phor phorza vnti</text:p>
          </table:table-cell>
          <table:table-cell office:value-type="string" calcext:value-type="string">
            <text:p>phor phorza vnti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4*5=14</text:p>
          </table:table-cell>
          <table:table-cell table:formula="of:=[.E5]" office:value-type="string" office:string-value="4*5=14" calcext:value-type="string">
            <text:p>4*5=14</text:p>
          </table:table-cell>
          <table:table-cell table:formula="of:=[.H5]" office:value-type="string" office:string-value="phor phaivza vnti phor" calcext:value-type="string">
            <text:p>phor phaivza vnti phor</text:p>
          </table:table-cell>
          <table:table-cell office:value-type="string" calcext:value-type="string">
            <text:p>phor phaivza vnti phor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4*6=18</text:p>
          </table:table-cell>
          <table:table-cell table:formula="of:=[.E6]" office:value-type="string" office:string-value="4*6=18" calcext:value-type="string">
            <text:p>4*6=18</text:p>
          </table:table-cell>
          <table:table-cell table:formula="of:=[.H6]" office:value-type="string" office:string-value="phor siksza vnti et" calcext:value-type="string">
            <text:p>phor siksza vnti et</text:p>
          </table:table-cell>
          <table:table-cell office:value-type="string" calcext:value-type="string">
            <text:p>phor siksza vnti et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4*7=1Q</text:p>
          </table:table-cell>
          <table:table-cell table:formula="of:=[.E7]" office:value-type="string" office:string-value="4*7=1Q" calcext:value-type="string">
            <text:p>4*7=1Q</text:p>
          </table:table-cell>
          <table:table-cell table:formula="of:=[.H7]" office:value-type="string" office:string-value="phor sevenza vnti kvelv" calcext:value-type="string">
            <text:p>phor sevenza vnti kvelv</text:p>
          </table:table-cell>
          <table:table-cell office:value-type="string" calcext:value-type="string">
            <text:p>phor sevenza vnti kvelv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4*8=20</text:p>
          </table:table-cell>
          <table:table-cell table:formula="of:=[.E8]" office:value-type="string" office:string-value="4*8=20" calcext:value-type="string">
            <text:p>4*8=20</text:p>
          </table:table-cell>
          <table:table-cell table:formula="of:=[.H8]" office:value-type="string" office:string-value="phor etza tuti" calcext:value-type="string">
            <text:p>phor etza tuti</text:p>
          </table:table-cell>
          <table:table-cell office:value-type="string" calcext:value-type="string">
            <text:p>phor etza tuti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4*9=24</text:p>
          </table:table-cell>
          <table:table-cell table:formula="of:=[.E9]" office:value-type="string" office:string-value="4*9=24" calcext:value-type="string">
            <text:p>4*9=24</text:p>
          </table:table-cell>
          <table:table-cell table:formula="of:=[.H9]" office:value-type="string" office:string-value="phor nainza tuti phor" calcext:value-type="string">
            <text:p>phor nainza tuti phor</text:p>
          </table:table-cell>
          <table:table-cell office:value-type="string" calcext:value-type="string">
            <text:p>phor nainza tu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4*L=28</text:p>
          </table:table-cell>
          <table:table-cell table:formula="of:=[.E10]" office:value-type="string" office:string-value="4*L=28" calcext:value-type="string">
            <text:p>4*L=28</text:p>
          </table:table-cell>
          <table:table-cell table:formula="of:=[.H10]" office:value-type="string" office:string-value="phor tenza tuti et" calcext:value-type="string">
            <text:p>phor tenza tuti et</text:p>
          </table:table-cell>
          <table:table-cell office:value-type="string" calcext:value-type="string">
            <text:p>phor tenza tu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4*J=2Q</text:p>
          </table:table-cell>
          <table:table-cell table:formula="of:=[.E11]" office:value-type="string" office:string-value="4*J=2Q" calcext:value-type="string">
            <text:p>4*J=2Q</text:p>
          </table:table-cell>
          <table:table-cell table:formula="of:=[.H11]" office:value-type="string" office:string-value="phor zilevenza tuti kvelv" calcext:value-type="string">
            <text:p>phor zilevenza tuti kvelv</text:p>
          </table:table-cell>
          <table:table-cell office:value-type="string" calcext:value-type="string">
            <text:p>phor zilevenza tu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4*Q=30</text:p>
          </table:table-cell>
          <table:table-cell table:formula="of:=[.E12]" office:value-type="string" office:string-value="4*Q=30" calcext:value-type="string">
            <text:p>4*Q=30</text:p>
          </table:table-cell>
          <table:table-cell table:formula="of:=[.H12]" office:value-type="string" office:string-value="phor kvelvza Thriti" calcext:value-type="string">
            <text:p>phor kvelvza Thriti</text:p>
          </table:table-cell>
          <table:table-cell office:value-type="string" calcext:value-type="string">
            <text:p>phor kvelvza <text:span text:style-name="T184">Thriti</text:span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4*W=34</text:p>
          </table:table-cell>
          <table:table-cell table:formula="of:=[.E13]" office:value-type="string" office:string-value="4*W=34" calcext:value-type="string">
            <text:p>4*W=34</text:p>
          </table:table-cell>
          <table:table-cell table:formula="of:=[.H13]" office:value-type="string" office:string-value="phor dblunza Thriti phor" calcext:value-type="string">
            <text:p>phor dblunza Thriti phor</text:p>
          </table:table-cell>
          <table:table-cell office:value-type="string" calcext:value-type="string">
            <text:p><text:span text:style-name="T183">phor dblunza Thriti phor</text:span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237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4*X=38</text:p>
          </table:table-cell>
          <table:table-cell table:formula="of:=[.E14]" office:value-type="string" office:string-value="4*X=38" calcext:value-type="string">
            <text:p>4*X=38</text:p>
          </table:table-cell>
          <table:table-cell table:formula="of:=[.H14]" office:value-type="string" office:string-value="phor Aksenza Thriti et" calcext:value-type="string">
            <text:p>phor Aksenza Thriti et</text:p>
          </table:table-cell>
          <table:table-cell table:style-name="ce243" office:value-type="string" calcext:value-type="string">
            <text:p><text:span text:style-name="T185">phor </text:span><text:span text:style-name="T186">Aksenza Thriti</text:span><text:span text:style-name="T185"> et</text:span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4*F=3Q</text:p>
          </table:table-cell>
          <table:table-cell table:formula="of:=[.E15]" office:value-type="string" office:string-value="4*F=3Q" calcext:value-type="string">
            <text:p>4*F=3Q</text:p>
          </table:table-cell>
          <table:table-cell table:formula="of:=[.H15]" office:value-type="string" office:string-value="phor phenza Thriti kvelv" calcext:value-type="string">
            <text:p>phor phenza Thriti kvelv</text:p>
          </table:table-cell>
          <table:table-cell table:style-name="ce243" office:value-type="string" calcext:value-type="string">
            <text:p><text:span text:style-name="T185">phor phenza </text:span><text:span text:style-name="T186">Thriti</text:span><text:span text:style-name="T185"> kvelv</text:span>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4*10=40</text:p>
          </table:table-cell>
          <table:table-cell table:formula="of:=[.E16]" office:value-type="string" office:string-value="4*10=40" calcext:value-type="string">
            <text:p>4*10=40</text:p>
          </table:table-cell>
          <table:table-cell table:formula="of:=[.H16]" office:value-type="string" office:string-value="phor vntiza phorti" calcext:value-type="string">
            <text:p>phor vntiza phorti</text:p>
          </table:table-cell>
          <table:table-cell office:value-type="string" calcext:value-type="string">
            <text:p>phor vntiza phor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5tebl" table:style-name="ta1">
        <table:table-column table:style-name="co11" table:default-cell-style-name="ce234"/>
        <table:table-column table:style-name="co12" table:default-cell-style-name="ce235"/>
        <table:table-column table:style-name="co13" table:default-cell-style-name="ce236"/>
        <table:table-column table:style-name="co14" table:default-cell-style-name="ce238"/>
        <table:table-column table:style-name="co1" table:default-cell-style-name="ce234"/>
        <table:table-column table:style-name="co16" table:default-cell-style-name="ce238"/>
        <table:table-column table:style-name="co23" table:default-cell-style-name="ce239"/>
        <table:table-column table:style-name="co24" table:default-cell-style-name="ce240"/>
        <table:table-column table:style-name="co1" table:number-columns-repeated="1016" table:default-cell-style-name="ce241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5*1=5</text:p>
          </table:table-cell>
          <table:table-cell table:formula="of:=[.E1]" office:value-type="string" office:string-value="5*1=5" calcext:value-type="string">
            <text:p>5*1=5</text:p>
          </table:table-cell>
          <table:table-cell table:formula="of:=[.H1]" office:value-type="string" office:string-value="phaiv vnza phaiv" calcext:value-type="string">
            <text:p>phaiv vnza phaiv</text:p>
          </table:table-cell>
          <table:table-cell office:value-type="string" calcext:value-type="string">
            <text:p>phaiv vnza phaiv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5*2=L</text:p>
          </table:table-cell>
          <table:table-cell table:formula="of:=[.E2]" office:value-type="string" office:string-value="5*2=L" calcext:value-type="string">
            <text:p>5*2=L</text:p>
          </table:table-cell>
          <table:table-cell table:formula="of:=[.H2]" office:value-type="string" office:string-value="phaiv tuza ten" calcext:value-type="string">
            <text:p>phaiv tuza ten</text:p>
          </table:table-cell>
          <table:table-cell office:value-type="string" calcext:value-type="string">
            <text:p>phaiv tuza ten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237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5*3=F</text:p>
          </table:table-cell>
          <table:table-cell table:formula="of:=[.E3]" office:value-type="string" office:string-value="5*3=F" calcext:value-type="string">
            <text:p>5*3=F</text:p>
          </table:table-cell>
          <table:table-cell table:formula="of:=[.H3]" office:value-type="string" office:string-value="phaiv Thriza phen" calcext:value-type="string">
            <text:p>phaiv Thriza phen</text:p>
          </table:table-cell>
          <table:table-cell office:value-type="string" calcext:value-type="string">
            <text:p>phaiv <text:span text:style-name="T182">Thriza</text:span> phe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5*4=14</text:p>
          </table:table-cell>
          <table:table-cell table:formula="of:=[.E4]" office:value-type="string" office:string-value="5*4=14" calcext:value-type="string">
            <text:p>5*4=14</text:p>
          </table:table-cell>
          <table:table-cell table:formula="of:=[.H4]" office:value-type="string" office:string-value="phaiv phorza vnti phor" calcext:value-type="string">
            <text:p>phaiv phorza vnti phor</text:p>
          </table:table-cell>
          <table:table-cell office:value-type="string" calcext:value-type="string">
            <text:p>phaiv phorza vnti phor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5*5=19</text:p>
          </table:table-cell>
          <table:table-cell table:formula="of:=[.E5]" office:value-type="string" office:string-value="5*5=19" calcext:value-type="string">
            <text:p>5*5=19</text:p>
          </table:table-cell>
          <table:table-cell table:formula="of:=[.H5]" office:value-type="string" office:string-value="phaiv phaivza vnti nain" calcext:value-type="string">
            <text:p>phaiv phaivza vnti nain</text:p>
          </table:table-cell>
          <table:table-cell office:value-type="string" calcext:value-type="string">
            <text:p>phaiv phaivza vnti nai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5*6=1X</text:p>
          </table:table-cell>
          <table:table-cell table:formula="of:=[.E6]" office:value-type="string" office:string-value="5*6=1X" calcext:value-type="string">
            <text:p>5*6=1X</text:p>
          </table:table-cell>
          <table:table-cell table:formula="of:=[.H6]" office:value-type="string" office:string-value="phaiv siksza vnti Aksen" calcext:value-type="string">
            <text:p>phaiv siksza vnti Aksen</text:p>
          </table:table-cell>
          <table:table-cell office:value-type="string" calcext:value-type="string">
            <text:p>phaiv siksza vnti <text:span text:style-name="T93">Aksen</text:span>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5*7=23</text:p>
          </table:table-cell>
          <table:table-cell table:formula="of:=[.E7]" office:value-type="string" office:string-value="5*7=23" calcext:value-type="string">
            <text:p>5*7=23</text:p>
          </table:table-cell>
          <table:table-cell table:formula="of:=[.H7]" office:value-type="string" office:string-value="phaiv sevenza tuti Thri" calcext:value-type="string">
            <text:p>phaiv sevenza tuti Thri</text:p>
          </table:table-cell>
          <table:table-cell office:value-type="string" calcext:value-type="string">
            <text:p>phaiv sevenza tuti Thri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5*8=28</text:p>
          </table:table-cell>
          <table:table-cell table:formula="of:=[.E8]" office:value-type="string" office:string-value="5*8=28" calcext:value-type="string">
            <text:p>5*8=28</text:p>
          </table:table-cell>
          <table:table-cell table:formula="of:=[.H8]" office:value-type="string" office:string-value="phaiv etza tuti et" calcext:value-type="string">
            <text:p>phaiv etza tuti et</text:p>
          </table:table-cell>
          <table:table-cell office:value-type="string" calcext:value-type="string">
            <text:p>phaiv etza tuti et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5*9=2W</text:p>
          </table:table-cell>
          <table:table-cell table:formula="of:=[.E9]" office:value-type="string" office:string-value="5*9=2W" calcext:value-type="string">
            <text:p>5*9=2W</text:p>
          </table:table-cell>
          <table:table-cell table:formula="of:=[.H9]" office:value-type="string" office:string-value="phaiv nainza tuti dblun" calcext:value-type="string">
            <text:p>phaiv nainza tuti dblun</text:p>
          </table:table-cell>
          <table:table-cell office:value-type="string" calcext:value-type="string">
            <text:p>phaiv nainza tuti dblu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5*L=32</text:p>
          </table:table-cell>
          <table:table-cell table:formula="of:=[.E10]" office:value-type="string" office:string-value="5*L=32" calcext:value-type="string">
            <text:p>5*L=32</text:p>
          </table:table-cell>
          <table:table-cell table:formula="of:=[.H10]" office:value-type="string" office:string-value="phaiv tenza Thriti tu" calcext:value-type="string">
            <text:p>phaiv tenza Thriti tu</text:p>
          </table:table-cell>
          <table:table-cell office:value-type="string" calcext:value-type="string">
            <text:p>phaiv tenza <text:span text:style-name="T93">Thriti</text:span> tu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5*J=37</text:p>
          </table:table-cell>
          <table:table-cell table:formula="of:=[.E11]" office:value-type="string" office:string-value="5*J=37" calcext:value-type="string">
            <text:p>5*J=37</text:p>
          </table:table-cell>
          <table:table-cell table:formula="of:=[.H11]" office:value-type="string" office:string-value="phaiv zilevenza Thriti seven" calcext:value-type="string">
            <text:p>phaiv zilevenza Thriti seven</text:p>
          </table:table-cell>
          <table:table-cell office:value-type="string" calcext:value-type="string">
            <text:p>phaiv zilevenza Thriti sev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5*Q=3Q</text:p>
          </table:table-cell>
          <table:table-cell table:formula="of:=[.E12]" office:value-type="string" office:string-value="5*Q=3Q" calcext:value-type="string">
            <text:p>5*Q=3Q</text:p>
          </table:table-cell>
          <table:table-cell table:formula="of:=[.H12]" office:value-type="string" office:string-value="phaiv kvelvza Thriti kvelv" calcext:value-type="string">
            <text:p>phaiv kvelvza Thriti kvelv</text:p>
          </table:table-cell>
          <table:table-cell office:value-type="string" calcext:value-type="string">
            <text:p>phaiv kvelvza <text:span text:style-name="T93">Thriti</text:span>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5*W=41</text:p>
          </table:table-cell>
          <table:table-cell table:formula="of:=[.E13]" office:value-type="string" office:string-value="5*W=41" calcext:value-type="string">
            <text:p>5*W=41</text:p>
          </table:table-cell>
          <table:table-cell table:formula="of:=[.H13]" office:value-type="string" office:string-value="phaiv dblunza phorti vn" calcext:value-type="string">
            <text:p>phaiv dblunza phorti vn</text:p>
          </table:table-cell>
          <table:table-cell office:value-type="string" calcext:value-type="string">
            <text:p>phaiv dblunza phorti v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237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5*X=46</text:p>
          </table:table-cell>
          <table:table-cell table:formula="of:=[.E14]" office:value-type="string" office:string-value="5*X=46" calcext:value-type="string">
            <text:p>5*X=46</text:p>
          </table:table-cell>
          <table:table-cell table:formula="of:=[.H14]" office:value-type="string" office:string-value="phaiv Aksenza phorti siks" calcext:value-type="string">
            <text:p>phaiv Aksenza phorti siks</text:p>
          </table:table-cell>
          <table:table-cell office:value-type="string" calcext:value-type="string">
            <text:p>phaiv <text:span text:style-name="T182">Aksenza</text:span> phorti sik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5*F=4J</text:p>
          </table:table-cell>
          <table:table-cell table:formula="of:=[.E15]" office:value-type="string" office:string-value="5*F=4J" calcext:value-type="string">
            <text:p>5*F=4J</text:p>
          </table:table-cell>
          <table:table-cell table:formula="of:=[.H15]" office:value-type="string" office:string-value="phaiv phenza phorti zileven" calcext:value-type="string">
            <text:p>phaiv phenza phorti zileven</text:p>
          </table:table-cell>
          <table:table-cell office:value-type="string" calcext:value-type="string">
            <text:p>phaiv phenza phorti zileven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5*10=50</text:p>
          </table:table-cell>
          <table:table-cell table:formula="of:=[.E16]" office:value-type="string" office:string-value="5*10=50" calcext:value-type="string">
            <text:p>5*10=50</text:p>
          </table:table-cell>
          <table:table-cell table:formula="of:=[.H16]" office:value-type="string" office:string-value="phaiv vntiza phaivti" calcext:value-type="string">
            <text:p>phaiv vntiza phaivti</text:p>
          </table:table-cell>
          <table:table-cell office:value-type="string" calcext:value-type="string">
            <text:p>phaiv vntiza phaiv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6tebl" table:style-name="ta1">
        <table:table-column table:style-name="co11" table:default-cell-style-name="ce234"/>
        <table:table-column table:style-name="co12" table:default-cell-style-name="ce235"/>
        <table:table-column table:style-name="co13" table:default-cell-style-name="ce236"/>
        <table:table-column table:style-name="co14" table:default-cell-style-name="ce238"/>
        <table:table-column table:style-name="co15" table:default-cell-style-name="ce234"/>
        <table:table-column table:style-name="co16" table:default-cell-style-name="ce238"/>
        <table:table-column table:style-name="co25" table:default-cell-style-name="ce239"/>
        <table:table-column table:style-name="co26" table:default-cell-style-name="ce240"/>
        <table:table-column table:style-name="co1" table:number-columns-repeated="1016" table:default-cell-style-name="ce241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6*1=6</text:p>
          </table:table-cell>
          <table:table-cell table:formula="of:=[.E1]" office:value-type="string" office:string-value="6*1=6" calcext:value-type="string">
            <text:p>6*1=6</text:p>
          </table:table-cell>
          <table:table-cell table:formula="of:=[.H1]" office:value-type="string" office:string-value="siks vnza siks" calcext:value-type="string">
            <text:p>siks vnza siks</text:p>
          </table:table-cell>
          <table:table-cell office:value-type="string" calcext:value-type="string">
            <text:p>siks vnza siks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6*2=Q</text:p>
          </table:table-cell>
          <table:table-cell table:formula="of:=[.E2]" office:value-type="string" office:string-value="6*2=Q" calcext:value-type="string">
            <text:p>6*2=Q</text:p>
          </table:table-cell>
          <table:table-cell table:formula="of:=[.H2]" office:value-type="string" office:string-value="siks tuza kvelv" calcext:value-type="string">
            <text:p>siks tuza kvelv</text:p>
          </table:table-cell>
          <table:table-cell office:value-type="string" calcext:value-type="string">
            <text:p>siks tuza kvelv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237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6*3=12</text:p>
          </table:table-cell>
          <table:table-cell table:formula="of:=[.E3]" office:value-type="string" office:string-value="6*3=12" calcext:value-type="string">
            <text:p>6*3=12</text:p>
          </table:table-cell>
          <table:table-cell table:formula="of:=[.H3]" office:value-type="string" office:string-value="siks Thriza vnti tu" calcext:value-type="string">
            <text:p>siks Thriza vnti tu</text:p>
          </table:table-cell>
          <table:table-cell office:value-type="string" calcext:value-type="string">
            <text:p>siks <text:span text:style-name="T182">Thriza</text:span> vnti tu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6*4=18</text:p>
          </table:table-cell>
          <table:table-cell table:formula="of:=[.E4]" office:value-type="string" office:string-value="6*4=18" calcext:value-type="string">
            <text:p>6*4=18</text:p>
          </table:table-cell>
          <table:table-cell table:formula="of:=[.H4]" office:value-type="string" office:string-value="siks phorza vnti et" calcext:value-type="string">
            <text:p>siks phorza vnti et</text:p>
          </table:table-cell>
          <table:table-cell office:value-type="string" calcext:value-type="string">
            <text:p>siks phorza vnti et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6*5=1X</text:p>
          </table:table-cell>
          <table:table-cell table:formula="of:=[.E5]" office:value-type="string" office:string-value="6*5=1X" calcext:value-type="string">
            <text:p>6*5=1X</text:p>
          </table:table-cell>
          <table:table-cell table:formula="of:=[.H5]" office:value-type="string" office:string-value="siks phaivza vnti Aksen" calcext:value-type="string">
            <text:p>siks phaivza vnti Aksen</text:p>
          </table:table-cell>
          <table:table-cell office:value-type="string" calcext:value-type="string">
            <text:p>siks phaivza vnti Akse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6*6=24</text:p>
          </table:table-cell>
          <table:table-cell table:formula="of:=[.E6]" office:value-type="string" office:string-value="6*6=24" calcext:value-type="string">
            <text:p>6*6=24</text:p>
          </table:table-cell>
          <table:table-cell table:formula="of:=[.H6]" office:value-type="string" office:string-value="siks siksza tuti phor" calcext:value-type="string">
            <text:p>siks siksza tuti phor</text:p>
          </table:table-cell>
          <table:table-cell office:value-type="string" calcext:value-type="string">
            <text:p>siks siksza tuti phor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6*7=2L</text:p>
          </table:table-cell>
          <table:table-cell table:formula="of:=[.E7]" office:value-type="string" office:string-value="6*7=2L" calcext:value-type="string">
            <text:p>6*7=2L</text:p>
          </table:table-cell>
          <table:table-cell table:formula="of:=[.H7]" office:value-type="string" office:string-value="siks sevenza tuti ten" calcext:value-type="string">
            <text:p>siks sevenza tuti ten</text:p>
          </table:table-cell>
          <table:table-cell office:value-type="string" calcext:value-type="string">
            <text:p>siks sevenza tuti ten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6*8=30</text:p>
          </table:table-cell>
          <table:table-cell table:formula="of:=[.E8]" office:value-type="string" office:string-value="6*8=30" calcext:value-type="string">
            <text:p>6*8=30</text:p>
          </table:table-cell>
          <table:table-cell table:formula="of:=[.H8]" office:value-type="string" office:string-value="siks etza Thriti" calcext:value-type="string">
            <text:p>siks etza Thriti</text:p>
          </table:table-cell>
          <table:table-cell office:value-type="string" calcext:value-type="string">
            <text:p>siks etza <text:span text:style-name="T187">Thriti</text:span>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6*9=36</text:p>
          </table:table-cell>
          <table:table-cell table:formula="of:=[.E9]" office:value-type="string" office:string-value="6*9=36" calcext:value-type="string">
            <text:p>6*9=36</text:p>
          </table:table-cell>
          <table:table-cell table:formula="of:=[.H9]" office:value-type="string" office:string-value="siks nainza Thriti siks" calcext:value-type="string">
            <text:p>siks nainza Thriti siks</text:p>
          </table:table-cell>
          <table:table-cell office:value-type="string" calcext:value-type="string">
            <text:p>siks nainza Thriti sik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6*L=3Q</text:p>
          </table:table-cell>
          <table:table-cell table:formula="of:=[.E10]" office:value-type="string" office:string-value="6*L=3Q" calcext:value-type="string">
            <text:p>6*L=3Q</text:p>
          </table:table-cell>
          <table:table-cell table:formula="of:=[.H10]" office:value-type="string" office:string-value="siks tenza Thriti kvelv" calcext:value-type="string">
            <text:p>siks tenza Thriti kvelv</text:p>
          </table:table-cell>
          <table:table-cell office:value-type="string" calcext:value-type="string">
            <text:p>siks tenza Thri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6*J=42</text:p>
          </table:table-cell>
          <table:table-cell table:formula="of:=[.E11]" office:value-type="string" office:string-value="6*J=42" calcext:value-type="string">
            <text:p>6*J=42</text:p>
          </table:table-cell>
          <table:table-cell table:formula="of:=[.H11]" office:value-type="string" office:string-value="siks zilevenza phorti tu" calcext:value-type="string">
            <text:p>siks zilevenza phorti tu</text:p>
          </table:table-cell>
          <table:table-cell office:value-type="string" calcext:value-type="string">
            <text:p>siks zilevenza phorti tu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6*Q=48</text:p>
          </table:table-cell>
          <table:table-cell table:formula="of:=[.E12]" office:value-type="string" office:string-value="6*Q=48" calcext:value-type="string">
            <text:p>6*Q=48</text:p>
          </table:table-cell>
          <table:table-cell table:formula="of:=[.H12]" office:value-type="string" office:string-value="siks kvelvza phorti et" calcext:value-type="string">
            <text:p>siks kvelvza phorti et</text:p>
          </table:table-cell>
          <table:table-cell office:value-type="string" calcext:value-type="string">
            <text:p>siks kvelvza phor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6*W=4X</text:p>
          </table:table-cell>
          <table:table-cell table:formula="of:=[.E13]" office:value-type="string" office:string-value="6*W=4X" calcext:value-type="string">
            <text:p>6*W=4X</text:p>
          </table:table-cell>
          <table:table-cell table:formula="of:=[.H13]" office:value-type="string" office:string-value="siks dblunza phorti Aksen" calcext:value-type="string">
            <text:p>siks dblunza phorti Aksen</text:p>
          </table:table-cell>
          <table:table-cell office:value-type="string" calcext:value-type="string">
            <text:p>siks dblunza phorti <text:span text:style-name="T182">Aksen</text:span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237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6*X=54</text:p>
          </table:table-cell>
          <table:table-cell table:formula="of:=[.E14]" office:value-type="string" office:string-value="6*X=54" calcext:value-type="string">
            <text:p>6*X=54</text:p>
          </table:table-cell>
          <table:table-cell table:formula="of:=[.H14]" office:value-type="string" office:string-value="siks Aksenza phaivti phor" calcext:value-type="string">
            <text:p>siks Aksenza phaivti phor</text:p>
          </table:table-cell>
          <table:table-cell office:value-type="string" calcext:value-type="string">
            <text:p>siks Aksenza phaiv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6*F=5L</text:p>
          </table:table-cell>
          <table:table-cell table:formula="of:=[.E15]" office:value-type="string" office:string-value="6*F=5L" calcext:value-type="string">
            <text:p>6*F=5L</text:p>
          </table:table-cell>
          <table:table-cell table:formula="of:=[.H15]" office:value-type="string" office:string-value="siks phenza phaivti ten" calcext:value-type="string">
            <text:p>siks phenza phaivti ten</text:p>
          </table:table-cell>
          <table:table-cell office:value-type="string" calcext:value-type="string">
            <text:p>siks phenza phaivti ten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6*10=60</text:p>
          </table:table-cell>
          <table:table-cell table:formula="of:=[.E16]" office:value-type="string" office:string-value="6*10=60" calcext:value-type="string">
            <text:p>6*10=60</text:p>
          </table:table-cell>
          <table:table-cell table:formula="of:=[.H16]" office:value-type="string" office:string-value="siks vntiza siksti" calcext:value-type="string">
            <text:p>siks vntiza siksti</text:p>
          </table:table-cell>
          <table:table-cell office:value-type="string" calcext:value-type="string">
            <text:p>siks vntiza siks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7tebl" table:style-name="ta1">
        <table:table-column table:style-name="co11" table:default-cell-style-name="ce234"/>
        <table:table-column table:style-name="co12" table:default-cell-style-name="ce235"/>
        <table:table-column table:style-name="co13" table:default-cell-style-name="ce236"/>
        <table:table-column table:style-name="co14" table:default-cell-style-name="ce238"/>
        <table:table-column table:style-name="co1" table:default-cell-style-name="ce234"/>
        <table:table-column table:style-name="co16" table:default-cell-style-name="ce238"/>
        <table:table-column table:style-name="co27" table:default-cell-style-name="ce239"/>
        <table:table-column table:style-name="co28" table:default-cell-style-name="ce240"/>
        <table:table-column table:style-name="co1" table:number-columns-repeated="1016" table:default-cell-style-name="ce241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7*1=7</text:p>
          </table:table-cell>
          <table:table-cell table:formula="of:=[.E1]" office:value-type="string" office:string-value="7*1=7" calcext:value-type="string">
            <text:p>7*1=7</text:p>
          </table:table-cell>
          <table:table-cell table:formula="of:=[.H1]" office:value-type="string" office:string-value="seven vnza seven" calcext:value-type="string">
            <text:p>seven vnza seven</text:p>
          </table:table-cell>
          <table:table-cell office:value-type="string" calcext:value-type="string">
            <text:p>seven vnza seven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7*2=X</text:p>
          </table:table-cell>
          <table:table-cell table:formula="of:=[.E2]" office:value-type="string" office:string-value="7*2=X" calcext:value-type="string">
            <text:p>7*2=X</text:p>
          </table:table-cell>
          <table:table-cell table:formula="of:=[.H2]" office:value-type="string" office:string-value="seven tuza Aksen" calcext:value-type="string">
            <text:p>seven tuza Aksen</text:p>
          </table:table-cell>
          <table:table-cell office:value-type="string" calcext:value-type="string">
            <text:p>seven tuza <text:span text:style-name="T184">Aksen</text:span>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237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7*3=15</text:p>
          </table:table-cell>
          <table:table-cell table:formula="of:=[.E3]" office:value-type="string" office:string-value="7*3=15" calcext:value-type="string">
            <text:p>7*3=15</text:p>
          </table:table-cell>
          <table:table-cell table:formula="of:=[.H3]" office:value-type="string" office:string-value="seven Thriza vnti phaiv" calcext:value-type="string">
            <text:p>seven Thriza vnti phaiv</text:p>
          </table:table-cell>
          <table:table-cell office:value-type="string" calcext:value-type="string">
            <text:p>seven <text:span text:style-name="T184">Thriza</text:span> vnti phaiv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7*4=1Q</text:p>
          </table:table-cell>
          <table:table-cell table:formula="of:=[.E4]" office:value-type="string" office:string-value="7*4=1Q" calcext:value-type="string">
            <text:p>7*4=1Q</text:p>
          </table:table-cell>
          <table:table-cell table:formula="of:=[.H4]" office:value-type="string" office:string-value="seven phorza vnti kvelv" calcext:value-type="string">
            <text:p>seven phorza vnti kvelv</text:p>
          </table:table-cell>
          <table:table-cell office:value-type="string" calcext:value-type="string">
            <text:p>seven phorza vnti kvelv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7*5=23</text:p>
          </table:table-cell>
          <table:table-cell table:formula="of:=[.E5]" office:value-type="string" office:string-value="7*5=23" calcext:value-type="string">
            <text:p>7*5=23</text:p>
          </table:table-cell>
          <table:table-cell table:formula="of:=[.H5]" office:value-type="string" office:string-value="seven phaivza tuti Thri" calcext:value-type="string">
            <text:p>seven phaivza tuti Thri</text:p>
          </table:table-cell>
          <table:table-cell office:value-type="string" calcext:value-type="string">
            <text:p>seven phaivza tuti <text:span text:style-name="T184">Thri</text:span>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7*6=2L</text:p>
          </table:table-cell>
          <table:table-cell table:formula="of:=[.E6]" office:value-type="string" office:string-value="7*6=2L" calcext:value-type="string">
            <text:p>7*6=2L</text:p>
          </table:table-cell>
          <table:table-cell table:formula="of:=[.H6]" office:value-type="string" office:string-value="seven siksza tuti ten" calcext:value-type="string">
            <text:p>seven siksza tuti ten</text:p>
          </table:table-cell>
          <table:table-cell office:value-type="string" calcext:value-type="string">
            <text:p>seven siksza tuti ten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7*7=31</text:p>
          </table:table-cell>
          <table:table-cell table:formula="of:=[.E7]" office:value-type="string" office:string-value="7*7=31" calcext:value-type="string">
            <text:p>7*7=31</text:p>
          </table:table-cell>
          <table:table-cell table:formula="of:=[.H7]" office:value-type="string" office:string-value="seven sevenza Thriti vn" calcext:value-type="string">
            <text:p>seven sevenza Thriti vn</text:p>
          </table:table-cell>
          <table:table-cell office:value-type="string" calcext:value-type="string">
            <text:p>seven sevenza Thriti vn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7*8=38</text:p>
          </table:table-cell>
          <table:table-cell table:formula="of:=[.E8]" office:value-type="string" office:string-value="7*8=38" calcext:value-type="string">
            <text:p>7*8=38</text:p>
          </table:table-cell>
          <table:table-cell table:formula="of:=[.H8]" office:value-type="string" office:string-value="seven etza Thriti et" calcext:value-type="string">
            <text:p>seven etza Thriti et</text:p>
          </table:table-cell>
          <table:table-cell office:value-type="string" calcext:value-type="string">
            <text:p>seven etza <text:span text:style-name="T184">Thriti </text:span><text:span text:style-name="T187">et</text:span>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7*9=3F</text:p>
          </table:table-cell>
          <table:table-cell table:formula="of:=[.E9]" office:value-type="string" office:string-value="7*9=3F" calcext:value-type="string">
            <text:p>7*9=3F</text:p>
          </table:table-cell>
          <table:table-cell table:formula="of:=[.H9]" office:value-type="string" office:string-value="seven nainza Thriti phen" calcext:value-type="string">
            <text:p>seven nainza Thriti phen</text:p>
          </table:table-cell>
          <table:table-cell office:value-type="string" calcext:value-type="string">
            <text:p>seven nainza <text:span text:style-name="T184">Thriti</text:span> ph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7*L=46</text:p>
          </table:table-cell>
          <table:table-cell table:formula="of:=[.E10]" office:value-type="string" office:string-value="7*L=46" calcext:value-type="string">
            <text:p>7*L=46</text:p>
          </table:table-cell>
          <table:table-cell table:formula="of:=[.H10]" office:value-type="string" office:string-value="seven tenza phorti siks" calcext:value-type="string">
            <text:p>seven tenza phorti siks</text:p>
          </table:table-cell>
          <table:table-cell office:value-type="string" calcext:value-type="string">
            <text:p>seven tenza phorti sik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7*J=4W</text:p>
          </table:table-cell>
          <table:table-cell table:formula="of:=[.E11]" office:value-type="string" office:string-value="7*J=4W" calcext:value-type="string">
            <text:p>7*J=4W</text:p>
          </table:table-cell>
          <table:table-cell table:formula="of:=[.H11]" office:value-type="string" office:string-value="seven zilevenza phorti dblun" calcext:value-type="string">
            <text:p>seven zilevenza phorti dblun</text:p>
          </table:table-cell>
          <table:table-cell office:value-type="string" calcext:value-type="string">
            <text:p>seven zilevenza phorti dblu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7*Q=54</text:p>
          </table:table-cell>
          <table:table-cell table:formula="of:=[.E12]" office:value-type="string" office:string-value="7*Q=54" calcext:value-type="string">
            <text:p>7*Q=54</text:p>
          </table:table-cell>
          <table:table-cell table:formula="of:=[.H12]" office:value-type="string" office:string-value="seven kvelvza phaivti phor" calcext:value-type="string">
            <text:p>seven kvelvza phaivti phor</text:p>
          </table:table-cell>
          <table:table-cell office:value-type="string" calcext:value-type="string">
            <text:p>seven kvelvza phaiv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7*W=5J</text:p>
          </table:table-cell>
          <table:table-cell table:formula="of:=[.E13]" office:value-type="string" office:string-value="7*W=5J" calcext:value-type="string">
            <text:p>7*W=5J</text:p>
          </table:table-cell>
          <table:table-cell table:formula="of:=[.H13]" office:value-type="string" office:string-value="seven dblunza phaivti zileven" calcext:value-type="string">
            <text:p>seven dblunza phaivti zileven</text:p>
          </table:table-cell>
          <table:table-cell office:value-type="string" calcext:value-type="string">
            <text:p>seven dblunza phaivti <text:span text:style-name="T184">zileven</text:span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237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7*X=62</text:p>
          </table:table-cell>
          <table:table-cell table:formula="of:=[.E14]" office:value-type="string" office:string-value="7*X=62" calcext:value-type="string">
            <text:p>7*X=62</text:p>
          </table:table-cell>
          <table:table-cell table:formula="of:=[.H14]" office:value-type="string" office:string-value="seven Aksenza siksti tu" calcext:value-type="string">
            <text:p>seven Aksenza siksti tu</text:p>
          </table:table-cell>
          <table:table-cell office:value-type="string" calcext:value-type="string">
            <text:p>seven <text:span text:style-name="T184">Aksenza</text:span> siksti tu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7*F=69</text:p>
          </table:table-cell>
          <table:table-cell table:formula="of:=[.E15]" office:value-type="string" office:string-value="7*F=69" calcext:value-type="string">
            <text:p>7*F=69</text:p>
          </table:table-cell>
          <table:table-cell table:formula="of:=[.H15]" office:value-type="string" office:string-value="seven phenza siksti nain" calcext:value-type="string">
            <text:p>seven phenza siksti nain</text:p>
          </table:table-cell>
          <table:table-cell office:value-type="string" calcext:value-type="string">
            <text:p>seven phenza siksti nain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7*10=70</text:p>
          </table:table-cell>
          <table:table-cell table:formula="of:=[.E16]" office:value-type="string" office:string-value="7*10=70" calcext:value-type="string">
            <text:p>7*10=70</text:p>
          </table:table-cell>
          <table:table-cell table:formula="of:=[.H16]" office:value-type="string" office:string-value="seven vntiza seventi" calcext:value-type="string">
            <text:p>seven vntiza seventi</text:p>
          </table:table-cell>
          <table:table-cell office:value-type="string" calcext:value-type="string">
            <text:p>seven vntiza seven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8tebl" table:style-name="ta1">
        <table:table-column table:style-name="co11" table:default-cell-style-name="ce234"/>
        <table:table-column table:style-name="co12" table:default-cell-style-name="ce235"/>
        <table:table-column table:style-name="co13" table:default-cell-style-name="ce236"/>
        <table:table-column table:style-name="co14" table:default-cell-style-name="ce238"/>
        <table:table-column table:style-name="co1" table:default-cell-style-name="ce234"/>
        <table:table-column table:style-name="co16" table:default-cell-style-name="ce238"/>
        <table:table-column table:style-name="co29" table:default-cell-style-name="ce239"/>
        <table:table-column table:style-name="co30" table:default-cell-style-name="ce240"/>
        <table:table-column table:style-name="co1" table:number-columns-repeated="1016" table:default-cell-style-name="ce241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8*1=8</text:p>
          </table:table-cell>
          <table:table-cell table:formula="of:=[.E1]" office:value-type="string" office:string-value="8*1=8" calcext:value-type="string">
            <text:p>8*1=8</text:p>
          </table:table-cell>
          <table:table-cell table:formula="of:=[.H1]" office:value-type="string" office:string-value="et vnza et" calcext:value-type="string">
            <text:p>et vnza et</text:p>
          </table:table-cell>
          <table:table-cell office:value-type="string" calcext:value-type="string">
            <text:p>et vnza et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8*2=10</text:p>
          </table:table-cell>
          <table:table-cell table:formula="of:=[.E2]" office:value-type="string" office:string-value="8*2=10" calcext:value-type="string">
            <text:p>8*2=10</text:p>
          </table:table-cell>
          <table:table-cell table:formula="of:=[.H2]" office:value-type="string" office:string-value="et tuza vnti" calcext:value-type="string">
            <text:p>et tuza vnti</text:p>
          </table:table-cell>
          <table:table-cell office:value-type="string" calcext:value-type="string">
            <text:p>et tuza vnti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237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8*3=18</text:p>
          </table:table-cell>
          <table:table-cell table:formula="of:=[.E3]" office:value-type="string" office:string-value="8*3=18" calcext:value-type="string">
            <text:p>8*3=18</text:p>
          </table:table-cell>
          <table:table-cell table:formula="of:=[.H3]" office:value-type="string" office:string-value="et Thriza vnti et" calcext:value-type="string">
            <text:p>et Thriza vnti et</text:p>
          </table:table-cell>
          <table:table-cell office:value-type="string" calcext:value-type="string">
            <text:p>et <text:span text:style-name="T182">Thriza</text:span> vnti et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8*4=20</text:p>
          </table:table-cell>
          <table:table-cell table:formula="of:=[.E4]" office:value-type="string" office:string-value="8*4=20" calcext:value-type="string">
            <text:p>8*4=20</text:p>
          </table:table-cell>
          <table:table-cell table:formula="of:=[.H4]" office:value-type="string" office:string-value="et phorza tuti" calcext:value-type="string">
            <text:p>et phorza tuti</text:p>
          </table:table-cell>
          <table:table-cell office:value-type="string" calcext:value-type="string">
            <text:p>et phorza tuti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8*5=28</text:p>
          </table:table-cell>
          <table:table-cell table:formula="of:=[.E5]" office:value-type="string" office:string-value="8*5=28" calcext:value-type="string">
            <text:p>8*5=28</text:p>
          </table:table-cell>
          <table:table-cell table:formula="of:=[.H5]" office:value-type="string" office:string-value="et phaivza tuti et" calcext:value-type="string">
            <text:p>et phaivza tuti et</text:p>
          </table:table-cell>
          <table:table-cell office:value-type="string" calcext:value-type="string">
            <text:p>et phaivza tuti et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8*6=30</text:p>
          </table:table-cell>
          <table:table-cell table:formula="of:=[.E6]" office:value-type="string" office:string-value="8*6=30" calcext:value-type="string">
            <text:p>8*6=30</text:p>
          </table:table-cell>
          <table:table-cell table:formula="of:=[.H6]" office:value-type="string" office:string-value="et siksza Thriti" calcext:value-type="string">
            <text:p>et siksza Thriti</text:p>
          </table:table-cell>
          <table:table-cell office:value-type="string" calcext:value-type="string">
            <text:p>et siksza Thriti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8*7=38</text:p>
          </table:table-cell>
          <table:table-cell table:formula="of:=[.E7]" office:value-type="string" office:string-value="8*7=38" calcext:value-type="string">
            <text:p>8*7=38</text:p>
          </table:table-cell>
          <table:table-cell table:formula="of:=[.H7]" office:value-type="string" office:string-value="et sevenza Thriti et" calcext:value-type="string">
            <text:p>et sevenza Thriti et</text:p>
          </table:table-cell>
          <table:table-cell office:value-type="string" calcext:value-type="string">
            <text:p>et sevenza Thriti et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8*8=40</text:p>
          </table:table-cell>
          <table:table-cell table:formula="of:=[.E8]" office:value-type="string" office:string-value="8*8=40" calcext:value-type="string">
            <text:p>8*8=40</text:p>
          </table:table-cell>
          <table:table-cell table:formula="of:=[.H8]" office:value-type="string" office:string-value="et etza phorti" calcext:value-type="string">
            <text:p>et etza phorti</text:p>
          </table:table-cell>
          <table:table-cell office:value-type="string" calcext:value-type="string">
            <text:p>et etza phorti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8*9=48</text:p>
          </table:table-cell>
          <table:table-cell table:formula="of:=[.E9]" office:value-type="string" office:string-value="8*9=48" calcext:value-type="string">
            <text:p>8*9=48</text:p>
          </table:table-cell>
          <table:table-cell table:formula="of:=[.H9]" office:value-type="string" office:string-value="et nainza phorti et" calcext:value-type="string">
            <text:p>et nainza phorti et</text:p>
          </table:table-cell>
          <table:table-cell office:value-type="string" calcext:value-type="string">
            <text:p>et nainza phor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8*L=50</text:p>
          </table:table-cell>
          <table:table-cell table:formula="of:=[.E10]" office:value-type="string" office:string-value="8*L=50" calcext:value-type="string">
            <text:p>8*L=50</text:p>
          </table:table-cell>
          <table:table-cell table:formula="of:=[.H10]" office:value-type="string" office:string-value="et tenza phaivti" calcext:value-type="string">
            <text:p>et tenza phaivti</text:p>
          </table:table-cell>
          <table:table-cell office:value-type="string" calcext:value-type="string">
            <text:p>et tenza phaivti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8*J=58</text:p>
          </table:table-cell>
          <table:table-cell table:formula="of:=[.E11]" office:value-type="string" office:string-value="8*J=58" calcext:value-type="string">
            <text:p>8*J=58</text:p>
          </table:table-cell>
          <table:table-cell table:formula="of:=[.H11]" office:value-type="string" office:string-value="et zilevenza phaivti et" calcext:value-type="string">
            <text:p>et zilevenza phaivti et</text:p>
          </table:table-cell>
          <table:table-cell office:value-type="string" calcext:value-type="string">
            <text:p>et zilevenza phaiv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8*Q=60</text:p>
          </table:table-cell>
          <table:table-cell table:formula="of:=[.E12]" office:value-type="string" office:string-value="8*Q=60" calcext:value-type="string">
            <text:p>8*Q=60</text:p>
          </table:table-cell>
          <table:table-cell table:formula="of:=[.H12]" office:value-type="string" office:string-value="et kvelvza siksti" calcext:value-type="string">
            <text:p>et kvelvza siksti</text:p>
          </table:table-cell>
          <table:table-cell office:value-type="string" calcext:value-type="string">
            <text:p>et kvelvza siksti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8*W=68</text:p>
          </table:table-cell>
          <table:table-cell table:formula="of:=[.E13]" office:value-type="string" office:string-value="8*W=68" calcext:value-type="string">
            <text:p>8*W=68</text:p>
          </table:table-cell>
          <table:table-cell table:formula="of:=[.H13]" office:value-type="string" office:string-value="et dblunza siksti et" calcext:value-type="string">
            <text:p>et dblunza siksti et</text:p>
          </table:table-cell>
          <table:table-cell office:value-type="string" calcext:value-type="string">
            <text:p>et dblunza siks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237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8*X=70</text:p>
          </table:table-cell>
          <table:table-cell table:formula="of:=[.E14]" office:value-type="string" office:string-value="8*X=70" calcext:value-type="string">
            <text:p>8*X=70</text:p>
          </table:table-cell>
          <table:table-cell table:formula="of:=[.H14]" office:value-type="string" office:string-value="et Aksenza seventi" calcext:value-type="string">
            <text:p>et Aksenza seventi</text:p>
          </table:table-cell>
          <table:table-cell office:value-type="string" calcext:value-type="string">
            <text:p>et <text:span text:style-name="T182">Aksenza</text:span> seventi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8*F=78</text:p>
          </table:table-cell>
          <table:table-cell table:formula="of:=[.E15]" office:value-type="string" office:string-value="8*F=78" calcext:value-type="string">
            <text:p>8*F=78</text:p>
          </table:table-cell>
          <table:table-cell table:formula="of:=[.H15]" office:value-type="string" office:string-value="et phenza seventi et" calcext:value-type="string">
            <text:p>et phenza seventi et</text:p>
          </table:table-cell>
          <table:table-cell office:value-type="string" calcext:value-type="string">
            <text:p>et phenza seventi et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8*10=80</text:p>
          </table:table-cell>
          <table:table-cell table:formula="of:=[.E16]" office:value-type="string" office:string-value="8*10=80" calcext:value-type="string">
            <text:p>8*10=80</text:p>
          </table:table-cell>
          <table:table-cell table:formula="of:=[.H16]" office:value-type="string" office:string-value="et vntiza etti" calcext:value-type="string">
            <text:p>et vntiza etti</text:p>
          </table:table-cell>
          <table:table-cell office:value-type="string" calcext:value-type="string">
            <text:p>et vntiza et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9tebl" table:style-name="ta1">
        <table:table-column table:style-name="co11" table:default-cell-style-name="ce234"/>
        <table:table-column table:style-name="co12" table:default-cell-style-name="ce235"/>
        <table:table-column table:style-name="co13" table:default-cell-style-name="ce236"/>
        <table:table-column table:style-name="co14" table:default-cell-style-name="ce238"/>
        <table:table-column table:style-name="co1" table:default-cell-style-name="ce234"/>
        <table:table-column table:style-name="co16" table:default-cell-style-name="ce238"/>
        <table:table-column table:style-name="co23" table:default-cell-style-name="ce239"/>
        <table:table-column table:style-name="co24" table:default-cell-style-name="ce240"/>
        <table:table-column table:style-name="co1" table:number-columns-repeated="1016" table:default-cell-style-name="ce241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9*1=9</text:p>
          </table:table-cell>
          <table:table-cell table:formula="of:=[.E1]" office:value-type="string" office:string-value="9*1=9" calcext:value-type="string">
            <text:p>9*1=9</text:p>
          </table:table-cell>
          <table:table-cell table:formula="of:=[.H1]" office:value-type="string" office:string-value="nain vnza nain" calcext:value-type="string">
            <text:p>nain vnza nain</text:p>
          </table:table-cell>
          <table:table-cell office:value-type="string" calcext:value-type="string">
            <text:p>nain vnza nain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9*2=12</text:p>
          </table:table-cell>
          <table:table-cell table:formula="of:=[.E2]" office:value-type="string" office:string-value="9*2=12" calcext:value-type="string">
            <text:p>9*2=12</text:p>
          </table:table-cell>
          <table:table-cell table:formula="of:=[.H2]" office:value-type="string" office:string-value="nain tuza vnti tu" calcext:value-type="string">
            <text:p>nain tuza vnti tu</text:p>
          </table:table-cell>
          <table:table-cell office:value-type="string" calcext:value-type="string">
            <text:p>nain tuza vnti tu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237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9*3=1J</text:p>
          </table:table-cell>
          <table:table-cell table:formula="of:=[.E3]" office:value-type="string" office:string-value="9*3=1J" calcext:value-type="string">
            <text:p>9*3=1J</text:p>
          </table:table-cell>
          <table:table-cell table:formula="of:=[.H3]" office:value-type="string" office:string-value="nain Thriza vnti zileven" calcext:value-type="string">
            <text:p>nain Thriza vnti zileven</text:p>
          </table:table-cell>
          <table:table-cell office:value-type="string" calcext:value-type="string">
            <text:p>nain <text:span text:style-name="T182">Thriza</text:span> vnti zileve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9*4=24</text:p>
          </table:table-cell>
          <table:table-cell table:formula="of:=[.E4]" office:value-type="string" office:string-value="9*4=24" calcext:value-type="string">
            <text:p>9*4=24</text:p>
          </table:table-cell>
          <table:table-cell table:formula="of:=[.H4]" office:value-type="string" office:string-value="nain phorza tuti phor" calcext:value-type="string">
            <text:p>nain phorza tuti phor</text:p>
          </table:table-cell>
          <table:table-cell office:value-type="string" calcext:value-type="string">
            <text:p>nain phorza tuti phor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9*5=2W</text:p>
          </table:table-cell>
          <table:table-cell table:formula="of:=[.E5]" office:value-type="string" office:string-value="9*5=2W" calcext:value-type="string">
            <text:p>9*5=2W</text:p>
          </table:table-cell>
          <table:table-cell table:formula="of:=[.H5]" office:value-type="string" office:string-value="nain phaivza tuti dblun" calcext:value-type="string">
            <text:p>nain phaivza tuti dblun</text:p>
          </table:table-cell>
          <table:table-cell office:value-type="string" calcext:value-type="string">
            <text:p>nain phaivza tuti dblu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9*6=36</text:p>
          </table:table-cell>
          <table:table-cell table:formula="of:=[.E6]" office:value-type="string" office:string-value="9*6=36" calcext:value-type="string">
            <text:p>9*6=36</text:p>
          </table:table-cell>
          <table:table-cell table:formula="of:=[.H6]" office:value-type="string" office:string-value="nain siksza Thriti siks" calcext:value-type="string">
            <text:p>nain siksza Thriti siks</text:p>
          </table:table-cell>
          <table:table-cell office:value-type="string" calcext:value-type="string">
            <text:p>nain siksza Thriti siks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9*7=3F</text:p>
          </table:table-cell>
          <table:table-cell table:formula="of:=[.E7]" office:value-type="string" office:string-value="9*7=3F" calcext:value-type="string">
            <text:p>9*7=3F</text:p>
          </table:table-cell>
          <table:table-cell table:formula="of:=[.H7]" office:value-type="string" office:string-value="nain sevenza Thriti phen" calcext:value-type="string">
            <text:p>nain sevenza Thriti phen</text:p>
          </table:table-cell>
          <table:table-cell office:value-type="string" calcext:value-type="string">
            <text:p>nain sevenza Thriti phen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9*8=48</text:p>
          </table:table-cell>
          <table:table-cell table:formula="of:=[.E8]" office:value-type="string" office:string-value="9*8=48" calcext:value-type="string">
            <text:p>9*8=48</text:p>
          </table:table-cell>
          <table:table-cell table:formula="of:=[.H8]" office:value-type="string" office:string-value="nain etza phorti et" calcext:value-type="string">
            <text:p>nain etza phorti et</text:p>
          </table:table-cell>
          <table:table-cell office:value-type="string" calcext:value-type="string">
            <text:p>nain etza phorti et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9*9=51</text:p>
          </table:table-cell>
          <table:table-cell table:formula="of:=[.E9]" office:value-type="string" office:string-value="9*9=51" calcext:value-type="string">
            <text:p>9*9=51</text:p>
          </table:table-cell>
          <table:table-cell table:formula="of:=[.H9]" office:value-type="string" office:string-value="nain nainza phaivti vn" calcext:value-type="string">
            <text:p>nain nainza phaivti vn</text:p>
          </table:table-cell>
          <table:table-cell office:value-type="string" calcext:value-type="string">
            <text:p>nain nainza phaivti v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9*L=5L</text:p>
          </table:table-cell>
          <table:table-cell table:formula="of:=[.E10]" office:value-type="string" office:string-value="9*L=5L" calcext:value-type="string">
            <text:p>9*L=5L</text:p>
          </table:table-cell>
          <table:table-cell table:formula="of:=[.H10]" office:value-type="string" office:string-value="nain tenza phaivti ten" calcext:value-type="string">
            <text:p>nain tenza phaivti ten</text:p>
          </table:table-cell>
          <table:table-cell office:value-type="string" calcext:value-type="string">
            <text:p>nain tenza phaivti t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9*J=63</text:p>
          </table:table-cell>
          <table:table-cell table:formula="of:=[.E11]" office:value-type="string" office:string-value="9*J=63" calcext:value-type="string">
            <text:p>9*J=63</text:p>
          </table:table-cell>
          <table:table-cell table:formula="of:=[.H11]" office:value-type="string" office:string-value="nain zilevenza siksti Thri" calcext:value-type="string">
            <text:p>nain zilevenza siksti Thri</text:p>
          </table:table-cell>
          <table:table-cell office:value-type="string" calcext:value-type="string">
            <text:p>nain zilevenza siksti Thri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9*Q=6Q</text:p>
          </table:table-cell>
          <table:table-cell table:formula="of:=[.E12]" office:value-type="string" office:string-value="9*Q=6Q" calcext:value-type="string">
            <text:p>9*Q=6Q</text:p>
          </table:table-cell>
          <table:table-cell table:formula="of:=[.H12]" office:value-type="string" office:string-value="nain kvelvza siksti kvelv" calcext:value-type="string">
            <text:p>nain kvelvza siksti kvelv</text:p>
          </table:table-cell>
          <table:table-cell office:value-type="string" calcext:value-type="string">
            <text:p>nain kvelvza siks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9*W=75</text:p>
          </table:table-cell>
          <table:table-cell table:formula="of:=[.E13]" office:value-type="string" office:string-value="9*W=75" calcext:value-type="string">
            <text:p>9*W=75</text:p>
          </table:table-cell>
          <table:table-cell table:formula="of:=[.H13]" office:value-type="string" office:string-value="nain dblunza seventi phaiv" calcext:value-type="string">
            <text:p>nain dblunza seventi phaiv</text:p>
          </table:table-cell>
          <table:table-cell office:value-type="string" calcext:value-type="string">
            <text:p>nain dblunza seventi phai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237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9*X=7X</text:p>
          </table:table-cell>
          <table:table-cell table:formula="of:=[.E14]" office:value-type="string" office:string-value="9*X=7X" calcext:value-type="string">
            <text:p>9*X=7X</text:p>
          </table:table-cell>
          <table:table-cell table:formula="of:=[.H14]" office:value-type="string" office:string-value="nain Aksenza seventi Aksen" calcext:value-type="string">
            <text:p>nain Aksenza seventi Aksen</text:p>
          </table:table-cell>
          <table:table-cell office:value-type="string" calcext:value-type="string">
            <text:p>nain <text:span text:style-name="T182">Aksenza</text:span> seventi Aks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9*F=87</text:p>
          </table:table-cell>
          <table:table-cell table:formula="of:=[.E15]" office:value-type="string" office:string-value="9*F=87" calcext:value-type="string">
            <text:p>9*F=87</text:p>
          </table:table-cell>
          <table:table-cell table:formula="of:=[.H15]" office:value-type="string" office:string-value="nain phenza etti seven" calcext:value-type="string">
            <text:p>nain phenza etti seven</text:p>
          </table:table-cell>
          <table:table-cell office:value-type="string" calcext:value-type="string">
            <text:p>nain phenza etti seven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9*10=90</text:p>
          </table:table-cell>
          <table:table-cell table:formula="of:=[.E16]" office:value-type="string" office:string-value="9*10=90" calcext:value-type="string">
            <text:p>9*10=90</text:p>
          </table:table-cell>
          <table:table-cell table:formula="of:=[.H16]" office:value-type="string" office:string-value="nain vntiza nainti" calcext:value-type="string">
            <text:p>nain vntiza nainti</text:p>
          </table:table-cell>
          <table:table-cell office:value-type="string" calcext:value-type="string">
            <text:p>nain vntiza nain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tebl" table:style-name="ta1">
        <table:table-column table:style-name="co11" table:default-cell-style-name="ce234"/>
        <table:table-column table:style-name="co12" table:default-cell-style-name="ce235"/>
        <table:table-column table:style-name="co13" table:default-cell-style-name="ce236"/>
        <table:table-column table:style-name="co14" table:default-cell-style-name="ce238"/>
        <table:table-column table:style-name="co1" table:default-cell-style-name="ce234"/>
        <table:table-column table:style-name="co16" table:default-cell-style-name="ce238"/>
        <table:table-column table:style-name="co31" table:default-cell-style-name="ce239"/>
        <table:table-column table:style-name="co32" table:default-cell-style-name="ce240"/>
        <table:table-column table:style-name="co1" table:number-columns-repeated="1016" table:default-cell-style-name="ce241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L*1=L</text:p>
          </table:table-cell>
          <table:table-cell table:formula="of:=[.E1]" office:value-type="string" office:string-value="L*1=L" calcext:value-type="string">
            <text:p>L*1=L</text:p>
          </table:table-cell>
          <table:table-cell table:formula="of:=[.H1]" office:value-type="string" office:string-value="ten vnza ten" calcext:value-type="string">
            <text:p>ten vnza ten</text:p>
          </table:table-cell>
          <table:table-cell office:value-type="string" calcext:value-type="string">
            <text:p>ten vnza ten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L*2=14</text:p>
          </table:table-cell>
          <table:table-cell table:formula="of:=[.E2]" office:value-type="string" office:string-value="L*2=14" calcext:value-type="string">
            <text:p>L*2=14</text:p>
          </table:table-cell>
          <table:table-cell table:formula="of:=[.H2]" office:value-type="string" office:string-value="ten tuza vnti phor" calcext:value-type="string">
            <text:p>ten tuza vnti phor</text:p>
          </table:table-cell>
          <table:table-cell office:value-type="string" calcext:value-type="string">
            <text:p>ten tuza vnti phor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237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L*3=1X</text:p>
          </table:table-cell>
          <table:table-cell table:formula="of:=[.E3]" office:value-type="string" office:string-value="L*3=1X" calcext:value-type="string">
            <text:p>L*3=1X</text:p>
          </table:table-cell>
          <table:table-cell table:formula="of:=[.H3]" office:value-type="string" office:string-value="ten Thriza vnti Aksen" calcext:value-type="string">
            <text:p>ten Thriza vnti Aksen</text:p>
          </table:table-cell>
          <table:table-cell office:value-type="string" calcext:value-type="string">
            <text:p>ten <text:span text:style-name="T182">Thriza</text:span> vnti Akse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L*4=28</text:p>
          </table:table-cell>
          <table:table-cell table:formula="of:=[.E4]" office:value-type="string" office:string-value="L*4=28" calcext:value-type="string">
            <text:p>L*4=28</text:p>
          </table:table-cell>
          <table:table-cell table:formula="of:=[.H4]" office:value-type="string" office:string-value="ten phorza tuti et" calcext:value-type="string">
            <text:p>ten phorza tuti et</text:p>
          </table:table-cell>
          <table:table-cell office:value-type="string" calcext:value-type="string">
            <text:p>ten phorza tuti et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L*5=32</text:p>
          </table:table-cell>
          <table:table-cell table:formula="of:=[.E5]" office:value-type="string" office:string-value="L*5=32" calcext:value-type="string">
            <text:p>L*5=32</text:p>
          </table:table-cell>
          <table:table-cell table:formula="of:=[.H5]" office:value-type="string" office:string-value="ten phaivza Thriti tu" calcext:value-type="string">
            <text:p>ten phaivza Thriti tu</text:p>
          </table:table-cell>
          <table:table-cell office:value-type="string" calcext:value-type="string">
            <text:p>ten phaivza <text:span text:style-name="T93">Thriti</text:span> tu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L*6=3Q</text:p>
          </table:table-cell>
          <table:table-cell table:formula="of:=[.E6]" office:value-type="string" office:string-value="L*6=3Q" calcext:value-type="string">
            <text:p>L*6=3Q</text:p>
          </table:table-cell>
          <table:table-cell table:formula="of:=[.H6]" office:value-type="string" office:string-value="ten siksza Thriti kvelv" calcext:value-type="string">
            <text:p>ten siksza Thriti kvelv</text:p>
          </table:table-cell>
          <table:table-cell office:value-type="string" calcext:value-type="string">
            <text:p>ten siksza Thriti kvelv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L*7=46</text:p>
          </table:table-cell>
          <table:table-cell table:formula="of:=[.E7]" office:value-type="string" office:string-value="L*7=46" calcext:value-type="string">
            <text:p>L*7=46</text:p>
          </table:table-cell>
          <table:table-cell table:formula="of:=[.H7]" office:value-type="string" office:string-value="ten sevenza phorti siks" calcext:value-type="string">
            <text:p>ten sevenza phorti siks</text:p>
          </table:table-cell>
          <table:table-cell office:value-type="string" calcext:value-type="string">
            <text:p>ten sevenza phorti siks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L*8=50</text:p>
          </table:table-cell>
          <table:table-cell table:formula="of:=[.E8]" office:value-type="string" office:string-value="L*8=50" calcext:value-type="string">
            <text:p>L*8=50</text:p>
          </table:table-cell>
          <table:table-cell table:formula="of:=[.H8]" office:value-type="string" office:string-value="ten etza phaivti" calcext:value-type="string">
            <text:p>ten etza phaivti</text:p>
          </table:table-cell>
          <table:table-cell office:value-type="string" calcext:value-type="string">
            <text:p>ten etza phaivti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L*9=5L</text:p>
          </table:table-cell>
          <table:table-cell table:formula="of:=[.E9]" office:value-type="string" office:string-value="L*9=5L" calcext:value-type="string">
            <text:p>L*9=5L</text:p>
          </table:table-cell>
          <table:table-cell table:formula="of:=[.H9]" office:value-type="string" office:string-value="ten nainza phaivti ten" calcext:value-type="string">
            <text:p>ten nainza phaivti ten</text:p>
          </table:table-cell>
          <table:table-cell office:value-type="string" calcext:value-type="string">
            <text:p>ten nainza phaivti t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L*L=64</text:p>
          </table:table-cell>
          <table:table-cell table:formula="of:=[.E10]" office:value-type="string" office:string-value="L*L=64" calcext:value-type="string">
            <text:p>L*L=64</text:p>
          </table:table-cell>
          <table:table-cell table:formula="of:=[.H10]" office:value-type="string" office:string-value="ten tenza siksti phor" calcext:value-type="string">
            <text:p>ten tenza siksti phor</text:p>
          </table:table-cell>
          <table:table-cell office:value-type="string" calcext:value-type="string">
            <text:p>ten tenza siks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L*J=6X</text:p>
          </table:table-cell>
          <table:table-cell table:formula="of:=[.E11]" office:value-type="string" office:string-value="L*J=6X" calcext:value-type="string">
            <text:p>L*J=6X</text:p>
          </table:table-cell>
          <table:table-cell table:formula="of:=[.H11]" office:value-type="string" office:string-value="ten zilevenza siksti Aksen" calcext:value-type="string">
            <text:p>ten zilevenza siksti Aksen</text:p>
          </table:table-cell>
          <table:table-cell office:value-type="string" calcext:value-type="string">
            <text:p>ten zilevenza siksti Aks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L*Q=78</text:p>
          </table:table-cell>
          <table:table-cell table:formula="of:=[.E12]" office:value-type="string" office:string-value="L*Q=78" calcext:value-type="string">
            <text:p>L*Q=78</text:p>
          </table:table-cell>
          <table:table-cell table:formula="of:=[.H12]" office:value-type="string" office:string-value="ten kvelvza seventi et" calcext:value-type="string">
            <text:p>ten kvelvza seventi et</text:p>
          </table:table-cell>
          <table:table-cell office:value-type="string" calcext:value-type="string">
            <text:p>ten kvelvza seven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L*W=82</text:p>
          </table:table-cell>
          <table:table-cell table:formula="of:=[.E13]" office:value-type="string" office:string-value="L*W=82" calcext:value-type="string">
            <text:p>L*W=82</text:p>
          </table:table-cell>
          <table:table-cell table:formula="of:=[.H13]" office:value-type="string" office:string-value="ten dblunza etti tu" calcext:value-type="string">
            <text:p>ten dblunza etti tu</text:p>
          </table:table-cell>
          <table:table-cell office:value-type="string" calcext:value-type="string">
            <text:p>ten dblunza etti tu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237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L*X=8Q</text:p>
          </table:table-cell>
          <table:table-cell table:formula="of:=[.E14]" office:value-type="string" office:string-value="L*X=8Q" calcext:value-type="string">
            <text:p>L*X=8Q</text:p>
          </table:table-cell>
          <table:table-cell table:formula="of:=[.H14]" office:value-type="string" office:string-value="ten Aksenza etti kvelv" calcext:value-type="string">
            <text:p>ten Aksenza etti kvelv</text:p>
          </table:table-cell>
          <table:table-cell office:value-type="string" calcext:value-type="string">
            <text:p>ten <text:span text:style-name="T182">Aksenza</text:span> et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L*F=96</text:p>
          </table:table-cell>
          <table:table-cell table:formula="of:=[.E15]" office:value-type="string" office:string-value="L*F=96" calcext:value-type="string">
            <text:p>L*F=96</text:p>
          </table:table-cell>
          <table:table-cell table:formula="of:=[.H15]" office:value-type="string" office:string-value="ten phenza nainti siks" calcext:value-type="string">
            <text:p>ten phenza nainti siks</text:p>
          </table:table-cell>
          <table:table-cell office:value-type="string" calcext:value-type="string">
            <text:p>ten phenza nainti siks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L*10=L0</text:p>
          </table:table-cell>
          <table:table-cell table:formula="of:=[.E16]" office:value-type="string" office:string-value="L*10=L0" calcext:value-type="string">
            <text:p>L*10=L0</text:p>
          </table:table-cell>
          <table:table-cell table:formula="of:=[.H16]" office:value-type="string" office:string-value="ten vntiza tenti" calcext:value-type="string">
            <text:p>ten vntiza tenti</text:p>
          </table:table-cell>
          <table:table-cell office:value-type="string" calcext:value-type="string">
            <text:p>ten vntiza ten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Jtebl" table:style-name="ta1">
        <table:table-column table:style-name="co11" table:default-cell-style-name="ce234"/>
        <table:table-column table:style-name="co12" table:default-cell-style-name="ce235"/>
        <table:table-column table:style-name="co13" table:default-cell-style-name="ce236"/>
        <table:table-column table:style-name="co14" table:default-cell-style-name="ce238"/>
        <table:table-column table:style-name="co1" table:default-cell-style-name="ce234"/>
        <table:table-column table:style-name="co16" table:default-cell-style-name="ce238"/>
        <table:table-column table:style-name="co33" table:default-cell-style-name="ce239"/>
        <table:table-column table:style-name="co34" table:default-cell-style-name="ce240"/>
        <table:table-column table:style-name="co1" table:number-columns-repeated="1016" table:default-cell-style-name="ce241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J*1=J</text:p>
          </table:table-cell>
          <table:table-cell table:formula="of:=[.E1]" office:value-type="string" office:string-value="J*1=J" calcext:value-type="string">
            <text:p>J*1=J</text:p>
          </table:table-cell>
          <table:table-cell table:formula="of:=[.H1]" office:value-type="string" office:string-value="zileven vnza zileven" calcext:value-type="string">
            <text:p>zileven vnza zileven</text:p>
          </table:table-cell>
          <table:table-cell office:value-type="string" calcext:value-type="string">
            <text:p>zileven vnza zileven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J*2=16</text:p>
          </table:table-cell>
          <table:table-cell table:formula="of:=[.E2]" office:value-type="string" office:string-value="J*2=16" calcext:value-type="string">
            <text:p>J*2=16</text:p>
          </table:table-cell>
          <table:table-cell table:formula="of:=[.H2]" office:value-type="string" office:string-value="zileven tuza vnti siks" calcext:value-type="string">
            <text:p>zileven tuza vnti siks</text:p>
          </table:table-cell>
          <table:table-cell office:value-type="string" calcext:value-type="string">
            <text:p>zileven tuza vnti siks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237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J*3=21</text:p>
          </table:table-cell>
          <table:table-cell table:formula="of:=[.E3]" office:value-type="string" office:string-value="J*3=21" calcext:value-type="string">
            <text:p>J*3=21</text:p>
          </table:table-cell>
          <table:table-cell table:formula="of:=[.H3]" office:value-type="string" office:string-value="zileven Thriza tuti vn" calcext:value-type="string">
            <text:p>zileven Thriza tuti vn</text:p>
          </table:table-cell>
          <table:table-cell office:value-type="string" calcext:value-type="string">
            <text:p>zileven <text:span text:style-name="T182">Thriza</text:span> tuti v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J*4=2Q</text:p>
          </table:table-cell>
          <table:table-cell table:formula="of:=[.E4]" office:value-type="string" office:string-value="J*4=2Q" calcext:value-type="string">
            <text:p>J*4=2Q</text:p>
          </table:table-cell>
          <table:table-cell table:formula="of:=[.H4]" office:value-type="string" office:string-value="zileven phorza tuti kvelv" calcext:value-type="string">
            <text:p>zileven phorza tuti kvelv</text:p>
          </table:table-cell>
          <table:table-cell office:value-type="string" calcext:value-type="string">
            <text:p>zileven phorza tuti kvelv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J*5=37</text:p>
          </table:table-cell>
          <table:table-cell table:formula="of:=[.E5]" office:value-type="string" office:string-value="J*5=37" calcext:value-type="string">
            <text:p>J*5=37</text:p>
          </table:table-cell>
          <table:table-cell table:formula="of:=[.H5]" office:value-type="string" office:string-value="zileven phaivza Thriti seven" calcext:value-type="string">
            <text:p>zileven phaivza Thriti seven</text:p>
          </table:table-cell>
          <table:table-cell office:value-type="string" calcext:value-type="string">
            <text:p>zileven phaivza Thriti seve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J*6=42</text:p>
          </table:table-cell>
          <table:table-cell table:formula="of:=[.E6]" office:value-type="string" office:string-value="J*6=42" calcext:value-type="string">
            <text:p>J*6=42</text:p>
          </table:table-cell>
          <table:table-cell table:formula="of:=[.H6]" office:value-type="string" office:string-value="zileven siksza phorti tu" calcext:value-type="string">
            <text:p>zileven siksza phorti tu</text:p>
          </table:table-cell>
          <table:table-cell office:value-type="string" calcext:value-type="string">
            <text:p>zileven siksza phorti tu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J*7=4W</text:p>
          </table:table-cell>
          <table:table-cell table:formula="of:=[.E7]" office:value-type="string" office:string-value="J*7=4W" calcext:value-type="string">
            <text:p>J*7=4W</text:p>
          </table:table-cell>
          <table:table-cell table:formula="of:=[.H7]" office:value-type="string" office:string-value="zileven sevenza phorti dblun" calcext:value-type="string">
            <text:p>zileven sevenza phorti dblun</text:p>
          </table:table-cell>
          <table:table-cell office:value-type="string" calcext:value-type="string">
            <text:p>zileven sevenza phorti dblun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J*8=58</text:p>
          </table:table-cell>
          <table:table-cell table:formula="of:=[.E8]" office:value-type="string" office:string-value="J*8=58" calcext:value-type="string">
            <text:p>J*8=58</text:p>
          </table:table-cell>
          <table:table-cell table:formula="of:=[.H8]" office:value-type="string" office:string-value="zileven etza phaivti et" calcext:value-type="string">
            <text:p>zileven etza phaivti et</text:p>
          </table:table-cell>
          <table:table-cell office:value-type="string" calcext:value-type="string">
            <text:p>zileven etza phaivti et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J*9=63</text:p>
          </table:table-cell>
          <table:table-cell table:formula="of:=[.E9]" office:value-type="string" office:string-value="J*9=63" calcext:value-type="string">
            <text:p>J*9=63</text:p>
          </table:table-cell>
          <table:table-cell table:formula="of:=[.H9]" office:value-type="string" office:string-value="zileven nainza siksti Thri" calcext:value-type="string">
            <text:p>zileven nainza siksti Thri</text:p>
          </table:table-cell>
          <table:table-cell office:value-type="string" calcext:value-type="string">
            <text:p>zileven nainza siksti Thri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J*L=6X</text:p>
          </table:table-cell>
          <table:table-cell table:formula="of:=[.E10]" office:value-type="string" office:string-value="J*L=6X" calcext:value-type="string">
            <text:p>J*L=6X</text:p>
          </table:table-cell>
          <table:table-cell table:formula="of:=[.H10]" office:value-type="string" office:string-value="zileven tenza siksti Aksen" calcext:value-type="string">
            <text:p>zileven tenza siksti Aksen</text:p>
          </table:table-cell>
          <table:table-cell office:value-type="string" calcext:value-type="string">
            <text:p>zileven tenza siksti Aks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J*J=79</text:p>
          </table:table-cell>
          <table:table-cell table:formula="of:=[.E11]" office:value-type="string" office:string-value="J*J=79" calcext:value-type="string">
            <text:p>J*J=79</text:p>
          </table:table-cell>
          <table:table-cell table:formula="of:=[.H11]" office:value-type="string" office:string-value="zileven zilevenza seventi nain" calcext:value-type="string">
            <text:p>zileven zilevenza seventi nain</text:p>
          </table:table-cell>
          <table:table-cell office:value-type="string" calcext:value-type="string">
            <text:p>zileven zilevenza seventi nai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J*Q=84</text:p>
          </table:table-cell>
          <table:table-cell table:formula="of:=[.E12]" office:value-type="string" office:string-value="J*Q=84" calcext:value-type="string">
            <text:p>J*Q=84</text:p>
          </table:table-cell>
          <table:table-cell table:formula="of:=[.H12]" office:value-type="string" office:string-value="zileven kvelvza etti phor" calcext:value-type="string">
            <text:p>zileven kvelvza etti phor</text:p>
          </table:table-cell>
          <table:table-cell office:value-type="string" calcext:value-type="string">
            <text:p>zileven kvelvza et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J*W=8F</text:p>
          </table:table-cell>
          <table:table-cell table:formula="of:=[.E13]" office:value-type="string" office:string-value="J*W=8F" calcext:value-type="string">
            <text:p>J*W=8F</text:p>
          </table:table-cell>
          <table:table-cell table:formula="of:=[.H13]" office:value-type="string" office:string-value="zileven dblunza etti phen" calcext:value-type="string">
            <text:p>zileven dblunza etti phen</text:p>
          </table:table-cell>
          <table:table-cell office:value-type="string" calcext:value-type="string">
            <text:p>zileven dblunza etti ph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237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J*X=9L</text:p>
          </table:table-cell>
          <table:table-cell table:formula="of:=[.E14]" office:value-type="string" office:string-value="J*X=9L" calcext:value-type="string">
            <text:p>J*X=9L</text:p>
          </table:table-cell>
          <table:table-cell table:formula="of:=[.H14]" office:value-type="string" office:string-value="zileven Aksenza nainti ten" calcext:value-type="string">
            <text:p>zileven Aksenza nainti ten</text:p>
          </table:table-cell>
          <table:table-cell office:value-type="string" calcext:value-type="string">
            <text:p>zileven <text:span text:style-name="T182">Aksenza</text:span> nainti t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J*F=L5</text:p>
          </table:table-cell>
          <table:table-cell table:formula="of:=[.E15]" office:value-type="string" office:string-value="J*F=L5" calcext:value-type="string">
            <text:p>J*F=L5</text:p>
          </table:table-cell>
          <table:table-cell table:formula="of:=[.H15]" office:value-type="string" office:string-value="zileven phenza tenti phaiv" calcext:value-type="string">
            <text:p>zileven phenza tenti phaiv</text:p>
          </table:table-cell>
          <table:table-cell office:value-type="string" calcext:value-type="string">
            <text:p>zileven phenza tenti phaiv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J*10=J0</text:p>
          </table:table-cell>
          <table:table-cell table:formula="of:=[.E16]" office:value-type="string" office:string-value="J*10=J0" calcext:value-type="string">
            <text:p>J*10=J0</text:p>
          </table:table-cell>
          <table:table-cell table:formula="of:=[.H16]" office:value-type="string" office:string-value="zileven vntiza zileventi" calcext:value-type="string">
            <text:p>zileven vntiza zileventi</text:p>
          </table:table-cell>
          <table:table-cell office:value-type="string" calcext:value-type="string">
            <text:p>zileven vntiza zileven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Qtebl" table:style-name="ta1">
        <table:table-column table:style-name="co11" table:default-cell-style-name="ce234"/>
        <table:table-column table:style-name="co12" table:default-cell-style-name="ce235"/>
        <table:table-column table:style-name="co13" table:default-cell-style-name="ce236"/>
        <table:table-column table:style-name="co14" table:default-cell-style-name="ce238"/>
        <table:table-column table:style-name="co35" table:default-cell-style-name="ce234"/>
        <table:table-column table:style-name="co36" table:default-cell-style-name="ce238"/>
        <table:table-column table:style-name="co37" table:default-cell-style-name="ce239"/>
        <table:table-column table:style-name="co38" table:default-cell-style-name="ce240"/>
        <table:table-column table:style-name="co1" table:number-columns-repeated="1016" table:default-cell-style-name="ce241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Q*1=Q</text:p>
          </table:table-cell>
          <table:table-cell table:formula="of:=[.E1]" office:value-type="string" office:string-value="Q*1=Q" calcext:value-type="string">
            <text:p>Q*1=Q</text:p>
          </table:table-cell>
          <table:table-cell table:formula="of:=[.H1]" office:value-type="string" office:string-value="kvelv vnza kvelv" calcext:value-type="string">
            <text:p>kvelv vnza kvelv</text:p>
          </table:table-cell>
          <table:table-cell office:value-type="string" calcext:value-type="string">
            <text:p>kvelv vnza kvelv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Q*2=18</text:p>
          </table:table-cell>
          <table:table-cell table:formula="of:=[.E2]" office:value-type="string" office:string-value="Q*2=18" calcext:value-type="string">
            <text:p>Q*2=18</text:p>
          </table:table-cell>
          <table:table-cell table:formula="of:=[.H2]" office:value-type="string" office:string-value="kvelv tuza vnti et" calcext:value-type="string">
            <text:p>kvelv tuza vnti et</text:p>
          </table:table-cell>
          <table:table-cell office:value-type="string" calcext:value-type="string">
            <text:p>kvelv tuza vnti et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237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Q*3=24</text:p>
          </table:table-cell>
          <table:table-cell table:formula="of:=[.E3]" office:value-type="string" office:string-value="Q*3=24" calcext:value-type="string">
            <text:p>Q*3=24</text:p>
          </table:table-cell>
          <table:table-cell table:formula="of:=[.H3]" office:value-type="string" office:string-value="kvelv Thriza tuti phor" calcext:value-type="string">
            <text:p>kvelv Thriza tuti phor</text:p>
          </table:table-cell>
          <table:table-cell office:value-type="string" calcext:value-type="string">
            <text:p>kvelv <text:span text:style-name="T182">Thriza</text:span> tuti phor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Q*4=30</text:p>
          </table:table-cell>
          <table:table-cell table:formula="of:=[.E4]" office:value-type="string" office:string-value="Q*4=30" calcext:value-type="string">
            <text:p>Q*4=30</text:p>
          </table:table-cell>
          <table:table-cell table:formula="of:=[.H4]" office:value-type="string" office:string-value="kvelv phorza Thriti" calcext:value-type="string">
            <text:p>kvelv phorza Thriti</text:p>
          </table:table-cell>
          <table:table-cell office:value-type="string" calcext:value-type="string">
            <text:p>kvelv phorza Thriti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Q*5=3Q</text:p>
          </table:table-cell>
          <table:table-cell table:formula="of:=[.E5]" office:value-type="string" office:string-value="Q*5=3Q" calcext:value-type="string">
            <text:p>Q*5=3Q</text:p>
          </table:table-cell>
          <table:table-cell table:formula="of:=[.H5]" office:value-type="string" office:string-value="kvelv phaivza Thriti kvelv" calcext:value-type="string">
            <text:p>kvelv phaivza Thriti kvelv</text:p>
          </table:table-cell>
          <table:table-cell office:value-type="string" calcext:value-type="string">
            <text:p>kvelv phaivza Thriti kvelv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Q*6=48</text:p>
          </table:table-cell>
          <table:table-cell table:formula="of:=[.E6]" office:value-type="string" office:string-value="Q*6=48" calcext:value-type="string">
            <text:p>Q*6=48</text:p>
          </table:table-cell>
          <table:table-cell table:formula="of:=[.H6]" office:value-type="string" office:string-value="kvelv siksza phorti et" calcext:value-type="string">
            <text:p>kvelv siksza phorti et</text:p>
          </table:table-cell>
          <table:table-cell office:value-type="string" calcext:value-type="string">
            <text:p>kvelv siksza phorti et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Q*7=54</text:p>
          </table:table-cell>
          <table:table-cell table:formula="of:=[.E7]" office:value-type="string" office:string-value="Q*7=54" calcext:value-type="string">
            <text:p>Q*7=54</text:p>
          </table:table-cell>
          <table:table-cell table:formula="of:=[.H7]" office:value-type="string" office:string-value="kvelv sevenza phaivti phor" calcext:value-type="string">
            <text:p>kvelv sevenza phaivti phor</text:p>
          </table:table-cell>
          <table:table-cell office:value-type="string" calcext:value-type="string">
            <text:p>kvelv sevenza phaivti phor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Q*8=60</text:p>
          </table:table-cell>
          <table:table-cell table:formula="of:=[.E8]" office:value-type="string" office:string-value="Q*8=60" calcext:value-type="string">
            <text:p>Q*8=60</text:p>
          </table:table-cell>
          <table:table-cell table:formula="of:=[.H8]" office:value-type="string" office:string-value="kvelv etza siksti" calcext:value-type="string">
            <text:p>kvelv etza siksti</text:p>
          </table:table-cell>
          <table:table-cell office:value-type="string" calcext:value-type="string">
            <text:p>kvelv etza siksti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Q*9=6Q</text:p>
          </table:table-cell>
          <table:table-cell table:formula="of:=[.E9]" office:value-type="string" office:string-value="Q*9=6Q" calcext:value-type="string">
            <text:p>Q*9=6Q</text:p>
          </table:table-cell>
          <table:table-cell table:formula="of:=[.H9]" office:value-type="string" office:string-value="kvelv nainza siksti kvelv" calcext:value-type="string">
            <text:p>kvelv nainza siksti kvelv</text:p>
          </table:table-cell>
          <table:table-cell office:value-type="string" calcext:value-type="string">
            <text:p>kvelv nainza siks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Q*L=78</text:p>
          </table:table-cell>
          <table:table-cell table:formula="of:=[.E10]" office:value-type="string" office:string-value="Q*L=78" calcext:value-type="string">
            <text:p>Q*L=78</text:p>
          </table:table-cell>
          <table:table-cell table:formula="of:=[.H10]" office:value-type="string" office:string-value="kvelv tenza seventi et" calcext:value-type="string">
            <text:p>kvelv tenza seventi et</text:p>
          </table:table-cell>
          <table:table-cell office:value-type="string" calcext:value-type="string">
            <text:p>kvelv tenza seven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Q*J=84</text:p>
          </table:table-cell>
          <table:table-cell table:formula="of:=[.E11]" office:value-type="string" office:string-value="Q*J=84" calcext:value-type="string">
            <text:p>Q*J=84</text:p>
          </table:table-cell>
          <table:table-cell table:formula="of:=[.H11]" office:value-type="string" office:string-value="kvelv zilevenza etti phor" calcext:value-type="string">
            <text:p>kvelv zilevenza etti phor</text:p>
          </table:table-cell>
          <table:table-cell office:value-type="string" calcext:value-type="string">
            <text:p>kvelv zilevenza et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Q*Q=90</text:p>
          </table:table-cell>
          <table:table-cell table:formula="of:=[.E12]" office:value-type="string" office:string-value="Q*Q=90" calcext:value-type="string">
            <text:p>Q*Q=90</text:p>
          </table:table-cell>
          <table:table-cell table:formula="of:=[.H12]" office:value-type="string" office:string-value="kvelv kvelvza nainti" calcext:value-type="string">
            <text:p>kvelv kvelvza nainti</text:p>
          </table:table-cell>
          <table:table-cell office:value-type="string" calcext:value-type="string">
            <text:p>kvelv kvelvza nainti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Q*W=9Q</text:p>
          </table:table-cell>
          <table:table-cell table:formula="of:=[.E13]" office:value-type="string" office:string-value="Q*W=9Q" calcext:value-type="string">
            <text:p>Q*W=9Q</text:p>
          </table:table-cell>
          <table:table-cell table:formula="of:=[.H13]" office:value-type="string" office:string-value="kvelv dblunza nainti kvelv" calcext:value-type="string">
            <text:p>kvelv dblunza nainti kvelv</text:p>
          </table:table-cell>
          <table:table-cell office:value-type="string" calcext:value-type="string">
            <text:p>kvelv dblunza nain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237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Q*X=L8</text:p>
          </table:table-cell>
          <table:table-cell table:formula="of:=[.E14]" office:value-type="string" office:string-value="Q*X=L8" calcext:value-type="string">
            <text:p>Q*X=L8</text:p>
          </table:table-cell>
          <table:table-cell table:formula="of:=[.H14]" office:value-type="string" office:string-value="kvelv Aksenza tenti et" calcext:value-type="string">
            <text:p>kvelv Aksenza tenti et</text:p>
          </table:table-cell>
          <table:table-cell office:value-type="string" calcext:value-type="string">
            <text:p>kvelv <text:span text:style-name="T182">Aksenza</text:span> ten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Q*F=J4</text:p>
          </table:table-cell>
          <table:table-cell table:formula="of:=[.E15]" office:value-type="string" office:string-value="Q*F=J4" calcext:value-type="string">
            <text:p>Q*F=J4</text:p>
          </table:table-cell>
          <table:table-cell table:formula="of:=[.H15]" office:value-type="string" office:string-value="kvelv phenza zileventi phor" calcext:value-type="string">
            <text:p>kvelv phenza zileventi phor</text:p>
          </table:table-cell>
          <table:table-cell office:value-type="string" calcext:value-type="string">
            <text:p>kvelv phenza zileventi phor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Q*10=Q0</text:p>
          </table:table-cell>
          <table:table-cell table:formula="of:=[.E16]" office:value-type="string" office:string-value="Q*10=Q0" calcext:value-type="string">
            <text:p>Q*10=Q0</text:p>
          </table:table-cell>
          <table:table-cell table:formula="of:=[.H16]" office:value-type="string" office:string-value="kvelv vntiza kvelvti" calcext:value-type="string">
            <text:p>kvelv vntiza kvelvti</text:p>
          </table:table-cell>
          <table:table-cell office:value-type="string" calcext:value-type="string">
            <text:p>kvelv vntiza kvelv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Wtebl" table:style-name="ta1">
        <table:table-column table:style-name="co11" table:default-cell-style-name="ce234"/>
        <table:table-column table:style-name="co12" table:default-cell-style-name="ce235"/>
        <table:table-column table:style-name="co13" table:default-cell-style-name="ce236"/>
        <table:table-column table:style-name="co14" table:default-cell-style-name="ce238"/>
        <table:table-column table:style-name="co1" table:default-cell-style-name="ce234"/>
        <table:table-column table:style-name="co16" table:default-cell-style-name="ce238"/>
        <table:table-column table:style-name="co27" table:default-cell-style-name="ce239"/>
        <table:table-column table:style-name="co39" table:default-cell-style-name="ce240"/>
        <table:table-column table:style-name="co1" table:number-columns-repeated="1016" table:default-cell-style-name="ce241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W*1=W</text:p>
          </table:table-cell>
          <table:table-cell table:formula="of:=[.E1]" office:value-type="string" office:string-value="W*1=W" calcext:value-type="string">
            <text:p>W*1=W</text:p>
          </table:table-cell>
          <table:table-cell table:formula="of:=[.H1]" office:value-type="string" office:string-value="dblun vnza dblun" calcext:value-type="string">
            <text:p>dblun vnza dblun</text:p>
          </table:table-cell>
          <table:table-cell office:value-type="string" calcext:value-type="string">
            <text:p>dblun vnza dblun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W*2=1L</text:p>
          </table:table-cell>
          <table:table-cell table:formula="of:=[.E2]" office:value-type="string" office:string-value="W*2=1L" calcext:value-type="string">
            <text:p>W*2=1L</text:p>
          </table:table-cell>
          <table:table-cell table:formula="of:=[.H2]" office:value-type="string" office:string-value="dblun tuza vnti ten" calcext:value-type="string">
            <text:p>dblun tuza vnti ten</text:p>
          </table:table-cell>
          <table:table-cell office:value-type="string" calcext:value-type="string">
            <text:p>dblun tuza vnti ten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237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W*3=27</text:p>
          </table:table-cell>
          <table:table-cell table:formula="of:=[.E3]" office:value-type="string" office:string-value="W*3=27" calcext:value-type="string">
            <text:p>W*3=27</text:p>
          </table:table-cell>
          <table:table-cell table:formula="of:=[.H3]" office:value-type="string" office:string-value="dblun Thriza tuti seven" calcext:value-type="string">
            <text:p>dblun Thriza tuti seven</text:p>
          </table:table-cell>
          <table:table-cell office:value-type="string" calcext:value-type="string">
            <text:p>dblun <text:span text:style-name="T184">Thriza</text:span> tuti seve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W*4=34</text:p>
          </table:table-cell>
          <table:table-cell table:formula="of:=[.E4]" office:value-type="string" office:string-value="W*4=34" calcext:value-type="string">
            <text:p>W*4=34</text:p>
          </table:table-cell>
          <table:table-cell table:formula="of:=[.H4]" office:value-type="string" office:string-value="dblun phorza Thriti phor" calcext:value-type="string">
            <text:p>dblun phorza Thriti phor</text:p>
          </table:table-cell>
          <table:table-cell office:value-type="string" calcext:value-type="string">
            <text:p>dblun phorza <text:span text:style-name="T184">Thriti</text:span> phor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W*5=41</text:p>
          </table:table-cell>
          <table:table-cell table:formula="of:=[.E5]" office:value-type="string" office:string-value="W*5=41" calcext:value-type="string">
            <text:p>W*5=41</text:p>
          </table:table-cell>
          <table:table-cell table:formula="of:=[.H5]" office:value-type="string" office:string-value="dblun phaivza phorti vn" calcext:value-type="string">
            <text:p>dblun phaivza phorti vn</text:p>
          </table:table-cell>
          <table:table-cell office:value-type="string" calcext:value-type="string">
            <text:p>dblun phaivza phorti v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W*6=4X</text:p>
          </table:table-cell>
          <table:table-cell table:formula="of:=[.E6]" office:value-type="string" office:string-value="W*6=4X" calcext:value-type="string">
            <text:p>W*6=4X</text:p>
          </table:table-cell>
          <table:table-cell table:formula="of:=[.H6]" office:value-type="string" office:string-value="dblun siksza phorti Aksen" calcext:value-type="string">
            <text:p>dblun siksza phorti Aksen</text:p>
          </table:table-cell>
          <table:table-cell office:value-type="string" calcext:value-type="string">
            <text:p>dblun siksza phorti <text:span text:style-name="T184">Aksen</text:span>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W*7=5J</text:p>
          </table:table-cell>
          <table:table-cell table:formula="of:=[.E7]" office:value-type="string" office:string-value="W*7=5J" calcext:value-type="string">
            <text:p>W*7=5J</text:p>
          </table:table-cell>
          <table:table-cell table:formula="of:=[.H7]" office:value-type="string" office:string-value="dblun sevenza phaivti zileven" calcext:value-type="string">
            <text:p>dblun sevenza phaivti zileven</text:p>
          </table:table-cell>
          <table:table-cell office:value-type="string" calcext:value-type="string">
            <text:p>dblun sevenza phaivti zileven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W*8=68</text:p>
          </table:table-cell>
          <table:table-cell table:formula="of:=[.E8]" office:value-type="string" office:string-value="W*8=68" calcext:value-type="string">
            <text:p>W*8=68</text:p>
          </table:table-cell>
          <table:table-cell table:formula="of:=[.H8]" office:value-type="string" office:string-value="dblun etza siksti et" calcext:value-type="string">
            <text:p>dblun etza siksti et</text:p>
          </table:table-cell>
          <table:table-cell office:value-type="string" calcext:value-type="string">
            <text:p>dblun etza siksti et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W*9=75</text:p>
          </table:table-cell>
          <table:table-cell table:formula="of:=[.E9]" office:value-type="string" office:string-value="W*9=75" calcext:value-type="string">
            <text:p>W*9=75</text:p>
          </table:table-cell>
          <table:table-cell table:formula="of:=[.H9]" office:value-type="string" office:string-value="dblun nainza seventi phaiv" calcext:value-type="string">
            <text:p>dblun nainza seventi phaiv</text:p>
          </table:table-cell>
          <table:table-cell office:value-type="string" calcext:value-type="string">
            <text:p>dblun nainza seventi phai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W*L=82</text:p>
          </table:table-cell>
          <table:table-cell table:formula="of:=[.E10]" office:value-type="string" office:string-value="W*L=82" calcext:value-type="string">
            <text:p>W*L=82</text:p>
          </table:table-cell>
          <table:table-cell table:formula="of:=[.H10]" office:value-type="string" office:string-value="dblun tenza etti tu" calcext:value-type="string">
            <text:p>dblun tenza etti tu</text:p>
          </table:table-cell>
          <table:table-cell office:value-type="string" calcext:value-type="string">
            <text:p>dblun tenza etti tu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W*J=8F</text:p>
          </table:table-cell>
          <table:table-cell table:formula="of:=[.E11]" office:value-type="string" office:string-value="W*J=8F" calcext:value-type="string">
            <text:p>W*J=8F</text:p>
          </table:table-cell>
          <table:table-cell table:formula="of:=[.H11]" office:value-type="string" office:string-value="dblun zilevenza etti phen" calcext:value-type="string">
            <text:p>dblun zilevenza etti phen</text:p>
          </table:table-cell>
          <table:table-cell office:value-type="string" calcext:value-type="string">
            <text:p>dblun zilevenza etti ph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W*Q=9Q</text:p>
          </table:table-cell>
          <table:table-cell table:formula="of:=[.E12]" office:value-type="string" office:string-value="W*Q=9Q" calcext:value-type="string">
            <text:p>W*Q=9Q</text:p>
          </table:table-cell>
          <table:table-cell table:formula="of:=[.H12]" office:value-type="string" office:string-value="dblun kvelvza nainti kvelv" calcext:value-type="string">
            <text:p>dblun kvelvza nainti kvelv</text:p>
          </table:table-cell>
          <table:table-cell office:value-type="string" calcext:value-type="string">
            <text:p>dblun kvelvza nain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W*W=L9</text:p>
          </table:table-cell>
          <table:table-cell table:formula="of:=[.E13]" office:value-type="string" office:string-value="W*W=L9" calcext:value-type="string">
            <text:p>W*W=L9</text:p>
          </table:table-cell>
          <table:table-cell table:formula="of:=[.H13]" office:value-type="string" office:string-value="dblun dblunza tenti nain" calcext:value-type="string">
            <text:p>dblun dblunza tenti nain</text:p>
          </table:table-cell>
          <table:table-cell office:value-type="string" calcext:value-type="string">
            <text:p>dblun dblunza tenti nai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237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W*X=J6</text:p>
          </table:table-cell>
          <table:table-cell table:formula="of:=[.E14]" office:value-type="string" office:string-value="W*X=J6" calcext:value-type="string">
            <text:p>W*X=J6</text:p>
          </table:table-cell>
          <table:table-cell table:formula="of:=[.H14]" office:value-type="string" office:string-value="dblun Aksenza zileventi siks" calcext:value-type="string">
            <text:p>dblun Aksenza zileventi siks</text:p>
          </table:table-cell>
          <table:table-cell office:value-type="string" calcext:value-type="string">
            <text:p>dblun Aksenza zileventi sik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W*F=Q3</text:p>
          </table:table-cell>
          <table:table-cell table:formula="of:=[.E15]" office:value-type="string" office:string-value="W*F=Q3" calcext:value-type="string">
            <text:p>W*F=Q3</text:p>
          </table:table-cell>
          <table:table-cell table:formula="of:=[.H15]" office:value-type="string" office:string-value="dblun phenza kvelvti Thri" calcext:value-type="string">
            <text:p>dblun phenza kvelvti Thri</text:p>
          </table:table-cell>
          <table:table-cell office:value-type="string" calcext:value-type="string">
            <text:p>dblun phenza kvelvti <text:span text:style-name="T184">Thri</text:span>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W*10=W0</text:p>
          </table:table-cell>
          <table:table-cell table:formula="of:=[.E16]" office:value-type="string" office:string-value="W*10=W0" calcext:value-type="string">
            <text:p>W*10=W0</text:p>
          </table:table-cell>
          <table:table-cell table:formula="of:=[.H16]" office:value-type="string" office:string-value="dblun vntiza dblunti" calcext:value-type="string">
            <text:p>dblun vntiza dblunti</text:p>
          </table:table-cell>
          <table:table-cell office:value-type="string" calcext:value-type="string">
            <text:p>dblun vntiza dblun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Xtebl" table:style-name="ta1">
        <table:table-column table:style-name="co11" table:default-cell-style-name="ce234"/>
        <table:table-column table:style-name="co12" table:default-cell-style-name="ce235"/>
        <table:table-column table:style-name="co13" table:default-cell-style-name="ce236"/>
        <table:table-column table:style-name="co14" table:default-cell-style-name="ce238"/>
        <table:table-column table:style-name="co1" table:default-cell-style-name="ce234"/>
        <table:table-column table:style-name="co16" table:default-cell-style-name="ce238"/>
        <table:table-column table:style-name="co40" table:default-cell-style-name="ce239"/>
        <table:table-column table:style-name="co21" table:default-cell-style-name="ce240"/>
        <table:table-column table:style-name="co1" table:number-columns-repeated="1016" table:default-cell-style-name="ce241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X*1=X</text:p>
          </table:table-cell>
          <table:table-cell table:formula="of:=[.E1]" office:value-type="string" office:string-value="X*1=X" calcext:value-type="string">
            <text:p>X*1=X</text:p>
          </table:table-cell>
          <table:table-cell table:formula="of:=[.H1]" office:value-type="string" office:string-value="Aksen vnza Aksen" calcext:value-type="string">
            <text:p>Aksen vnza Aksen</text:p>
          </table:table-cell>
          <table:table-cell office:value-type="string" calcext:value-type="string">
            <text:p>Aksen vnza Aksen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X*2=1Q</text:p>
          </table:table-cell>
          <table:table-cell table:formula="of:=[.E2]" office:value-type="string" office:string-value="X*2=1Q" calcext:value-type="string">
            <text:p>X*2=1Q</text:p>
          </table:table-cell>
          <table:table-cell table:formula="of:=[.H2]" office:value-type="string" office:string-value="Aksen tuza vnti kvelv" calcext:value-type="string">
            <text:p>Aksen tuza vnti kvelv</text:p>
          </table:table-cell>
          <table:table-cell office:value-type="string" calcext:value-type="string">
            <text:p>Aksen tuza vnti kvelv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237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X*3=2L</text:p>
          </table:table-cell>
          <table:table-cell table:formula="of:=[.E3]" office:value-type="string" office:string-value="X*3=2L" calcext:value-type="string">
            <text:p>X*3=2L</text:p>
          </table:table-cell>
          <table:table-cell table:formula="of:=[.H3]" office:value-type="string" office:string-value="Aksen Thriza tuti ten" calcext:value-type="string">
            <text:p>Aksen Thriza tuti ten</text:p>
          </table:table-cell>
          <table:table-cell office:value-type="string" calcext:value-type="string">
            <text:p>Aksen <text:span text:style-name="T182">Thriza</text:span> tuti te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X*4=38</text:p>
          </table:table-cell>
          <table:table-cell table:formula="of:=[.E4]" office:value-type="string" office:string-value="X*4=38" calcext:value-type="string">
            <text:p>X*4=38</text:p>
          </table:table-cell>
          <table:table-cell table:formula="of:=[.H4]" office:value-type="string" office:string-value="Aksen phorza Thriti et" calcext:value-type="string">
            <text:p>Aksen phorza Thriti et</text:p>
          </table:table-cell>
          <table:table-cell office:value-type="string" calcext:value-type="string">
            <text:p>Aksen phorza Thriti et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X*5=46</text:p>
          </table:table-cell>
          <table:table-cell table:formula="of:=[.E5]" office:value-type="string" office:string-value="X*5=46" calcext:value-type="string">
            <text:p>X*5=46</text:p>
          </table:table-cell>
          <table:table-cell table:formula="of:=[.H5]" office:value-type="string" office:string-value="Aksen phaivza phorti siks" calcext:value-type="string">
            <text:p>Aksen phaivza phorti siks</text:p>
          </table:table-cell>
          <table:table-cell office:value-type="string" calcext:value-type="string">
            <text:p>Aksen phaivza phorti siks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X*6=54</text:p>
          </table:table-cell>
          <table:table-cell table:formula="of:=[.E6]" office:value-type="string" office:string-value="X*6=54" calcext:value-type="string">
            <text:p>X*6=54</text:p>
          </table:table-cell>
          <table:table-cell table:formula="of:=[.H6]" office:value-type="string" office:string-value="Aksen siksza phaivti phor" calcext:value-type="string">
            <text:p>Aksen siksza phaivti phor</text:p>
          </table:table-cell>
          <table:table-cell office:value-type="string" calcext:value-type="string">
            <text:p>Aksen siksza phaivti phor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X*7=62</text:p>
          </table:table-cell>
          <table:table-cell table:formula="of:=[.E7]" office:value-type="string" office:string-value="X*7=62" calcext:value-type="string">
            <text:p>X*7=62</text:p>
          </table:table-cell>
          <table:table-cell table:formula="of:=[.H7]" office:value-type="string" office:string-value="Aksen sevenza siksti tu" calcext:value-type="string">
            <text:p>Aksen sevenza siksti tu</text:p>
          </table:table-cell>
          <table:table-cell office:value-type="string" calcext:value-type="string">
            <text:p>Aksen sevenza siksti tu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X*8=70</text:p>
          </table:table-cell>
          <table:table-cell table:formula="of:=[.E8]" office:value-type="string" office:string-value="X*8=70" calcext:value-type="string">
            <text:p>X*8=70</text:p>
          </table:table-cell>
          <table:table-cell table:formula="of:=[.H8]" office:value-type="string" office:string-value="Aksen etza seventi" calcext:value-type="string">
            <text:p>Aksen etza seventi</text:p>
          </table:table-cell>
          <table:table-cell office:value-type="string" calcext:value-type="string">
            <text:p>Aksen etza seventi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X*9=7X</text:p>
          </table:table-cell>
          <table:table-cell table:formula="of:=[.E9]" office:value-type="string" office:string-value="X*9=7X" calcext:value-type="string">
            <text:p>X*9=7X</text:p>
          </table:table-cell>
          <table:table-cell table:formula="of:=[.H9]" office:value-type="string" office:string-value="Aksen nainza seventi Aksen" calcext:value-type="string">
            <text:p>Aksen nainza seventi Aksen</text:p>
          </table:table-cell>
          <table:table-cell office:value-type="string" calcext:value-type="string">
            <text:p>Aksen nainza seventi Aks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X*L=8Q</text:p>
          </table:table-cell>
          <table:table-cell table:formula="of:=[.E10]" office:value-type="string" office:string-value="X*L=8Q" calcext:value-type="string">
            <text:p>X*L=8Q</text:p>
          </table:table-cell>
          <table:table-cell table:formula="of:=[.H10]" office:value-type="string" office:string-value="Aksen tenza etti kvelv" calcext:value-type="string">
            <text:p>Aksen tenza etti kvelv</text:p>
          </table:table-cell>
          <table:table-cell office:value-type="string" calcext:value-type="string">
            <text:p>Aksen tenza et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X*J=9L</text:p>
          </table:table-cell>
          <table:table-cell table:formula="of:=[.E11]" office:value-type="string" office:string-value="X*J=9L" calcext:value-type="string">
            <text:p>X*J=9L</text:p>
          </table:table-cell>
          <table:table-cell table:formula="of:=[.H11]" office:value-type="string" office:string-value="Aksen zilevenza nainti ten" calcext:value-type="string">
            <text:p>Aksen zilevenza nainti ten</text:p>
          </table:table-cell>
          <table:table-cell office:value-type="string" calcext:value-type="string">
            <text:p>Aksen zilevenza nainti t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X*Q=L8</text:p>
          </table:table-cell>
          <table:table-cell table:formula="of:=[.E12]" office:value-type="string" office:string-value="X*Q=L8" calcext:value-type="string">
            <text:p>X*Q=L8</text:p>
          </table:table-cell>
          <table:table-cell table:formula="of:=[.H12]" office:value-type="string" office:string-value="Aksen kvelvza tenti et" calcext:value-type="string">
            <text:p>Aksen kvelvza tenti et</text:p>
          </table:table-cell>
          <table:table-cell office:value-type="string" calcext:value-type="string">
            <text:p>Aksen kvelvza ten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X*W=J6</text:p>
          </table:table-cell>
          <table:table-cell table:formula="of:=[.E13]" office:value-type="string" office:string-value="X*W=J6" calcext:value-type="string">
            <text:p>X*W=J6</text:p>
          </table:table-cell>
          <table:table-cell table:formula="of:=[.H13]" office:value-type="string" office:string-value="Aksen dblunza zileventi siks" calcext:value-type="string">
            <text:p>Aksen dblunza zileventi siks</text:p>
          </table:table-cell>
          <table:table-cell office:value-type="string" calcext:value-type="string">
            <text:p>Aksen dblunza zileventi sik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237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X*X=Q4</text:p>
          </table:table-cell>
          <table:table-cell table:formula="of:=[.E14]" office:value-type="string" office:string-value="X*X=Q4" calcext:value-type="string">
            <text:p>X*X=Q4</text:p>
          </table:table-cell>
          <table:table-cell table:formula="of:=[.H14]" office:value-type="string" office:string-value="Aksen Aksenza kvelvti phor" calcext:value-type="string">
            <text:p>Aksen Aksenza kvelvti phor</text:p>
          </table:table-cell>
          <table:table-cell office:value-type="string" calcext:value-type="string">
            <text:p><text:span text:style-name="T184">Aksen</text:span> Aksenza kvelv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X*F=W2</text:p>
          </table:table-cell>
          <table:table-cell table:formula="of:=[.E15]" office:value-type="string" office:string-value="X*F=W2" calcext:value-type="string">
            <text:p>X*F=W2</text:p>
          </table:table-cell>
          <table:table-cell table:formula="of:=[.H15]" office:value-type="string" office:string-value="Aksen phenza dblunti tu" calcext:value-type="string">
            <text:p>Aksen phenza dblunti tu</text:p>
          </table:table-cell>
          <table:table-cell office:value-type="string" calcext:value-type="string">
            <text:p>Aksen phenza dblunti tu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X*10=X0</text:p>
          </table:table-cell>
          <table:table-cell table:formula="of:=[.E16]" office:value-type="string" office:string-value="X*10=X0" calcext:value-type="string">
            <text:p>X*10=X0</text:p>
          </table:table-cell>
          <table:table-cell table:formula="of:=[.H16]" office:value-type="string" office:string-value="Aksen vntiza Aksenti" calcext:value-type="string">
            <text:p>Aksen vntiza Aksenti</text:p>
          </table:table-cell>
          <table:table-cell office:value-type="string" calcext:value-type="string">
            <text:p><text:span text:style-name="T184">Aksen</text:span> vntiza <text:span text:style-name="T184">Aksenti</text:span>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tebl" table:style-name="ta1">
        <table:table-column table:style-name="co11" table:default-cell-style-name="ce234"/>
        <table:table-column table:style-name="co12" table:default-cell-style-name="ce235"/>
        <table:table-column table:style-name="co13" table:default-cell-style-name="ce236"/>
        <table:table-column table:style-name="co14" table:default-cell-style-name="ce238"/>
        <table:table-column table:style-name="co12" table:default-cell-style-name="ce234"/>
        <table:table-column table:style-name="co16" table:default-cell-style-name="ce238"/>
        <table:table-column table:style-name="co37" table:default-cell-style-name="ce239"/>
        <table:table-column table:style-name="co41" table:default-cell-style-name="ce240"/>
        <table:table-column table:style-name="co1" table:number-columns-repeated="1016" table:default-cell-style-name="ce241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F*1=F</text:p>
          </table:table-cell>
          <table:table-cell table:formula="of:=[.E1]" office:value-type="string" office:string-value="F*1=F" calcext:value-type="string">
            <text:p>F*1=F</text:p>
          </table:table-cell>
          <table:table-cell table:formula="of:=[.H1]" office:value-type="string" office:string-value="phen vnza phen" calcext:value-type="string">
            <text:p>phen vnza phen</text:p>
          </table:table-cell>
          <table:table-cell office:value-type="string" calcext:value-type="string">
            <text:p>phen vnza phen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F*2=1X</text:p>
          </table:table-cell>
          <table:table-cell table:formula="of:=[.E2]" office:value-type="string" office:string-value="F*2=1X" calcext:value-type="string">
            <text:p>F*2=1X</text:p>
          </table:table-cell>
          <table:table-cell table:formula="of:=[.H2]" office:value-type="string" office:string-value="phen tuza vnti Aksen" calcext:value-type="string">
            <text:p>phen tuza vnti Aksen</text:p>
          </table:table-cell>
          <table:table-cell office:value-type="string" calcext:value-type="string">
            <text:p>phen tuza vnti <text:span text:style-name="T184">Aksen</text:span>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237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F*3=2W</text:p>
          </table:table-cell>
          <table:table-cell table:formula="of:=[.E3]" office:value-type="string" office:string-value="F*3=2W" calcext:value-type="string">
            <text:p>F*3=2W</text:p>
          </table:table-cell>
          <table:table-cell table:formula="of:=[.H3]" office:value-type="string" office:string-value="phen Thriza tuti dblun" calcext:value-type="string">
            <text:p>phen Thriza tuti dblun</text:p>
          </table:table-cell>
          <table:table-cell office:value-type="string" calcext:value-type="string">
            <text:p>phen <text:span text:style-name="T184">Thriza</text:span> tuti dblu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F*4=3Q</text:p>
          </table:table-cell>
          <table:table-cell table:formula="of:=[.E4]" office:value-type="string" office:string-value="F*4=3Q" calcext:value-type="string">
            <text:p>F*4=3Q</text:p>
          </table:table-cell>
          <table:table-cell table:formula="of:=[.H4]" office:value-type="string" office:string-value="phen phorza Thriti kvelv" calcext:value-type="string">
            <text:p>phen phorza Thriti kvelv</text:p>
          </table:table-cell>
          <table:table-cell office:value-type="string" calcext:value-type="string">
            <text:p>phen phorza <text:span text:style-name="T184">Thriti</text:span> kvelv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F*5=4J</text:p>
          </table:table-cell>
          <table:table-cell table:formula="of:=[.E5]" office:value-type="string" office:string-value="F*5=4J" calcext:value-type="string">
            <text:p>F*5=4J</text:p>
          </table:table-cell>
          <table:table-cell table:formula="of:=[.H5]" office:value-type="string" office:string-value="phen phaivza phorti zileven" calcext:value-type="string">
            <text:p>phen phaivza phorti zileven</text:p>
          </table:table-cell>
          <table:table-cell office:value-type="string" calcext:value-type="string">
            <text:p>phen phaivza phorti zileve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F*6=5L</text:p>
          </table:table-cell>
          <table:table-cell table:formula="of:=[.E6]" office:value-type="string" office:string-value="F*6=5L" calcext:value-type="string">
            <text:p>F*6=5L</text:p>
          </table:table-cell>
          <table:table-cell table:formula="of:=[.H6]" office:value-type="string" office:string-value="phen siksza phaivti ten" calcext:value-type="string">
            <text:p>phen siksza phaivti ten</text:p>
          </table:table-cell>
          <table:table-cell office:value-type="string" calcext:value-type="string">
            <text:p>phen siksza phaivti ten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F*7=69</text:p>
          </table:table-cell>
          <table:table-cell table:formula="of:=[.E7]" office:value-type="string" office:string-value="F*7=69" calcext:value-type="string">
            <text:p>F*7=69</text:p>
          </table:table-cell>
          <table:table-cell table:formula="of:=[.H7]" office:value-type="string" office:string-value="phen sevenza siksti nain" calcext:value-type="string">
            <text:p>phen sevenza siksti nain</text:p>
          </table:table-cell>
          <table:table-cell office:value-type="string" calcext:value-type="string">
            <text:p>phen sevenza siksti nain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F*8=78</text:p>
          </table:table-cell>
          <table:table-cell table:formula="of:=[.E8]" office:value-type="string" office:string-value="F*8=78" calcext:value-type="string">
            <text:p>F*8=78</text:p>
          </table:table-cell>
          <table:table-cell table:formula="of:=[.H8]" office:value-type="string" office:string-value="phen etza seventi et" calcext:value-type="string">
            <text:p>phen etza seventi et</text:p>
          </table:table-cell>
          <table:table-cell office:value-type="string" calcext:value-type="string">
            <text:p>phen etza seventi et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F*9=87</text:p>
          </table:table-cell>
          <table:table-cell table:formula="of:=[.E9]" office:value-type="string" office:string-value="F*9=87" calcext:value-type="string">
            <text:p>F*9=87</text:p>
          </table:table-cell>
          <table:table-cell table:formula="of:=[.H9]" office:value-type="string" office:string-value="phen nainza etti seven" calcext:value-type="string">
            <text:p>phen nainza etti seven</text:p>
          </table:table-cell>
          <table:table-cell office:value-type="string" calcext:value-type="string">
            <text:p>phen nainza etti sev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F*L=96</text:p>
          </table:table-cell>
          <table:table-cell table:formula="of:=[.E10]" office:value-type="string" office:string-value="F*L=96" calcext:value-type="string">
            <text:p>F*L=96</text:p>
          </table:table-cell>
          <table:table-cell table:formula="of:=[.H10]" office:value-type="string" office:string-value="phen tenza nainti siks" calcext:value-type="string">
            <text:p>phen tenza nainti siks</text:p>
          </table:table-cell>
          <table:table-cell office:value-type="string" calcext:value-type="string">
            <text:p>phen tenza nainti sik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F*J=L5</text:p>
          </table:table-cell>
          <table:table-cell table:formula="of:=[.E11]" office:value-type="string" office:string-value="F*J=L5" calcext:value-type="string">
            <text:p>F*J=L5</text:p>
          </table:table-cell>
          <table:table-cell table:formula="of:=[.H11]" office:value-type="string" office:string-value="phen zilevenza tenti phaiv" calcext:value-type="string">
            <text:p>phen zilevenza tenti phaiv</text:p>
          </table:table-cell>
          <table:table-cell office:value-type="string" calcext:value-type="string">
            <text:p>phen zilevenza tenti phai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F*Q=J4</text:p>
          </table:table-cell>
          <table:table-cell table:formula="of:=[.E12]" office:value-type="string" office:string-value="F*Q=J4" calcext:value-type="string">
            <text:p>F*Q=J4</text:p>
          </table:table-cell>
          <table:table-cell table:formula="of:=[.H12]" office:value-type="string" office:string-value="phen kvelvza zileventi phor" calcext:value-type="string">
            <text:p>phen kvelvza zileventi phor</text:p>
          </table:table-cell>
          <table:table-cell office:value-type="string" calcext:value-type="string">
            <text:p>phen kvelvza zileven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F*W=Q3</text:p>
          </table:table-cell>
          <table:table-cell table:formula="of:=[.E13]" office:value-type="string" office:string-value="F*W=Q3" calcext:value-type="string">
            <text:p>F*W=Q3</text:p>
          </table:table-cell>
          <table:table-cell table:formula="of:=[.H13]" office:value-type="string" office:string-value="phen dblunza kvelvti Thri" calcext:value-type="string">
            <text:p>phen dblunza kvelvti Thri</text:p>
          </table:table-cell>
          <table:table-cell office:value-type="string" calcext:value-type="string">
            <text:p>phen dblunza kvelvti <text:span text:style-name="T184">Thri</text:span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237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F*X=W2</text:p>
          </table:table-cell>
          <table:table-cell table:formula="of:=[.E14]" office:value-type="string" office:string-value="F*X=W2" calcext:value-type="string">
            <text:p>F*X=W2</text:p>
          </table:table-cell>
          <table:table-cell table:formula="of:=[.H14]" office:value-type="string" office:string-value="phen Aksenza dblunti tu" calcext:value-type="string">
            <text:p>phen Aksenza dblunti tu</text:p>
          </table:table-cell>
          <table:table-cell office:value-type="string" calcext:value-type="string">
            <text:p>phen <text:span text:style-name="T184">Aksenza</text:span> dblunti tu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F*F=X1</text:p>
          </table:table-cell>
          <table:table-cell table:formula="of:=[.E15]" office:value-type="string" office:string-value="F*F=X1" calcext:value-type="string">
            <text:p>F*F=X1</text:p>
          </table:table-cell>
          <table:table-cell table:formula="of:=[.H15]" office:value-type="string" office:string-value="phen phenza Aksenti vn" calcext:value-type="string">
            <text:p>phen phenza Aksenti vn</text:p>
          </table:table-cell>
          <table:table-cell office:value-type="string" calcext:value-type="string">
            <text:p>phen phenza <text:span text:style-name="T184">Aksenti</text:span> vn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F*10=F0</text:p>
          </table:table-cell>
          <table:table-cell table:formula="of:=[.E16]" office:value-type="string" office:string-value="F*10=F0" calcext:value-type="string">
            <text:p>F*10=F0</text:p>
          </table:table-cell>
          <table:table-cell table:formula="of:=[.H16]" office:value-type="string" office:string-value="phen vntiza phenti" calcext:value-type="string">
            <text:p>phen vntiza phenti</text:p>
          </table:table-cell>
          <table:table-cell office:value-type="string" calcext:value-type="string">
            <text:p>phen vntiza phen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bangla54" svg:font-family="bangla54" style:font-pitch="variable"/>
    <style:font-face style:name="bangla58" svg:font-family="bangla58" style:font-pitch="variable"/>
    <style:font-face style:name="binary_vertical_u5c2" svg:font-family="binary_vertical_u5c2" style:font-pitch="variable"/>
    <style:font-face style:name="guz54" svg:font-family="guz54" style:font-pitch="variable"/>
    <style:font-face style:name="guz58" svg:font-family="guz58" style:font-pitch="variable"/>
    <style:font-face style:name="hin54" svg:font-family="hin54" style:font-pitch="variable"/>
    <style:font-face style:name="hin58" svg:font-family="hin58" style:font-pitch="variable"/>
    <style:font-face style:name="kannada54" svg:font-family="kannada54" style:font-pitch="variable"/>
    <style:font-face style:name="kannada58" svg:font-family="kannada58" style:font-pitch="variable"/>
    <style:font-face style:name="mlyalm54" svg:font-family="mlyalm54" style:font-pitch="variable"/>
    <style:font-face style:name="mlyalm58" svg:font-family="mlyalm58" style:font-pitch="variable"/>
    <style:font-face style:name="odia54" svg:font-family="odia54" style:font-pitch="variable"/>
    <style:font-face style:name="odia58" svg:font-family="odia58" style:font-pitch="variable"/>
    <style:font-face style:name="pnzabi54" svg:font-family="pnzabi54" style:font-pitch="variable"/>
    <style:font-face style:name="pnzabi54mukta" svg:font-family="pnzabi54mukta" style:font-pitch="variable"/>
    <style:font-face style:name="pnzabi58" svg:font-family="pnzabi58" style:font-pitch="variable"/>
    <style:font-face style:name="pnzabi58mukta" svg:font-family="pnzabi58mukta" style:font-pitch="variable"/>
    <style:font-face style:name="telugu54" svg:font-family="telugu54" style:font-pitch="variable"/>
    <style:font-face style:name="telugu54baloo" svg:font-family="telugu54baloo" style:font-pitch="variable"/>
    <style:font-face style:name="telugu58" svg:font-family="telugu58" style:font-pitch="variable"/>
    <style:font-face style:name="telugu58baloo" svg:font-family="telugu58baloo" style:font-pitch="variable"/>
    <style:font-face style:name="tmil54" svg:font-family="tmil54" style:font-pitch="variable"/>
    <style:font-face style:name="tmil54muktamalar" svg:font-family="tmil54muktamalar" style:font-pitch="variable"/>
    <style:font-face style:name="tmil58" svg:font-family="tmil58" style:font-pitch="variable"/>
    <style:font-face style:name="tmil58muktamalar" svg:font-family="tmil58muktamalar" style:font-pitch="variable"/>
    <style:font-face style:name="Liberation Sans" svg:font-family="'Liberation Sans'" style:font-family-generic="swiss" style:font-pitch="variable"/>
    <style:font-face style:name="hin54notosans" svg:font-family="hin54notosans" style:font-family-generic="swiss" style:font-pitch="variable"/>
    <style:font-face style:name="hin58notosans" svg:font-family="hin58notosans" style:font-family-generic="swiss" style:font-pitch="variable"/>
    <style:font-face style:name="kannada54notosans" svg:font-family="kannada54notosans" style:font-family-generic="swiss" style:font-pitch="variable"/>
    <style:font-face style:name="kannada58notosans" svg:font-family="kannada58notosans" style:font-family-generic="swiss" style:font-pitch="variable"/>
    <style:font-face style:name="mlyalm54notosans" svg:font-family="mlyalm54notosans" style:font-family-generic="swiss" style:font-pitch="variable"/>
    <style:font-face style:name="mlyalm58notosans" svg:font-family="mlyalm58notosans" style:font-family-generic="swiss" style:font-pitch="variable"/>
    <style:font-face style:name="tmil54notosans" svg:font-family="tmil54notosans" style:font-family-generic="swiss" style:font-pitch="variable"/>
    <style:font-face style:name="tmil58notosans" svg:font-family="tmil58notosans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6">00/00/0000</text:date>, <text:time style:data-style-name="N2" text:time-value="02:05:18.7674959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7T15:08:03.113356937</meta:creation-date>
    <dc:date>2023-02-06T02:06:03.860586440</dc:date>
    <meta:editing-duration>P3DT8H44M8S</meta:editing-duration>
    <meta:editing-cycles>214</meta:editing-cycles>
    <meta:generator>LibreOffice/6.4.7.2$Linux_X86_64 LibreOffice_project/40$Build-2</meta:generator>
    <meta:document-statistic meta:table-count="16" meta:cell-count="1963" meta:object-count="0"/>
  </office:meta>
</office:document-meta>
</file>